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86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/>
          <table:table-cell office:value-type="string">
            <text:p>best</text:p>
          </table:table-cell>
          <table:table-cell office:value-type="string">
            <text:p>numero_bins_iniziali</text:p>
          </table:table-cell>
          <table:table-cell office:value-type="string">
            <text:p>min_mosse</text:p>
          </table:table-cell>
          <table:table-cell office:value-type="string">
            <text:p>max_mosse</text:p>
          </table:table-cell>
          <table:table-cell office:value-type="string">
            <text:p>media_mosse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../istanze/CL_10_24_02.TXT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formula="of:=[.C2]/[.B2]" office:value-type="float" office:value="1.33333333333333">
            <text:p>1,3333333333</text:p>
          </table:table-cell>
          <table:table-cell table:formula="of:=[.G2]/[.F2]" office:value-type="float" office:value="2">
            <text:p>2</text:p>
          </table:table-cell>
          <table:table-cell table:formula="of:=ABS([.H2]-[.I2])" office:value-type="float" office:value="0.666666666666667">
            <text:p>0,6666666667</text:p>
          </table:table-cell>
        </table:table-row>
        <table:table-row table:style-name="ro1">
          <table:table-cell office:value-type="string">
            <text:p>../istanze/CL_10_24_04.TXT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formula="of:=[.C3]/[.B3]" office:value-type="float" office:value="1.33333333333333">
            <text:p>1,3333333333</text:p>
          </table:table-cell>
          <table:table-cell table:formula="of:=[.G3]/[.F3]" office:value-type="float" office:value="2">
            <text:p>2</text:p>
          </table:table-cell>
          <table:table-cell table:formula="of:=ABS([.H3]-[.I3])" office:value-type="float" office:value="0.666666666666667">
            <text:p>0,6666666667</text:p>
          </table:table-cell>
        </table:table-row>
        <table:table-row table:style-name="ro1">
          <table:table-cell office:value-type="string">
            <text:p>../istanze/CL_10_24_06.TXT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formula="of:=[.C4]/[.B4]" office:value-type="float" office:value="1.33333333333333">
            <text:p>1,3333333333</text:p>
          </table:table-cell>
          <table:table-cell table:formula="of:=[.G4]/[.F4]" office:value-type="float" office:value="2">
            <text:p>2</text:p>
          </table:table-cell>
          <table:table-cell table:formula="of:=ABS([.H4]-[.I4])" office:value-type="float" office:value="0.666666666666667">
            <text:p>0,6666666667</text:p>
          </table:table-cell>
        </table:table-row>
        <table:table-row table:style-name="ro1">
          <table:table-cell office:value-type="string">
            <text:p>../istanze/CL_10_24_10.TXT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formula="of:=[.C5]/[.B5]" office:value-type="float" office:value="1.33333333333333">
            <text:p>1,3333333333</text:p>
          </table:table-cell>
          <table:table-cell table:formula="of:=[.G5]/[.F5]" office:value-type="float" office:value="2">
            <text:p>2</text:p>
          </table:table-cell>
          <table:table-cell table:formula="of:=ABS([.H5]-[.I5])" office:value-type="float" office:value="0.666666666666667">
            <text:p>0,6666666667</text:p>
          </table:table-cell>
        </table:table-row>
        <table:table-row table:style-name="ro1">
          <table:table-cell office:value-type="string">
            <text:p>../istanze/CL_10_24_08.TXT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[.C6]/[.B6]" office:value-type="float" office:value="1.33333333333333">
            <text:p>1,3333333333</text:p>
          </table:table-cell>
          <table:table-cell table:formula="of:=[.G6]/[.F6]" office:value-type="float" office:value="2.18181818181818">
            <text:p>2,1818181818</text:p>
          </table:table-cell>
          <table:table-cell table:formula="of:=ABS([.H6]-[.I6])" office:value-type="float" office:value="0.848484848484848">
            <text:p>0,8484848485</text:p>
          </table:table-cell>
        </table:table-row>
        <table:table-row table:style-name="ro1">
          <table:table-cell office:value-type="string">
            <text:p>../istanze/CL_10_24_03.TXT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[.C7]/[.B7]" office:value-type="float" office:value="1.33333333333333">
            <text:p>1,3333333333</text:p>
          </table:table-cell>
          <table:table-cell table:formula="of:=[.G7]/[.F7]" office:value-type="float" office:value="2.66666666666667">
            <text:p>2,6666666667</text:p>
          </table:table-cell>
          <table:table-cell table:formula="of:=ABS([.H7]-[.I7])" office:value-type="float" office:value="1.33333333333333">
            <text:p>1,3333333333</text:p>
          </table:table-cell>
        </table:table-row>
        <table:table-row table:style-name="ro1">
          <table:table-cell office:value-type="string">
            <text:p>../istanze/CL_10_24_05.TXT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[.C8]/[.B8]" office:value-type="float" office:value="1.33333333333333">
            <text:p>1,3333333333</text:p>
          </table:table-cell>
          <table:table-cell table:formula="of:=[.G8]/[.F8]" office:value-type="float" office:value="3">
            <text:p>3</text:p>
          </table:table-cell>
          <table:table-cell table:formula="of:=ABS([.H8]-[.I8])" office:value-type="float" office:value="1.66666666666667">
            <text:p>1,6666666667</text:p>
          </table:table-cell>
        </table:table-row>
        <table:table-row table:style-name="ro1">
          <table:table-cell office:value-type="string">
            <text:p>../istanze/CL_10_24_07.TXT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[.C9]/[.B9]" office:value-type="float" office:value="1.33333333333333">
            <text:p>1,3333333333</text:p>
          </table:table-cell>
          <table:table-cell table:formula="of:=[.G9]/[.F9]" office:value-type="float" office:value="3">
            <text:p>3</text:p>
          </table:table-cell>
          <table:table-cell table:formula="of:=ABS([.H9]-[.I9])" office:value-type="float" office:value="1.66666666666667">
            <text:p>1,6666666667</text:p>
          </table:table-cell>
        </table:table-row>
        <table:table-row table:style-name="ro1">
          <table:table-cell office:value-type="string">
            <text:p>../istanze/CL_10_24_09.TXT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[.C10]/[.B10]" office:value-type="float" office:value="1.33333333333333">
            <text:p>1,3333333333</text:p>
          </table:table-cell>
          <table:table-cell table:formula="of:=[.G10]/[.F10]" office:value-type="float" office:value="3">
            <text:p>3</text:p>
          </table:table-cell>
          <table:table-cell table:formula="of:=ABS([.H10]-[.I10])" office:value-type="float" office:value="1.66666666666667">
            <text:p>1,6666666667</text:p>
          </table:table-cell>
        </table:table-row>
        <table:table-row table:style-name="ro1">
          <table:table-cell office:value-type="string">
            <text:p>../istanze/CL_10_24_01.TXT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formula="of:=[.C11]/[.B11]" office:value-type="float" office:value="1.33333333333333">
            <text:p>1,3333333333</text:p>
          </table:table-cell>
          <table:table-cell table:formula="of:=[.G11]/[.F11]" office:value-type="float" office:value="4">
            <text:p>4</text:p>
          </table:table-cell>
          <table:table-cell table:formula="of:=ABS([.H11]-[.I11])" office:value-type="float" office:value="2.66666666666667">
            <text:p>2,6666666667</text:p>
          </table:table-cell>
        </table:table-row>
        <table:table-row table:style-name="ro1">
          <table:table-cell office:value-type="string">
            <text:p>../istanze/CL_03_25_03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[.C12]/[.B12]" office:value-type="float" office:value="1.78571428571429">
            <text:p>1,7857142857</text:p>
          </table:table-cell>
          <table:table-cell table:formula="of:=[.G12]/[.F12]" office:value-type="float" office:value="1.78571428571429">
            <text:p>1,7857142857</text:p>
          </table:table-cell>
          <table:table-cell table:formula="of:=ABS([.H12]-[.I12])" office:value-type="float" office:value="0">
            <text:p>0</text:p>
          </table:table-cell>
        </table:table-row>
        <table:table-row table:style-name="ro1">
          <table:table-cell office:value-type="string">
            <text:p>../istanze/CL_09_25_03.TX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[.C13]/[.B13]" office:value-type="float" office:value="1.71428571428571">
            <text:p>1,7142857143</text:p>
          </table:table-cell>
          <table:table-cell table:formula="of:=[.G13]/[.F13]" office:value-type="float" office:value="1.66666666666667">
            <text:p>1,6666666667</text:p>
          </table:table-cell>
          <table:table-cell table:formula="of:=ABS([.H13]-[.I13])" office:value-type="float" office:value="0.0476190476190475">
            <text:p>0,0476190476</text:p>
          </table:table-cell>
        </table:table-row>
        <table:table-row table:style-name="ro1">
          <table:table-cell office:value-type="string">
            <text:p>../istanze/CL_09_25_04.TX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[.C14]/[.B14]" office:value-type="float" office:value="1.71428571428571">
            <text:p>1,7142857143</text:p>
          </table:table-cell>
          <table:table-cell table:formula="of:=[.G14]/[.F14]" office:value-type="float" office:value="1.66666666666667">
            <text:p>1,6666666667</text:p>
          </table:table-cell>
          <table:table-cell table:formula="of:=ABS([.H14]-[.I14])" office:value-type="float" office:value="0.0476190476190475">
            <text:p>0,0476190476</text:p>
          </table:table-cell>
        </table:table-row>
        <table:table-row table:style-name="ro1">
          <table:table-cell office:value-type="string">
            <text:p>../istanze/CL_01_25_09.TX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[.C15]/[.B15]" office:value-type="float" office:value="1.71428571428571">
            <text:p>1,7142857143</text:p>
          </table:table-cell>
          <table:table-cell table:formula="of:=[.G15]/[.F15]" office:value-type="float" office:value="1.78571428571429">
            <text:p>1,7857142857</text:p>
          </table:table-cell>
          <table:table-cell table:formula="of:=ABS([.H15]-[.I15])" office:value-type="float" office:value="0.0714285714285716">
            <text:p>0,0714285714</text:p>
          </table:table-cell>
        </table:table-row>
        <table:table-row table:style-name="ro1">
          <table:table-cell office:value-type="string">
            <text:p>../istanze/CL_09_25_01.TX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[.C16]/[.B16]" office:value-type="float" office:value="1.71428571428571">
            <text:p>1,7142857143</text:p>
          </table:table-cell>
          <table:table-cell table:formula="of:=[.G16]/[.F16]" office:value-type="float" office:value="1.78571428571429">
            <text:p>1,7857142857</text:p>
          </table:table-cell>
          <table:table-cell table:formula="of:=ABS([.H16]-[.I16])" office:value-type="float" office:value="0.0714285714285716">
            <text:p>0,0714285714</text:p>
          </table:table-cell>
        </table:table-row>
        <table:table-row table:style-name="ro1">
          <table:table-cell office:value-type="string">
            <text:p>../istanze/CL_09_25_02.TX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[.C17]/[.B17]" office:value-type="float" office:value="1.71428571428571">
            <text:p>1,7142857143</text:p>
          </table:table-cell>
          <table:table-cell table:formula="of:=[.G17]/[.F17]" office:value-type="float" office:value="1.78571428571429">
            <text:p>1,7857142857</text:p>
          </table:table-cell>
          <table:table-cell table:formula="of:=ABS([.H17]-[.I17])" office:value-type="float" office:value="0.0714285714285716">
            <text:p>0,0714285714</text:p>
          </table:table-cell>
        </table:table-row>
        <table:table-row table:style-name="ro1">
          <table:table-cell office:value-type="string">
            <text:p>../istanze/CL_09_25_05.TX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[.C18]/[.B18]" office:value-type="float" office:value="1.71428571428571">
            <text:p>1,7142857143</text:p>
          </table:table-cell>
          <table:table-cell table:formula="of:=[.G18]/[.F18]" office:value-type="float" office:value="1.78571428571429">
            <text:p>1,7857142857</text:p>
          </table:table-cell>
          <table:table-cell table:formula="of:=ABS([.H18]-[.I18])" office:value-type="float" office:value="0.0714285714285716">
            <text:p>0,0714285714</text:p>
          </table:table-cell>
        </table:table-row>
        <table:table-row table:style-name="ro1">
          <table:table-cell office:value-type="string">
            <text:p>../istanze/CL_09_25_06.TX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[.C19]/[.B19]" office:value-type="float" office:value="1.71428571428571">
            <text:p>1,7142857143</text:p>
          </table:table-cell>
          <table:table-cell table:formula="of:=[.G19]/[.F19]" office:value-type="float" office:value="1.78571428571429">
            <text:p>1,7857142857</text:p>
          </table:table-cell>
          <table:table-cell table:formula="of:=ABS([.H19]-[.I19])" office:value-type="float" office:value="0.0714285714285716">
            <text:p>0,0714285714</text:p>
          </table:table-cell>
        </table:table-row>
        <table:table-row table:style-name="ro1">
          <table:table-cell office:value-type="string">
            <text:p>../istanze/CL_09_25_07.TX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[.C20]/[.B20]" office:value-type="float" office:value="1.71428571428571">
            <text:p>1,7142857143</text:p>
          </table:table-cell>
          <table:table-cell table:formula="of:=[.G20]/[.F20]" office:value-type="float" office:value="1.78571428571429">
            <text:p>1,7857142857</text:p>
          </table:table-cell>
          <table:table-cell table:formula="of:=ABS([.H20]-[.I20])" office:value-type="float" office:value="0.0714285714285716">
            <text:p>0,0714285714</text:p>
          </table:table-cell>
        </table:table-row>
        <table:table-row table:style-name="ro1">
          <table:table-cell office:value-type="string">
            <text:p>../istanze/CL_01_25_01.TXT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[.C21]/[.B21]" office:value-type="float" office:value="2">
            <text:p>2</text:p>
          </table:table-cell>
          <table:table-cell table:formula="of:=[.G21]/[.F21]" office:value-type="float" office:value="1.92307692307692">
            <text:p>1,9230769231</text:p>
          </table:table-cell>
          <table:table-cell table:formula="of:=ABS([.H21]-[.I21])" office:value-type="float" office:value="0.0769230769230769">
            <text:p>0,0769230769</text:p>
          </table:table-cell>
        </table:table-row>
        <table:table-row table:style-name="ro1">
          <table:table-cell office:value-type="string">
            <text:p>../istanze/CL_03_25_04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[.C22]/[.B22]" office:value-type="float" office:value="1.78571428571429">
            <text:p>1,7857142857</text:p>
          </table:table-cell>
          <table:table-cell table:formula="of:=[.G22]/[.F22]" office:value-type="float" office:value="1.92307692307692">
            <text:p>1,9230769231</text:p>
          </table:table-cell>
          <table:table-cell table:formula="of:=ABS([.H22]-[.I22])" office:value-type="float" office:value="0.137362637362637">
            <text:p>0,1373626374</text:p>
          </table:table-cell>
        </table:table-row>
        <table:table-row table:style-name="ro1">
          <table:table-cell office:value-type="string">
            <text:p>../istanze/CL_03_25_05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formula="of:=[.C23]/[.B23]" office:value-type="float" office:value="1.92307692307692">
            <text:p>1,9230769231</text:p>
          </table:table-cell>
          <table:table-cell table:formula="of:=[.G23]/[.F23]" office:value-type="float" office:value="2.08333333333333">
            <text:p>2,0833333333</text:p>
          </table:table-cell>
          <table:table-cell table:formula="of:=ABS([.H23]-[.I23])" office:value-type="float" office:value="0.16025641025641">
            <text:p>0,1602564103</text:p>
          </table:table-cell>
        </table:table-row>
        <table:table-row table:style-name="ro1">
          <table:table-cell office:value-type="string">
            <text:p>../istanze/CL_01_25_02.TX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[.C24]/[.B24]" office:value-type="float" office:value="1.71428571428571">
            <text:p>1,7142857143</text:p>
          </table:table-cell>
          <table:table-cell table:formula="of:=[.G24]/[.F24]" office:value-type="float" office:value="1.92307692307692">
            <text:p>1,9230769231</text:p>
          </table:table-cell>
          <table:table-cell table:formula="of:=ABS([.H24]-[.I24])" office:value-type="float" office:value="0.208791208791209">
            <text:p>0,2087912088</text:p>
          </table:table-cell>
        </table:table-row>
        <table:table-row table:style-name="ro1">
          <table:table-cell office:value-type="string">
            <text:p>../istanze/CL_01_25_03.TX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[.C25]/[.B25]" office:value-type="float" office:value="1.71428571428571">
            <text:p>1,7142857143</text:p>
          </table:table-cell>
          <table:table-cell table:formula="of:=[.G25]/[.F25]" office:value-type="float" office:value="1.92307692307692">
            <text:p>1,9230769231</text:p>
          </table:table-cell>
          <table:table-cell table:formula="of:=ABS([.H25]-[.I25])" office:value-type="float" office:value="0.208791208791209">
            <text:p>0,2087912088</text:p>
          </table:table-cell>
        </table:table-row>
        <table:table-row table:style-name="ro1">
          <table:table-cell office:value-type="string">
            <text:p>../istanze/CL_01_25_04.TX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[.C26]/[.B26]" office:value-type="float" office:value="1.71428571428571">
            <text:p>1,7142857143</text:p>
          </table:table-cell>
          <table:table-cell table:formula="of:=[.G26]/[.F26]" office:value-type="float" office:value="1.92307692307692">
            <text:p>1,9230769231</text:p>
          </table:table-cell>
          <table:table-cell table:formula="of:=ABS([.H26]-[.I26])" office:value-type="float" office:value="0.208791208791209">
            <text:p>0,2087912088</text:p>
          </table:table-cell>
        </table:table-row>
        <table:table-row table:style-name="ro1">
          <table:table-cell office:value-type="string">
            <text:p>../istanze/CL_01_25_05.TX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[.C27]/[.B27]" office:value-type="float" office:value="1.71428571428571">
            <text:p>1,7142857143</text:p>
          </table:table-cell>
          <table:table-cell table:formula="of:=[.G27]/[.F27]" office:value-type="float" office:value="1.92307692307692">
            <text:p>1,9230769231</text:p>
          </table:table-cell>
          <table:table-cell table:formula="of:=ABS([.H27]-[.I27])" office:value-type="float" office:value="0.208791208791209">
            <text:p>0,2087912088</text:p>
          </table:table-cell>
        </table:table-row>
        <table:table-row table:style-name="ro1">
          <table:table-cell office:value-type="string">
            <text:p>../istanze/CL_01_25_07.TX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[.C28]/[.B28]" office:value-type="float" office:value="1.71428571428571">
            <text:p>1,7142857143</text:p>
          </table:table-cell>
          <table:table-cell table:formula="of:=[.G28]/[.F28]" office:value-type="float" office:value="1.92307692307692">
            <text:p>1,9230769231</text:p>
          </table:table-cell>
          <table:table-cell table:formula="of:=ABS([.H28]-[.I28])" office:value-type="float" office:value="0.208791208791209">
            <text:p>0,2087912088</text:p>
          </table:table-cell>
        </table:table-row>
        <table:table-row table:style-name="ro1">
          <table:table-cell office:value-type="string">
            <text:p>../istanze/CL_01_25_08.TX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[.C29]/[.B29]" office:value-type="float" office:value="1.71428571428571">
            <text:p>1,7142857143</text:p>
          </table:table-cell>
          <table:table-cell table:formula="of:=[.G29]/[.F29]" office:value-type="float" office:value="1.92307692307692">
            <text:p>1,9230769231</text:p>
          </table:table-cell>
          <table:table-cell table:formula="of:=ABS([.H29]-[.I29])" office:value-type="float" office:value="0.208791208791209">
            <text:p>0,2087912088</text:p>
          </table:table-cell>
        </table:table-row>
        <table:table-row table:style-name="ro1">
          <table:table-cell office:value-type="string">
            <text:p>../istanze/CL_01_25_10.TX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[.C30]/[.B30]" office:value-type="float" office:value="1.71428571428571">
            <text:p>1,7142857143</text:p>
          </table:table-cell>
          <table:table-cell table:formula="of:=[.G30]/[.F30]" office:value-type="float" office:value="1.92307692307692">
            <text:p>1,9230769231</text:p>
          </table:table-cell>
          <table:table-cell table:formula="of:=ABS([.H30]-[.I30])" office:value-type="float" office:value="0.208791208791209">
            <text:p>0,2087912088</text:p>
          </table:table-cell>
        </table:table-row>
        <table:table-row table:style-name="ro1">
          <table:table-cell office:value-type="string">
            <text:p>../istanze/CL_03_25_01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[.C31]/[.B31]" office:value-type="float" office:value="1.92307692307692">
            <text:p>1,9230769231</text:p>
          </table:table-cell>
          <table:table-cell table:formula="of:=[.G31]/[.F31]" office:value-type="float" office:value="1.66666666666667">
            <text:p>1,6666666667</text:p>
          </table:table-cell>
          <table:table-cell table:formula="of:=ABS([.H31]-[.I31])" office:value-type="float" office:value="0.256410256410256">
            <text:p>0,2564102564</text:p>
          </table:table-cell>
        </table:table-row>
        <table:table-row table:style-name="ro1">
          <table:table-cell office:value-type="string">
            <text:p>../istanze/CL_03_25_02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formula="of:=[.C32]/[.B32]" office:value-type="float" office:value="1.78571428571429">
            <text:p>1,7857142857</text:p>
          </table:table-cell>
          <table:table-cell table:formula="of:=[.G32]/[.F32]" office:value-type="float" office:value="2.08333333333333">
            <text:p>2,0833333333</text:p>
          </table:table-cell>
          <table:table-cell table:formula="of:=ABS([.H32]-[.I32])" office:value-type="float" office:value="0.297619047619048">
            <text:p>0,2976190476</text:p>
          </table:table-cell>
        </table:table-row>
        <table:table-row table:style-name="ro1">
          <table:table-cell office:value-type="string">
            <text:p>../istanze/CL_06_25_10.TXT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[.C33]/[.B33]" office:value-type="float" office:value="2.27272727272727">
            <text:p>2,2727272727</text:p>
          </table:table-cell>
          <table:table-cell table:formula="of:=[.G33]/[.F33]" office:value-type="float" office:value="1.92307692307692">
            <text:p>1,9230769231</text:p>
          </table:table-cell>
          <table:table-cell table:formula="of:=ABS([.H33]-[.I33])" office:value-type="float" office:value="0.34965034965035">
            <text:p>0,3496503497</text:p>
          </table:table-cell>
        </table:table-row>
        <table:table-row table:style-name="ro1">
          <table:table-cell office:value-type="string">
            <text:p>../istanze/CL_01_25_06.TX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formula="of:=[.C34]/[.B34]" office:value-type="float" office:value="1.71428571428571">
            <text:p>1,7142857143</text:p>
          </table:table-cell>
          <table:table-cell table:formula="of:=[.G34]/[.F34]" office:value-type="float" office:value="2.08333333333333">
            <text:p>2,0833333333</text:p>
          </table:table-cell>
          <table:table-cell table:formula="of:=ABS([.H34]-[.I34])" office:value-type="float" office:value="0.369047619047619">
            <text:p>0,369047619</text:p>
          </table:table-cell>
        </table:table-row>
        <table:table-row table:style-name="ro1">
          <table:table-cell office:value-type="string">
            <text:p>../istanze/CL_04_25_01.TX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formula="of:=[.C35]/[.B35]" office:value-type="float" office:value="1.66666666666667">
            <text:p>1,6666666667</text:p>
          </table:table-cell>
          <table:table-cell table:formula="of:=[.G35]/[.F35]" office:value-type="float" office:value="2.08333333333333">
            <text:p>2,0833333333</text:p>
          </table:table-cell>
          <table:table-cell table:formula="of:=ABS([.H35]-[.I35])" office:value-type="float" office:value="0.416666666666667">
            <text:p>0,4166666667</text:p>
          </table:table-cell>
        </table:table-row>
        <table:table-row table:style-name="ro1">
          <table:table-cell office:value-type="string">
            <text:p>../istanze/CL_03_25_06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[.C36]/[.B36]" office:value-type="float" office:value="1.78571428571429">
            <text:p>1,7857142857</text:p>
          </table:table-cell>
          <table:table-cell table:formula="of:=[.G36]/[.F36]" office:value-type="float" office:value="2.27272727272727">
            <text:p>2,2727272727</text:p>
          </table:table-cell>
          <table:table-cell table:formula="of:=ABS([.H36]-[.I36])" office:value-type="float" office:value="0.487012987012987">
            <text:p>0,487012987</text:p>
          </table:table-cell>
        </table:table-row>
        <table:table-row table:style-name="ro1">
          <table:table-cell office:value-type="string">
            <text:p>../istanze/CL_03_25_07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[.C37]/[.B37]" office:value-type="float" office:value="1.78571428571429">
            <text:p>1,7857142857</text:p>
          </table:table-cell>
          <table:table-cell table:formula="of:=[.G37]/[.F37]" office:value-type="float" office:value="2.27272727272727">
            <text:p>2,2727272727</text:p>
          </table:table-cell>
          <table:table-cell table:formula="of:=ABS([.H37]-[.I37])" office:value-type="float" office:value="0.487012987012987">
            <text:p>0,487012987</text:p>
          </table:table-cell>
        </table:table-row>
        <table:table-row table:style-name="ro1">
          <table:table-cell office:value-type="string">
            <text:p>../istanze/CL_06_25_08.TXT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[.C38]/[.B38]" office:value-type="float" office:value="2.5">
            <text:p>2,5</text:p>
          </table:table-cell>
          <table:table-cell table:formula="of:=[.G38]/[.F38]" office:value-type="float" office:value="1.92307692307692">
            <text:p>1,9230769231</text:p>
          </table:table-cell>
          <table:table-cell table:formula="of:=ABS([.H38]-[.I38])" office:value-type="float" office:value="0.576923076923077">
            <text:p>0,5769230769</text:p>
          </table:table-cell>
        </table:table-row>
        <table:table-row table:style-name="ro1">
          <table:table-cell office:value-type="string">
            <text:p>../istanze/CL_08_25_10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[.C39]/[.B39]" office:value-type="float" office:value="1.92307692307692">
            <text:p>1,9230769231</text:p>
          </table:table-cell>
          <table:table-cell table:formula="of:=[.G39]/[.F39]" office:value-type="float" office:value="2.5">
            <text:p>2,5</text:p>
          </table:table-cell>
          <table:table-cell table:formula="of:=ABS([.H39]-[.I39])" office:value-type="float" office:value="0.576923076923077">
            <text:p>0,5769230769</text:p>
          </table:table-cell>
        </table:table-row>
        <table:table-row table:style-name="ro1">
          <table:table-cell office:value-type="string">
            <text:p>../istanze/CL_04_25_02.TX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[.C40]/[.B40]" office:value-type="float" office:value="1.66666666666667">
            <text:p>1,6666666667</text:p>
          </table:table-cell>
          <table:table-cell table:formula="of:=[.G40]/[.F40]" office:value-type="float" office:value="2.27272727272727">
            <text:p>2,2727272727</text:p>
          </table:table-cell>
          <table:table-cell table:formula="of:=ABS([.H40]-[.I40])" office:value-type="float" office:value="0.606060606060606">
            <text:p>0,6060606061</text:p>
          </table:table-cell>
        </table:table-row>
        <table:table-row table:style-name="ro1">
          <table:table-cell office:value-type="string">
            <text:p>../istanze/CL_04_25_04.TX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[.C41]/[.B41]" office:value-type="float" office:value="1.66666666666667">
            <text:p>1,6666666667</text:p>
          </table:table-cell>
          <table:table-cell table:formula="of:=[.G41]/[.F41]" office:value-type="float" office:value="2.27272727272727">
            <text:p>2,2727272727</text:p>
          </table:table-cell>
          <table:table-cell table:formula="of:=ABS([.H41]-[.I41])" office:value-type="float" office:value="0.606060606060606">
            <text:p>0,6060606061</text:p>
          </table:table-cell>
        </table:table-row>
        <table:table-row table:style-name="ro1">
          <table:table-cell office:value-type="string">
            <text:p>../istanze/CL_04_25_05.TX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[.C42]/[.B42]" office:value-type="float" office:value="1.66666666666667">
            <text:p>1,6666666667</text:p>
          </table:table-cell>
          <table:table-cell table:formula="of:=[.G42]/[.F42]" office:value-type="float" office:value="2.27272727272727">
            <text:p>2,2727272727</text:p>
          </table:table-cell>
          <table:table-cell table:formula="of:=ABS([.H42]-[.I42])" office:value-type="float" office:value="0.606060606060606">
            <text:p>0,6060606061</text:p>
          </table:table-cell>
        </table:table-row>
        <table:table-row table:style-name="ro1">
          <table:table-cell office:value-type="string">
            <text:p>../istanze/CL_04_25_06.TX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[.C43]/[.B43]" office:value-type="float" office:value="1.66666666666667">
            <text:p>1,6666666667</text:p>
          </table:table-cell>
          <table:table-cell table:formula="of:=[.G43]/[.F43]" office:value-type="float" office:value="2.27272727272727">
            <text:p>2,2727272727</text:p>
          </table:table-cell>
          <table:table-cell table:formula="of:=ABS([.H43]-[.I43])" office:value-type="float" office:value="0.606060606060606">
            <text:p>0,6060606061</text:p>
          </table:table-cell>
        </table:table-row>
        <table:table-row table:style-name="ro1">
          <table:table-cell office:value-type="string">
            <text:p>../istanze/CL_02_25_04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[.C44]/[.B44]" office:value-type="float" office:value="1.78571428571429">
            <text:p>1,7857142857</text:p>
          </table:table-cell>
          <table:table-cell table:formula="of:=[.G44]/[.F44]" office:value-type="float" office:value="2.5">
            <text:p>2,5</text:p>
          </table:table-cell>
          <table:table-cell table:formula="of:=ABS([.H44]-[.I44])" office:value-type="float" office:value="0.714285714285714">
            <text:p>0,7142857143</text:p>
          </table:table-cell>
        </table:table-row>
        <table:table-row table:style-name="ro1">
          <table:table-cell office:value-type="string">
            <text:p>../istanze/CL_06_25_02.TXT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[.C45]/[.B45]" office:value-type="float" office:value="2.5">
            <text:p>2,5</text:p>
          </table:table-cell>
          <table:table-cell table:formula="of:=[.G45]/[.F45]" office:value-type="float" office:value="1.78571428571429">
            <text:p>1,7857142857</text:p>
          </table:table-cell>
          <table:table-cell table:formula="of:=ABS([.H45]-[.I45])" office:value-type="float" office:value="0.714285714285714">
            <text:p>0,7142857143</text:p>
          </table:table-cell>
        </table:table-row>
        <table:table-row table:style-name="ro1">
          <table:table-cell office:value-type="string">
            <text:p>../istanze/CL_06_25_04.TXT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[.C46]/[.B46]" office:value-type="float" office:value="2.5">
            <text:p>2,5</text:p>
          </table:table-cell>
          <table:table-cell table:formula="of:=[.G46]/[.F46]" office:value-type="float" office:value="1.78571428571429">
            <text:p>1,7857142857</text:p>
          </table:table-cell>
          <table:table-cell table:formula="of:=ABS([.H46]-[.I46])" office:value-type="float" office:value="0.714285714285714">
            <text:p>0,7142857143</text:p>
          </table:table-cell>
        </table:table-row>
        <table:table-row table:style-name="ro1">
          <table:table-cell office:value-type="string">
            <text:p>../istanze/CL_06_25_06.TXT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[.C47]/[.B47]" office:value-type="float" office:value="2.5">
            <text:p>2,5</text:p>
          </table:table-cell>
          <table:table-cell table:formula="of:=[.G47]/[.F47]" office:value-type="float" office:value="1.78571428571429">
            <text:p>1,7857142857</text:p>
          </table:table-cell>
          <table:table-cell table:formula="of:=ABS([.H47]-[.I47])" office:value-type="float" office:value="0.714285714285714">
            <text:p>0,7142857143</text:p>
          </table:table-cell>
        </table:table-row>
        <table:table-row table:style-name="ro1">
          <table:table-cell office:value-type="string">
            <text:p>../istanze/CL_06_25_09.TXT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[.C48]/[.B48]" office:value-type="float" office:value="2.5">
            <text:p>2,5</text:p>
          </table:table-cell>
          <table:table-cell table:formula="of:=[.G48]/[.F48]" office:value-type="float" office:value="1.78571428571429">
            <text:p>1,7857142857</text:p>
          </table:table-cell>
          <table:table-cell table:formula="of:=ABS([.H48]-[.I48])" office:value-type="float" office:value="0.714285714285714">
            <text:p>0,7142857143</text:p>
          </table:table-cell>
        </table:table-row>
        <table:table-row table:style-name="ro1">
          <table:table-cell office:value-type="string">
            <text:p>../istanze/CL_03_25_09.TXT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[.C49]/[.B49]" office:value-type="float" office:value="1.66666666666667">
            <text:p>1,6666666667</text:p>
          </table:table-cell>
          <table:table-cell table:formula="of:=[.G49]/[.F49]" office:value-type="float" office:value="2.5">
            <text:p>2,5</text:p>
          </table:table-cell>
          <table:table-cell table:formula="of:=ABS([.H49]-[.I49])" office:value-type="float" office:value="0.833333333333333">
            <text:p>0,8333333333</text:p>
          </table:table-cell>
        </table:table-row>
        <table:table-row table:style-name="ro1">
          <table:table-cell office:value-type="string">
            <text:p>../istanze/CL_04_25_03.TX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[.C50]/[.B50]" office:value-type="float" office:value="1.66666666666667">
            <text:p>1,6666666667</text:p>
          </table:table-cell>
          <table:table-cell table:formula="of:=[.G50]/[.F50]" office:value-type="float" office:value="2.5">
            <text:p>2,5</text:p>
          </table:table-cell>
          <table:table-cell table:formula="of:=ABS([.H50]-[.I50])" office:value-type="float" office:value="0.833333333333333">
            <text:p>0,8333333333</text:p>
          </table:table-cell>
        </table:table-row>
        <table:table-row table:style-name="ro1">
          <table:table-cell office:value-type="string">
            <text:p>../istanze/CL_04_25_07.TX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[.C51]/[.B51]" office:value-type="float" office:value="1.66666666666667">
            <text:p>1,6666666667</text:p>
          </table:table-cell>
          <table:table-cell table:formula="of:=[.G51]/[.F51]" office:value-type="float" office:value="2.5">
            <text:p>2,5</text:p>
          </table:table-cell>
          <table:table-cell table:formula="of:=ABS([.H51]-[.I51])" office:value-type="float" office:value="0.833333333333333">
            <text:p>0,8333333333</text:p>
          </table:table-cell>
        </table:table-row>
        <table:table-row table:style-name="ro1">
          <table:table-cell office:value-type="string">
            <text:p>../istanze/CL_06_25_03.TXT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[.C52]/[.B52]" office:value-type="float" office:value="2.5">
            <text:p>2,5</text:p>
          </table:table-cell>
          <table:table-cell table:formula="of:=[.G52]/[.F52]" office:value-type="float" office:value="1.66666666666667">
            <text:p>1,6666666667</text:p>
          </table:table-cell>
          <table:table-cell table:formula="of:=ABS([.H52]-[.I52])" office:value-type="float" office:value="0.833333333333333">
            <text:p>0,8333333333</text:p>
          </table:table-cell>
        </table:table-row>
        <table:table-row table:style-name="ro1">
          <table:table-cell office:value-type="string">
            <text:p>../istanze/CL_06_25_05.TXT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[.C53]/[.B53]" office:value-type="float" office:value="2.5">
            <text:p>2,5</text:p>
          </table:table-cell>
          <table:table-cell table:formula="of:=[.G53]/[.F53]" office:value-type="float" office:value="1.66666666666667">
            <text:p>1,6666666667</text:p>
          </table:table-cell>
          <table:table-cell table:formula="of:=ABS([.H53]-[.I53])" office:value-type="float" office:value="0.833333333333333">
            <text:p>0,8333333333</text:p>
          </table:table-cell>
        </table:table-row>
        <table:table-row table:style-name="ro1">
          <table:table-cell office:value-type="string">
            <text:p>../istanze/CL_06_25_07.TXT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[.C54]/[.B54]" office:value-type="float" office:value="2.5">
            <text:p>2,5</text:p>
          </table:table-cell>
          <table:table-cell table:formula="of:=[.G54]/[.F54]" office:value-type="float" office:value="1.66666666666667">
            <text:p>1,6666666667</text:p>
          </table:table-cell>
          <table:table-cell table:formula="of:=ABS([.H54]-[.I54])" office:value-type="float" office:value="0.833333333333333">
            <text:p>0,8333333333</text:p>
          </table:table-cell>
        </table:table-row>
        <table:table-row table:style-name="ro1">
          <table:table-cell office:value-type="string">
            <text:p>../istanze/CL_07_25_09.TXT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[.C55]/[.B55]" office:value-type="float" office:value="2.5">
            <text:p>2,5</text:p>
          </table:table-cell>
          <table:table-cell table:formula="of:=[.G55]/[.F55]" office:value-type="float" office:value="1.66666666666667">
            <text:p>1,6666666667</text:p>
          </table:table-cell>
          <table:table-cell table:formula="of:=ABS([.H55]-[.I55])" office:value-type="float" office:value="0.833333333333333">
            <text:p>0,8333333333</text:p>
          </table:table-cell>
        </table:table-row>
        <table:table-row table:style-name="ro1">
          <table:table-cell office:value-type="string">
            <text:p>../istanze/CL_02_25_01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[.C56]/[.B56]" office:value-type="float" office:value="1.92307692307692">
            <text:p>1,9230769231</text:p>
          </table:table-cell>
          <table:table-cell table:formula="of:=[.G56]/[.F56]" office:value-type="float" office:value="2.77777777777778">
            <text:p>2,7777777778</text:p>
          </table:table-cell>
          <table:table-cell table:formula="of:=ABS([.H56]-[.I56])" office:value-type="float" office:value="0.854700854700855">
            <text:p>0,8547008547</text:p>
          </table:table-cell>
        </table:table-row>
        <table:table-row table:style-name="ro1">
          <table:table-cell office:value-type="string">
            <text:p>../istanze/CL_02_25_05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[.C57]/[.B57]" office:value-type="float" office:value="1.92307692307692">
            <text:p>1,9230769231</text:p>
          </table:table-cell>
          <table:table-cell table:formula="of:=[.G57]/[.F57]" office:value-type="float" office:value="2.77777777777778">
            <text:p>2,7777777778</text:p>
          </table:table-cell>
          <table:table-cell table:formula="of:=ABS([.H57]-[.I57])" office:value-type="float" office:value="0.854700854700855">
            <text:p>0,8547008547</text:p>
          </table:table-cell>
        </table:table-row>
        <table:table-row table:style-name="ro1">
          <table:table-cell office:value-type="string">
            <text:p>../istanze/CL_05_25_10.TXT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[.C58]/[.B58]" office:value-type="float" office:value="1">
            <text:p>1</text:p>
          </table:table-cell>
          <table:table-cell table:formula="of:=[.G58]/[.F58]" office:value-type="float" office:value="1.92307692307692">
            <text:p>1,9230769231</text:p>
          </table:table-cell>
          <table:table-cell table:formula="of:=ABS([.H58]-[.I58])" office:value-type="float" office:value="0.923076923076923">
            <text:p>0,9230769231</text:p>
          </table:table-cell>
        </table:table-row>
        <table:table-row table:style-name="ro1">
          <table:table-cell office:value-type="string">
            <text:p>../istanze/CL_06_25_01.TXT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formula="of:=[.C59]/[.B59]" office:value-type="float" office:value="2.5">
            <text:p>2,5</text:p>
          </table:table-cell>
          <table:table-cell table:formula="of:=[.G59]/[.F59]" office:value-type="float" office:value="1.5625">
            <text:p>1,5625</text:p>
          </table:table-cell>
          <table:table-cell table:formula="of:=ABS([.H59]-[.I59])" office:value-type="float" office:value="0.9375">
            <text:p>0,9375</text:p>
          </table:table-cell>
        </table:table-row>
        <table:table-row table:style-name="ro1">
          <table:table-cell office:value-type="string">
            <text:p>../istanze/CL_07_25_02.TXT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formula="of:=[.C60]/[.B60]" office:value-type="float" office:value="2.5">
            <text:p>2,5</text:p>
          </table:table-cell>
          <table:table-cell table:formula="of:=[.G60]/[.F60]" office:value-type="float" office:value="1.5625">
            <text:p>1,5625</text:p>
          </table:table-cell>
          <table:table-cell table:formula="of:=ABS([.H60]-[.I60])" office:value-type="float" office:value="0.9375">
            <text:p>0,9375</text:p>
          </table:table-cell>
        </table:table-row>
        <table:table-row table:style-name="ro1">
          <table:table-cell office:value-type="string">
            <text:p>../istanze/CL_07_25_04.TXT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formula="of:=[.C61]/[.B61]" office:value-type="float" office:value="2.5">
            <text:p>2,5</text:p>
          </table:table-cell>
          <table:table-cell table:formula="of:=[.G61]/[.F61]" office:value-type="float" office:value="1.5625">
            <text:p>1,5625</text:p>
          </table:table-cell>
          <table:table-cell table:formula="of:=ABS([.H61]-[.I61])" office:value-type="float" office:value="0.9375">
            <text:p>0,9375</text:p>
          </table:table-cell>
        </table:table-row>
        <table:table-row table:style-name="ro1">
          <table:table-cell office:value-type="string">
            <text:p>../istanze/CL_07_25_06.TXT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formula="of:=[.C62]/[.B62]" office:value-type="float" office:value="2.5">
            <text:p>2,5</text:p>
          </table:table-cell>
          <table:table-cell table:formula="of:=[.G62]/[.F62]" office:value-type="float" office:value="1.5625">
            <text:p>1,5625</text:p>
          </table:table-cell>
          <table:table-cell table:formula="of:=ABS([.H62]-[.I62])" office:value-type="float" office:value="0.9375">
            <text:p>0,9375</text:p>
          </table:table-cell>
        </table:table-row>
        <table:table-row table:style-name="ro1">
          <table:table-cell office:value-type="string">
            <text:p>../istanze/CL_02_25_02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[.C63]/[.B63]" office:value-type="float" office:value="1.78571428571429">
            <text:p>1,7857142857</text:p>
          </table:table-cell>
          <table:table-cell table:formula="of:=[.G63]/[.F63]" office:value-type="float" office:value="2.77777777777778">
            <text:p>2,7777777778</text:p>
          </table:table-cell>
          <table:table-cell table:formula="of:=ABS([.H63]-[.I63])" office:value-type="float" office:value="0.992063492063492">
            <text:p>0,9920634921</text:p>
          </table:table-cell>
        </table:table-row>
        <table:table-row table:style-name="ro1">
          <table:table-cell office:value-type="string">
            <text:p>../istanze/CL_02_25_03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[.C64]/[.B64]" office:value-type="float" office:value="1.78571428571429">
            <text:p>1,7857142857</text:p>
          </table:table-cell>
          <table:table-cell table:formula="of:=[.G64]/[.F64]" office:value-type="float" office:value="2.77777777777778">
            <text:p>2,7777777778</text:p>
          </table:table-cell>
          <table:table-cell table:formula="of:=ABS([.H64]-[.I64])" office:value-type="float" office:value="0.992063492063492">
            <text:p>0,9920634921</text:p>
          </table:table-cell>
        </table:table-row>
        <table:table-row table:style-name="ro1">
          <table:table-cell office:value-type="string">
            <text:p>../istanze/CL_04_25_10.TX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[.C65]/[.B65]" office:value-type="float" office:value="1.25">
            <text:p>1,25</text:p>
          </table:table-cell>
          <table:table-cell table:formula="of:=[.G65]/[.F65]" office:value-type="float" office:value="2.27272727272727">
            <text:p>2,2727272727</text:p>
          </table:table-cell>
          <table:table-cell table:formula="of:=ABS([.H65]-[.I65])" office:value-type="float" office:value="1.02272727272727">
            <text:p>1,0227272727</text:p>
          </table:table-cell>
        </table:table-row>
        <table:table-row table:style-name="ro1">
          <table:table-cell office:value-type="string">
            <text:p>../istanze/CL_07_25_03.TXT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formula="of:=[.C66]/[.B66]" office:value-type="float" office:value="2.5">
            <text:p>2,5</text:p>
          </table:table-cell>
          <table:table-cell table:formula="of:=[.G66]/[.F66]" office:value-type="float" office:value="1.47058823529412">
            <text:p>1,4705882353</text:p>
          </table:table-cell>
          <table:table-cell table:formula="of:=ABS([.H66]-[.I66])" office:value-type="float" office:value="1.02941176470588">
            <text:p>1,0294117647</text:p>
          </table:table-cell>
        </table:table-row>
        <table:table-row table:style-name="ro1">
          <table:table-cell office:value-type="string">
            <text:p>../istanze/CL_07_25_05.TXT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formula="of:=[.C67]/[.B67]" office:value-type="float" office:value="2.5">
            <text:p>2,5</text:p>
          </table:table-cell>
          <table:table-cell table:formula="of:=[.G67]/[.F67]" office:value-type="float" office:value="1.47058823529412">
            <text:p>1,4705882353</text:p>
          </table:table-cell>
          <table:table-cell table:formula="of:=ABS([.H67]-[.I67])" office:value-type="float" office:value="1.02941176470588">
            <text:p>1,0294117647</text:p>
          </table:table-cell>
        </table:table-row>
        <table:table-row table:style-name="ro1">
          <table:table-cell office:value-type="string">
            <text:p>../istanze/CL_07_25_07.TXT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formula="of:=[.C68]/[.B68]" office:value-type="float" office:value="2.5">
            <text:p>2,5</text:p>
          </table:table-cell>
          <table:table-cell table:formula="of:=[.G68]/[.F68]" office:value-type="float" office:value="1.47058823529412">
            <text:p>1,4705882353</text:p>
          </table:table-cell>
          <table:table-cell table:formula="of:=ABS([.H68]-[.I68])" office:value-type="float" office:value="1.02941176470588">
            <text:p>1,0294117647</text:p>
          </table:table-cell>
        </table:table-row>
        <table:table-row table:style-name="ro1">
          <table:table-cell office:value-type="string">
            <text:p>../istanze/CL_08_25_08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[.C69]/[.B69]" office:value-type="float" office:value="1.92307692307692">
            <text:p>1,9230769231</text:p>
          </table:table-cell>
          <table:table-cell table:formula="of:=[.G69]/[.F69]" office:value-type="float" office:value="3.125">
            <text:p>3,125</text:p>
          </table:table-cell>
          <table:table-cell table:formula="of:=ABS([.H69]-[.I69])" office:value-type="float" office:value="1.20192307692308">
            <text:p>1,2019230769</text:p>
          </table:table-cell>
        </table:table-row>
        <table:table-row table:style-name="ro1">
          <table:table-cell office:value-type="string">
            <text:p>../istanze/CL_07_25_08.TXT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formula="of:=[.C70]/[.B70]" office:value-type="float" office:value="2.77777777777778">
            <text:p>2,7777777778</text:p>
          </table:table-cell>
          <table:table-cell table:formula="of:=[.G70]/[.F70]" office:value-type="float" office:value="1.5625">
            <text:p>1,5625</text:p>
          </table:table-cell>
          <table:table-cell table:formula="of:=ABS([.H70]-[.I70])" office:value-type="float" office:value="1.21527777777778">
            <text:p>1,2152777778</text:p>
          </table:table-cell>
        </table:table-row>
        <table:table-row table:style-name="ro1">
          <table:table-cell office:value-type="string">
            <text:p>../istanze/CL_04_25_08.TX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[.C71]/[.B71]" office:value-type="float" office:value="1.25">
            <text:p>1,25</text:p>
          </table:table-cell>
          <table:table-cell table:formula="of:=[.G71]/[.F71]" office:value-type="float" office:value="2.5">
            <text:p>2,5</text:p>
          </table:table-cell>
          <table:table-cell table:formula="of:=ABS([.H71]-[.I71])" office:value-type="float" office:value="1.25">
            <text:p>1,25</text:p>
          </table:table-cell>
        </table:table-row>
        <table:table-row table:style-name="ro1">
          <table:table-cell office:value-type="string">
            <text:p>../istanze/CL_07_25_01.TXT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formula="of:=[.C72]/[.B72]" office:value-type="float" office:value="2.77777777777778">
            <text:p>2,7777777778</text:p>
          </table:table-cell>
          <table:table-cell table:formula="of:=[.G72]/[.F72]" office:value-type="float" office:value="1.47058823529412">
            <text:p>1,4705882353</text:p>
          </table:table-cell>
          <table:table-cell table:formula="of:=ABS([.H72]-[.I72])" office:value-type="float" office:value="1.30718954248366">
            <text:p>1,3071895425</text:p>
          </table:table-cell>
        </table:table-row>
        <table:table-row table:style-name="ro1">
          <table:table-cell office:value-type="string">
            <text:p>../istanze/CL_07_25_10.TXT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formula="of:=[.C73]/[.B73]" office:value-type="float" office:value="2.77777777777778">
            <text:p>2,7777777778</text:p>
          </table:table-cell>
          <table:table-cell table:formula="of:=[.G73]/[.F73]" office:value-type="float" office:value="1.47058823529412">
            <text:p>1,4705882353</text:p>
          </table:table-cell>
          <table:table-cell table:formula="of:=ABS([.H73]-[.I73])" office:value-type="float" office:value="1.30718954248366">
            <text:p>1,3071895425</text:p>
          </table:table-cell>
        </table:table-row>
        <table:table-row table:style-name="ro1">
          <table:table-cell office:value-type="string">
            <text:p>../istanze/CL_02_25_07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[.C74]/[.B74]" office:value-type="float" office:value="1.78571428571429">
            <text:p>1,7857142857</text:p>
          </table:table-cell>
          <table:table-cell table:formula="of:=[.G74]/[.F74]" office:value-type="float" office:value="3.125">
            <text:p>3,125</text:p>
          </table:table-cell>
          <table:table-cell table:formula="of:=ABS([.H74]-[.I74])" office:value-type="float" office:value="1.33928571428571">
            <text:p>1,3392857143</text:p>
          </table:table-cell>
        </table:table-row>
        <table:table-row table:style-name="ro1">
          <table:table-cell office:value-type="string">
            <text:p>../istanze/CL_03_25_08.TXT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[.C75]/[.B75]" office:value-type="float" office:value="1.66666666666667">
            <text:p>1,6666666667</text:p>
          </table:table-cell>
          <table:table-cell table:formula="of:=[.G75]/[.F75]" office:value-type="float" office:value="3.125">
            <text:p>3,125</text:p>
          </table:table-cell>
          <table:table-cell table:formula="of:=ABS([.H75]-[.I75])" office:value-type="float" office:value="1.45833333333333">
            <text:p>1,4583333333</text:p>
          </table:table-cell>
        </table:table-row>
        <table:table-row table:style-name="ro1">
          <table:table-cell office:value-type="string">
            <text:p>../istanze/CL_05_25_04.TXT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[.C76]/[.B76]" office:value-type="float" office:value="1">
            <text:p>1</text:p>
          </table:table-cell>
          <table:table-cell table:formula="of:=[.G76]/[.F76]" office:value-type="float" office:value="2.5">
            <text:p>2,5</text:p>
          </table:table-cell>
          <table:table-cell table:formula="of:=ABS([.H76]-[.I76])" office:value-type="float" office:value="1.5">
            <text:p>1,5</text:p>
          </table:table-cell>
        </table:table-row>
        <table:table-row table:style-name="ro1">
          <table:table-cell office:value-type="string">
            <text:p>../istanze/CL_05_25_08.TXT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[.C77]/[.B77]" office:value-type="float" office:value="1">
            <text:p>1</text:p>
          </table:table-cell>
          <table:table-cell table:formula="of:=[.G77]/[.F77]" office:value-type="float" office:value="2.5">
            <text:p>2,5</text:p>
          </table:table-cell>
          <table:table-cell table:formula="of:=ABS([.H77]-[.I77])" office:value-type="float" office:value="1.5">
            <text:p>1,5</text:p>
          </table:table-cell>
        </table:table-row>
        <table:table-row table:style-name="ro1">
          <table:table-cell office:value-type="string">
            <text:p>../istanze/CL_05_25_09.TXT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[.C78]/[.B78]" office:value-type="float" office:value="1">
            <text:p>1</text:p>
          </table:table-cell>
          <table:table-cell table:formula="of:=[.G78]/[.F78]" office:value-type="float" office:value="2.5">
            <text:p>2,5</text:p>
          </table:table-cell>
          <table:table-cell table:formula="of:=ABS([.H78]-[.I78])" office:value-type="float" office:value="1.5">
            <text:p>1,5</text:p>
          </table:table-cell>
        </table:table-row>
        <table:table-row table:style-name="ro1">
          <table:table-cell office:value-type="string">
            <text:p>../istanze/CL_04_25_09.TX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[.C79]/[.B79]" office:value-type="float" office:value="1.25">
            <text:p>1,25</text:p>
          </table:table-cell>
          <table:table-cell table:formula="of:=[.G79]/[.F79]" office:value-type="float" office:value="2.77777777777778">
            <text:p>2,7777777778</text:p>
          </table:table-cell>
          <table:table-cell table:formula="of:=ABS([.H79]-[.I79])" office:value-type="float" office:value="1.52777777777778">
            <text:p>1,5277777778</text:p>
          </table:table-cell>
        </table:table-row>
        <table:table-row table:style-name="ro1">
          <table:table-cell office:value-type="string">
            <text:p>../istanze/CL_08_25_02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[.C80]/[.B80]" office:value-type="float" office:value="1.92307692307692">
            <text:p>1,9230769231</text:p>
          </table:table-cell>
          <table:table-cell table:formula="of:=[.G80]/[.F80]" office:value-type="float" office:value="3.57142857142857">
            <text:p>3,5714285714</text:p>
          </table:table-cell>
          <table:table-cell table:formula="of:=ABS([.H80]-[.I80])" office:value-type="float" office:value="1.64835164835165">
            <text:p>1,6483516484</text:p>
          </table:table-cell>
        </table:table-row>
        <table:table-row table:style-name="ro1">
          <table:table-cell office:value-type="string">
            <text:p>../istanze/CL_08_25_03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[.C81]/[.B81]" office:value-type="float" office:value="1.92307692307692">
            <text:p>1,9230769231</text:p>
          </table:table-cell>
          <table:table-cell table:formula="of:=[.G81]/[.F81]" office:value-type="float" office:value="3.57142857142857">
            <text:p>3,5714285714</text:p>
          </table:table-cell>
          <table:table-cell table:formula="of:=ABS([.H81]-[.I81])" office:value-type="float" office:value="1.64835164835165">
            <text:p>1,6483516484</text:p>
          </table:table-cell>
        </table:table-row>
        <table:table-row table:style-name="ro1">
          <table:table-cell office:value-type="string">
            <text:p>../istanze/CL_08_25_05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[.C82]/[.B82]" office:value-type="float" office:value="1.92307692307692">
            <text:p>1,9230769231</text:p>
          </table:table-cell>
          <table:table-cell table:formula="of:=[.G82]/[.F82]" office:value-type="float" office:value="3.57142857142857">
            <text:p>3,5714285714</text:p>
          </table:table-cell>
          <table:table-cell table:formula="of:=ABS([.H82]-[.I82])" office:value-type="float" office:value="1.64835164835165">
            <text:p>1,6483516484</text:p>
          </table:table-cell>
        </table:table-row>
        <table:table-row table:style-name="ro1">
          <table:table-cell office:value-type="string">
            <text:p>../istanze/CL_08_25_06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[.C83]/[.B83]" office:value-type="float" office:value="1.92307692307692">
            <text:p>1,9230769231</text:p>
          </table:table-cell>
          <table:table-cell table:formula="of:=[.G83]/[.F83]" office:value-type="float" office:value="3.57142857142857">
            <text:p>3,5714285714</text:p>
          </table:table-cell>
          <table:table-cell table:formula="of:=ABS([.H83]-[.I83])" office:value-type="float" office:value="1.64835164835165">
            <text:p>1,6483516484</text:p>
          </table:table-cell>
        </table:table-row>
        <table:table-row table:style-name="ro1">
          <table:table-cell office:value-type="string">
            <text:p>../istanze/CL_08_25_07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[.C84]/[.B84]" office:value-type="float" office:value="1.92307692307692">
            <text:p>1,9230769231</text:p>
          </table:table-cell>
          <table:table-cell table:formula="of:=[.G84]/[.F84]" office:value-type="float" office:value="3.57142857142857">
            <text:p>3,5714285714</text:p>
          </table:table-cell>
          <table:table-cell table:formula="of:=ABS([.H84]-[.I84])" office:value-type="float" office:value="1.64835164835165">
            <text:p>1,6483516484</text:p>
          </table:table-cell>
        </table:table-row>
        <table:table-row table:style-name="ro1">
          <table:table-cell office:value-type="string">
            <text:p>../istanze/CL_08_25_09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[.C85]/[.B85]" office:value-type="float" office:value="1.92307692307692">
            <text:p>1,9230769231</text:p>
          </table:table-cell>
          <table:table-cell table:formula="of:=[.G85]/[.F85]" office:value-type="float" office:value="3.57142857142857">
            <text:p>3,5714285714</text:p>
          </table:table-cell>
          <table:table-cell table:formula="of:=ABS([.H85]-[.I85])" office:value-type="float" office:value="1.64835164835165">
            <text:p>1,6483516484</text:p>
          </table:table-cell>
        </table:table-row>
        <table:table-row table:style-name="ro1">
          <table:table-cell office:value-type="string">
            <text:p>../istanze/CL_09_25_08.TXT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formula="of:=[.C86]/[.B86]" office:value-type="float" office:value="3.125">
            <text:p>3,125</text:p>
          </table:table-cell>
          <table:table-cell table:formula="of:=[.G86]/[.F86]" office:value-type="float" office:value="1.38888888888889">
            <text:p>1,3888888889</text:p>
          </table:table-cell>
          <table:table-cell table:formula="of:=ABS([.H86]-[.I86])" office:value-type="float" office:value="1.73611111111111">
            <text:p>1,7361111111</text:p>
          </table:table-cell>
        </table:table-row>
        <table:table-row table:style-name="ro1">
          <table:table-cell office:value-type="string">
            <text:p>../istanze/CL_09_25_09.TXT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formula="of:=[.C87]/[.B87]" office:value-type="float" office:value="3.125">
            <text:p>3,125</text:p>
          </table:table-cell>
          <table:table-cell table:formula="of:=[.G87]/[.F87]" office:value-type="float" office:value="1.38888888888889">
            <text:p>1,3888888889</text:p>
          </table:table-cell>
          <table:table-cell table:formula="of:=ABS([.H87]-[.I87])" office:value-type="float" office:value="1.73611111111111">
            <text:p>1,7361111111</text:p>
          </table:table-cell>
        </table:table-row>
        <table:table-row table:style-name="ro1">
          <table:table-cell office:value-type="string">
            <text:p>../istanze/CL_02_25_06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[.C88]/[.B88]" office:value-type="float" office:value="1.78571428571429">
            <text:p>1,7857142857</text:p>
          </table:table-cell>
          <table:table-cell table:formula="of:=[.G88]/[.F88]" office:value-type="float" office:value="3.57142857142857">
            <text:p>3,5714285714</text:p>
          </table:table-cell>
          <table:table-cell table:formula="of:=ABS([.H88]-[.I88])" office:value-type="float" office:value="1.78571428571429">
            <text:p>1,7857142857</text:p>
          </table:table-cell>
        </table:table-row>
        <table:table-row table:style-name="ro1">
          <table:table-cell office:value-type="string">
            <text:p>../istanze/CL_09_25_10.TXT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formula="of:=[.C89]/[.B89]" office:value-type="float" office:value="3.125">
            <text:p>3,125</text:p>
          </table:table-cell>
          <table:table-cell table:formula="of:=[.G89]/[.F89]" office:value-type="float" office:value="1.31578947368421">
            <text:p>1,3157894737</text:p>
          </table:table-cell>
          <table:table-cell table:formula="of:=ABS([.H89]-[.I89])" office:value-type="float" office:value="1.80921052631579">
            <text:p>1,8092105263</text:p>
          </table:table-cell>
        </table:table-row>
        <table:table-row table:style-name="ro1">
          <table:table-cell office:value-type="string">
            <text:p>../istanze/CL_02_25_09.TXT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[.C90]/[.B90]" office:value-type="float" office:value="1.66666666666667">
            <text:p>1,6666666667</text:p>
          </table:table-cell>
          <table:table-cell table:formula="of:=[.G90]/[.F90]" office:value-type="float" office:value="3.57142857142857">
            <text:p>3,5714285714</text:p>
          </table:table-cell>
          <table:table-cell table:formula="of:=ABS([.H90]-[.I90])" office:value-type="float" office:value="1.90476190476191">
            <text:p>1,9047619048</text:p>
          </table:table-cell>
        </table:table-row>
        <table:table-row table:style-name="ro1">
          <table:table-cell office:value-type="string">
            <text:p>../istanze/CL_05_25_02.TXT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[.C91]/[.B91]" office:value-type="float" office:value="1">
            <text:p>1</text:p>
          </table:table-cell>
          <table:table-cell table:formula="of:=[.G91]/[.F91]" office:value-type="float" office:value="3.125">
            <text:p>3,125</text:p>
          </table:table-cell>
          <table:table-cell table:formula="of:=ABS([.H91]-[.I91])" office:value-type="float" office:value="2.125">
            <text:p>2,125</text:p>
          </table:table-cell>
        </table:table-row>
        <table:table-row table:style-name="ro1">
          <table:table-cell office:value-type="string">
            <text:p>../istanze/CL_05_25_06.TXT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[.C92]/[.B92]" office:value-type="float" office:value="1">
            <text:p>1</text:p>
          </table:table-cell>
          <table:table-cell table:formula="of:=[.G92]/[.F92]" office:value-type="float" office:value="3.125">
            <text:p>3,125</text:p>
          </table:table-cell>
          <table:table-cell table:formula="of:=ABS([.H92]-[.I92])" office:value-type="float" office:value="2.125">
            <text:p>2,125</text:p>
          </table:table-cell>
        </table:table-row>
        <table:table-row table:style-name="ro1">
          <table:table-cell office:value-type="string">
            <text:p>../istanze/CL_05_25_07.TXT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[.C93]/[.B93]" office:value-type="float" office:value="1">
            <text:p>1</text:p>
          </table:table-cell>
          <table:table-cell table:formula="of:=[.G93]/[.F93]" office:value-type="float" office:value="3.125">
            <text:p>3,125</text:p>
          </table:table-cell>
          <table:table-cell table:formula="of:=ABS([.H93]-[.I93])" office:value-type="float" office:value="2.125">
            <text:p>2,125</text:p>
          </table:table-cell>
        </table:table-row>
        <table:table-row table:style-name="ro1">
          <table:table-cell office:value-type="string">
            <text:p>../istanze/CL_08_25_01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[.C94]/[.B94]" office:value-type="float" office:value="1.92307692307692">
            <text:p>1,9230769231</text:p>
          </table:table-cell>
          <table:table-cell table:formula="of:=[.G94]/[.F94]" office:value-type="float" office:value="4.16666666666667">
            <text:p>4,1666666667</text:p>
          </table:table-cell>
          <table:table-cell table:formula="of:=ABS([.H94]-[.I94])" office:value-type="float" office:value="2.24358974358974">
            <text:p>2,2435897436</text:p>
          </table:table-cell>
        </table:table-row>
        <table:table-row table:style-name="ro1">
          <table:table-cell office:value-type="string">
            <text:p>../istanze/CL_08_25_04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[.C95]/[.B95]" office:value-type="float" office:value="1.92307692307692">
            <text:p>1,9230769231</text:p>
          </table:table-cell>
          <table:table-cell table:formula="of:=[.G95]/[.F95]" office:value-type="float" office:value="4.16666666666667">
            <text:p>4,1666666667</text:p>
          </table:table-cell>
          <table:table-cell table:formula="of:=ABS([.H95]-[.I95])" office:value-type="float" office:value="2.24358974358974">
            <text:p>2,2435897436</text:p>
          </table:table-cell>
        </table:table-row>
        <table:table-row table:style-name="ro1">
          <table:table-cell office:value-type="string">
            <text:p>../istanze/CL_02_25_08.TXT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[.C96]/[.B96]" office:value-type="float" office:value="1.66666666666667">
            <text:p>1,6666666667</text:p>
          </table:table-cell>
          <table:table-cell table:formula="of:=[.G96]/[.F96]" office:value-type="float" office:value="4.16666666666667">
            <text:p>4,1666666667</text:p>
          </table:table-cell>
          <table:table-cell table:formula="of:=ABS([.H96]-[.I96])" office:value-type="float" office:value="2.5">
            <text:p>2,5</text:p>
          </table:table-cell>
        </table:table-row>
        <table:table-row table:style-name="ro1">
          <table:table-cell office:value-type="string">
            <text:p>../istanze/CL_05_25_01.TXT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[.C97]/[.B97]" office:value-type="float" office:value="1">
            <text:p>1</text:p>
          </table:table-cell>
          <table:table-cell table:formula="of:=[.G97]/[.F97]" office:value-type="float" office:value="3.57142857142857">
            <text:p>3,5714285714</text:p>
          </table:table-cell>
          <table:table-cell table:formula="of:=ABS([.H97]-[.I97])" office:value-type="float" office:value="2.57142857142857">
            <text:p>2,5714285714</text:p>
          </table:table-cell>
        </table:table-row>
        <table:table-row table:style-name="ro1">
          <table:table-cell office:value-type="string">
            <text:p>../istanze/CL_05_25_03.TXT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[.C98]/[.B98]" office:value-type="float" office:value="1">
            <text:p>1</text:p>
          </table:table-cell>
          <table:table-cell table:formula="of:=[.G98]/[.F98]" office:value-type="float" office:value="3.57142857142857">
            <text:p>3,5714285714</text:p>
          </table:table-cell>
          <table:table-cell table:formula="of:=ABS([.H98]-[.I98])" office:value-type="float" office:value="2.57142857142857">
            <text:p>2,5714285714</text:p>
          </table:table-cell>
        </table:table-row>
        <table:table-row table:style-name="ro1">
          <table:table-cell office:value-type="string">
            <text:p>../istanze/CL_05_25_05.TXT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[.C99]/[.B99]" office:value-type="float" office:value="1">
            <text:p>1</text:p>
          </table:table-cell>
          <table:table-cell table:formula="of:=[.G99]/[.F99]" office:value-type="float" office:value="3.57142857142857">
            <text:p>3,5714285714</text:p>
          </table:table-cell>
          <table:table-cell table:formula="of:=ABS([.H99]-[.I99])" office:value-type="float" office:value="2.57142857142857">
            <text:p>2,5714285714</text:p>
          </table:table-cell>
        </table:table-row>
        <table:table-row table:style-name="ro1">
          <table:table-cell office:value-type="string">
            <text:p>../istanze/CL_03_25_10.TXT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[.C100]/[.B100]" office:value-type="float" office:value="1.5625">
            <text:p>1,5625</text:p>
          </table:table-cell>
          <table:table-cell table:formula="of:=[.G100]/[.F100]" office:value-type="float" office:value="4.16666666666667">
            <text:p>4,1666666667</text:p>
          </table:table-cell>
          <table:table-cell table:formula="of:=ABS([.H100]-[.I100])" office:value-type="float" office:value="2.60416666666667">
            <text:p>2,6041666667</text:p>
          </table:table-cell>
        </table:table-row>
        <table:table-row table:style-name="ro1">
          <table:table-cell office:value-type="string">
            <text:p>../istanze/CL_02_25_10.TXT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C101]/[.B101]" office:value-type="float" office:value="1.5625">
            <text:p>1,5625</text:p>
          </table:table-cell>
          <table:table-cell table:formula="of:=[.G101]/[.F101]" office:value-type="float" office:value="5">
            <text:p>5</text:p>
          </table:table-cell>
          <table:table-cell table:formula="of:=ABS([.H101]-[.I101])" office:value-type="float" office:value="3.4375">
            <text:p>3,4375</text:p>
          </table:table-cell>
        </table:table-row>
        <table:table-row table:style-name="ro1">
          <table:table-cell office:value-type="string">
            <text:p>../istanze/CL_01_50_04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table:formula="of:=[.C102]/[.B102]" office:value-type="float" office:value="1.92307692307692">
            <text:p>1,9230769231</text:p>
          </table:table-cell>
          <table:table-cell table:formula="of:=[.G102]/[.F102]" office:value-type="float" office:value="1.92307692307692">
            <text:p>1,9230769231</text:p>
          </table:table-cell>
          <table:table-cell table:formula="of:=ABS([.H102]-[.I102])" office:value-type="float" office:value="0">
            <text:p>0</text:p>
          </table:table-cell>
        </table:table-row>
        <table:table-row table:style-name="ro1">
          <table:table-cell office:value-type="string">
            <text:p>../istanze/CL_09_50_04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table:formula="of:=[.C103]/[.B103]" office:value-type="float" office:value="1.78571428571429">
            <text:p>1,7857142857</text:p>
          </table:table-cell>
          <table:table-cell table:formula="of:=[.G103]/[.F103]" office:value-type="float" office:value="1.85185185185185">
            <text:p>1,8518518519</text:p>
          </table:table-cell>
          <table:table-cell table:formula="of:=ABS([.H103]-[.I103])" office:value-type="float" office:value="0.0661375661375661">
            <text:p>0,0661375661</text:p>
          </table:table-cell>
        </table:table-row>
        <table:table-row table:style-name="ro1">
          <table:table-cell office:value-type="string">
            <text:p>../istanze/CL_01_50_02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[.C104]/[.B104]" office:value-type="float" office:value="1.92307692307692">
            <text:p>1,9230769231</text:p>
          </table:table-cell>
          <table:table-cell table:formula="of:=[.G104]/[.F104]" office:value-type="float" office:value="2">
            <text:p>2</text:p>
          </table:table-cell>
          <table:table-cell table:formula="of:=ABS([.H104]-[.I104])" office:value-type="float" office:value="0.0769230769230769">
            <text:p>0,0769230769</text:p>
          </table:table-cell>
        </table:table-row>
        <table:table-row table:style-name="ro1">
          <table:table-cell office:value-type="string">
            <text:p>../istanze/CL_01_50_03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[.C105]/[.B105]" office:value-type="float" office:value="1.92307692307692">
            <text:p>1,9230769231</text:p>
          </table:table-cell>
          <table:table-cell table:formula="of:=[.G105]/[.F105]" office:value-type="float" office:value="2">
            <text:p>2</text:p>
          </table:table-cell>
          <table:table-cell table:formula="of:=ABS([.H105]-[.I105])" office:value-type="float" office:value="0.0769230769230769">
            <text:p>0,0769230769</text:p>
          </table:table-cell>
        </table:table-row>
        <table:table-row table:style-name="ro1">
          <table:table-cell office:value-type="string">
            <text:p>../istanze/CL_01_50_06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table:formula="of:=[.C106]/[.B106]" office:value-type="float" office:value="1.78571428571429">
            <text:p>1,7857142857</text:p>
          </table:table-cell>
          <table:table-cell table:formula="of:=[.G106]/[.F106]" office:value-type="float" office:value="1.92307692307692">
            <text:p>1,9230769231</text:p>
          </table:table-cell>
          <table:table-cell table:formula="of:=ABS([.H106]-[.I106])" office:value-type="float" office:value="0.137362637362637">
            <text:p>0,1373626374</text:p>
          </table:table-cell>
        </table:table-row>
        <table:table-row table:style-name="ro1">
          <table:table-cell office:value-type="string">
            <text:p>../istanze/CL_01_50_08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table:formula="of:=[.C107]/[.B107]" office:value-type="float" office:value="1.78571428571429">
            <text:p>1,7857142857</text:p>
          </table:table-cell>
          <table:table-cell table:formula="of:=[.G107]/[.F107]" office:value-type="float" office:value="1.92307692307692">
            <text:p>1,9230769231</text:p>
          </table:table-cell>
          <table:table-cell table:formula="of:=ABS([.H107]-[.I107])" office:value-type="float" office:value="0.137362637362637">
            <text:p>0,1373626374</text:p>
          </table:table-cell>
        </table:table-row>
        <table:table-row table:style-name="ro1">
          <table:table-cell office:value-type="string">
            <text:p>../istanze/CL_09_50_02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table:formula="of:=[.C108]/[.B108]" office:value-type="float" office:value="1.78571428571429">
            <text:p>1,7857142857</text:p>
          </table:table-cell>
          <table:table-cell table:formula="of:=[.G108]/[.F108]" office:value-type="float" office:value="1.92307692307692">
            <text:p>1,9230769231</text:p>
          </table:table-cell>
          <table:table-cell table:formula="of:=ABS([.H108]-[.I108])" office:value-type="float" office:value="0.137362637362637">
            <text:p>0,1373626374</text:p>
          </table:table-cell>
        </table:table-row>
        <table:table-row table:style-name="ro1">
          <table:table-cell office:value-type="string">
            <text:p>../istanze/CL_09_50_03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table:formula="of:=[.C109]/[.B109]" office:value-type="float" office:value="1.78571428571429">
            <text:p>1,7857142857</text:p>
          </table:table-cell>
          <table:table-cell table:formula="of:=[.G109]/[.F109]" office:value-type="float" office:value="1.92307692307692">
            <text:p>1,9230769231</text:p>
          </table:table-cell>
          <table:table-cell table:formula="of:=ABS([.H109]-[.I109])" office:value-type="float" office:value="0.137362637362637">
            <text:p>0,1373626374</text:p>
          </table:table-cell>
        </table:table-row>
        <table:table-row table:style-name="ro1">
          <table:table-cell office:value-type="string">
            <text:p>../istanze/CL_01_50_01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table:formula="of:=[.C110]/[.B110]" office:value-type="float" office:value="1.92307692307692">
            <text:p>1,9230769231</text:p>
          </table:table-cell>
          <table:table-cell table:formula="of:=[.G110]/[.F110]" office:value-type="float" office:value="2.08333333333333">
            <text:p>2,0833333333</text:p>
          </table:table-cell>
          <table:table-cell table:formula="of:=ABS([.H110]-[.I110])" office:value-type="float" office:value="0.16025641025641">
            <text:p>0,1602564103</text:p>
          </table:table-cell>
        </table:table-row>
        <table:table-row table:style-name="ro1">
          <table:table-cell office:value-type="string">
            <text:p>../istanze/CL_01_50_05.TXT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table:formula="of:=[.C111]/[.B111]" office:value-type="float" office:value="1.92307692307692">
            <text:p>1,9230769231</text:p>
          </table:table-cell>
          <table:table-cell table:formula="of:=[.G111]/[.F111]" office:value-type="float" office:value="2.08333333333333">
            <text:p>2,0833333333</text:p>
          </table:table-cell>
          <table:table-cell table:formula="of:=ABS([.H111]-[.I111])" office:value-type="float" office:value="0.16025641025641">
            <text:p>0,1602564103</text:p>
          </table:table-cell>
        </table:table-row>
        <table:table-row table:style-name="ro1">
          <table:table-cell office:value-type="string">
            <text:p>../istanze/CL_01_50_07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[.C112]/[.B112]" office:value-type="float" office:value="1.78571428571429">
            <text:p>1,7857142857</text:p>
          </table:table-cell>
          <table:table-cell table:formula="of:=[.G112]/[.F112]" office:value-type="float" office:value="2">
            <text:p>2</text:p>
          </table:table-cell>
          <table:table-cell table:formula="of:=ABS([.H112]-[.I112])" office:value-type="float" office:value="0.214285714285714">
            <text:p>0,2142857143</text:p>
          </table:table-cell>
        </table:table-row>
        <table:table-row table:style-name="ro1">
          <table:table-cell office:value-type="string">
            <text:p>../istanze/CL_01_50_09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[.C113]/[.B113]" office:value-type="float" office:value="1.78571428571429">
            <text:p>1,7857142857</text:p>
          </table:table-cell>
          <table:table-cell table:formula="of:=[.G113]/[.F113]" office:value-type="float" office:value="2">
            <text:p>2</text:p>
          </table:table-cell>
          <table:table-cell table:formula="of:=ABS([.H113]-[.I113])" office:value-type="float" office:value="0.214285714285714">
            <text:p>0,2142857143</text:p>
          </table:table-cell>
        </table:table-row>
        <table:table-row table:style-name="ro1">
          <table:table-cell office:value-type="string">
            <text:p>../istanze/CL_09_50_01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[.C114]/[.B114]" office:value-type="float" office:value="1.78571428571429">
            <text:p>1,7857142857</text:p>
          </table:table-cell>
          <table:table-cell table:formula="of:=[.G114]/[.F114]" office:value-type="float" office:value="2">
            <text:p>2</text:p>
          </table:table-cell>
          <table:table-cell table:formula="of:=ABS([.H114]-[.I114])" office:value-type="float" office:value="0.214285714285714">
            <text:p>0,2142857143</text:p>
          </table:table-cell>
        </table:table-row>
        <table:table-row table:style-name="ro1">
          <table:table-cell office:value-type="string">
            <text:p>../istanze/CL_09_50_05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[.C115]/[.B115]" office:value-type="float" office:value="1.78571428571429">
            <text:p>1,7857142857</text:p>
          </table:table-cell>
          <table:table-cell table:formula="of:=[.G115]/[.F115]" office:value-type="float" office:value="2">
            <text:p>2</text:p>
          </table:table-cell>
          <table:table-cell table:formula="of:=ABS([.H115]-[.I115])" office:value-type="float" office:value="0.214285714285714">
            <text:p>0,2142857143</text:p>
          </table:table-cell>
        </table:table-row>
        <table:table-row table:style-name="ro1">
          <table:table-cell office:value-type="string">
            <text:p>../istanze/CL_09_50_09.TXT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table:formula="of:=[.C116]/[.B116]" office:value-type="float" office:value="1.66666666666667">
            <text:p>1,6666666667</text:p>
          </table:table-cell>
          <table:table-cell table:formula="of:=[.G116]/[.F116]" office:value-type="float" office:value="1.92307692307692">
            <text:p>1,9230769231</text:p>
          </table:table-cell>
          <table:table-cell table:formula="of:=ABS([.H116]-[.I116])" office:value-type="float" office:value="0.256410256410256">
            <text:p>0,2564102564</text:p>
          </table:table-cell>
        </table:table-row>
        <table:table-row table:style-name="ro1">
          <table:table-cell office:value-type="string">
            <text:p>../istanze/CL_09_50_10.TXT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table:formula="of:=[.C117]/[.B117]" office:value-type="float" office:value="1.66666666666667">
            <text:p>1,6666666667</text:p>
          </table:table-cell>
          <table:table-cell table:formula="of:=[.G117]/[.F117]" office:value-type="float" office:value="1.92307692307692">
            <text:p>1,9230769231</text:p>
          </table:table-cell>
          <table:table-cell table:formula="of:=ABS([.H117]-[.I117])" office:value-type="float" office:value="0.256410256410256">
            <text:p>0,2564102564</text:p>
          </table:table-cell>
        </table:table-row>
        <table:table-row table:style-name="ro1">
          <table:table-cell office:value-type="string">
            <text:p>../istanze/CL_06_50_06.TXT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[.C118]/[.B118]" office:value-type="float" office:value="2.27272727272727">
            <text:p>2,2727272727</text:p>
          </table:table-cell>
          <table:table-cell table:formula="of:=[.G118]/[.F118]" office:value-type="float" office:value="2">
            <text:p>2</text:p>
          </table:table-cell>
          <table:table-cell table:formula="of:=ABS([.H118]-[.I118])" office:value-type="float" office:value="0.272727272727273">
            <text:p>0,2727272727</text:p>
          </table:table-cell>
        </table:table-row>
        <table:table-row table:style-name="ro1">
          <table:table-cell office:value-type="string">
            <text:p>../istanze/CL_09_50_06.TXT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[.C119]/[.B119]" office:value-type="float" office:value="1.66666666666667">
            <text:p>1,6666666667</text:p>
          </table:table-cell>
          <table:table-cell table:formula="of:=[.G119]/[.F119]" office:value-type="float" office:value="2">
            <text:p>2</text:p>
          </table:table-cell>
          <table:table-cell table:formula="of:=ABS([.H119]-[.I119])" office:value-type="float" office:value="0.333333333333333">
            <text:p>0,3333333333</text:p>
          </table:table-cell>
        </table:table-row>
        <table:table-row table:style-name="ro1">
          <table:table-cell office:value-type="string">
            <text:p>../istanze/CL_06_50_08.TXT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table:formula="of:=[.C120]/[.B120]" office:value-type="float" office:value="2.27272727272727">
            <text:p>2,2727272727</text:p>
          </table:table-cell>
          <table:table-cell table:formula="of:=[.G120]/[.F120]" office:value-type="float" office:value="1.92307692307692">
            <text:p>1,9230769231</text:p>
          </table:table-cell>
          <table:table-cell table:formula="of:=ABS([.H120]-[.I120])" office:value-type="float" office:value="0.34965034965035">
            <text:p>0,3496503497</text:p>
          </table:table-cell>
        </table:table-row>
        <table:table-row table:style-name="ro1">
          <table:table-cell office:value-type="string">
            <text:p>../istanze/CL_06_50_10.TXT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table:formula="of:=[.C121]/[.B121]" office:value-type="float" office:value="2.27272727272727">
            <text:p>2,2727272727</text:p>
          </table:table-cell>
          <table:table-cell table:formula="of:=[.G121]/[.F121]" office:value-type="float" office:value="1.92307692307692">
            <text:p>1,9230769231</text:p>
          </table:table-cell>
          <table:table-cell table:formula="of:=ABS([.H121]-[.I121])" office:value-type="float" office:value="0.34965034965035">
            <text:p>0,3496503497</text:p>
          </table:table-cell>
        </table:table-row>
        <table:table-row table:style-name="ro1">
          <table:table-cell office:value-type="string">
            <text:p>../istanze/CL_01_50_10.TXT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formula="of:=[.C122]/[.B122]" office:value-type="float" office:value="1.78571428571429">
            <text:p>1,7857142857</text:p>
          </table:table-cell>
          <table:table-cell table:formula="of:=[.G122]/[.F122]" office:value-type="float" office:value="2.17391304347826">
            <text:p>2,1739130435</text:p>
          </table:table-cell>
          <table:table-cell table:formula="of:=ABS([.H122]-[.I122])" office:value-type="float" office:value="0.388198757763975">
            <text:p>0,3881987578</text:p>
          </table:table-cell>
        </table:table-row>
        <table:table-row table:style-name="ro1">
          <table:table-cell office:value-type="string">
            <text:p>../istanze/CL_06_50_02.TXT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table:formula="of:=[.C123]/[.B123]" office:value-type="float" office:value="2.27272727272727">
            <text:p>2,2727272727</text:p>
          </table:table-cell>
          <table:table-cell table:formula="of:=[.G123]/[.F123]" office:value-type="float" office:value="1.85185185185185">
            <text:p>1,8518518519</text:p>
          </table:table-cell>
          <table:table-cell table:formula="of:=ABS([.H123]-[.I123])" office:value-type="float" office:value="0.420875420875421">
            <text:p>0,4208754209</text:p>
          </table:table-cell>
        </table:table-row>
        <table:table-row table:style-name="ro1">
          <table:table-cell office:value-type="string">
            <text:p>../istanze/CL_06_50_04.TXT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table:formula="of:=[.C124]/[.B124]" office:value-type="float" office:value="2.27272727272727">
            <text:p>2,2727272727</text:p>
          </table:table-cell>
          <table:table-cell table:formula="of:=[.G124]/[.F124]" office:value-type="float" office:value="1.85185185185185">
            <text:p>1,8518518519</text:p>
          </table:table-cell>
          <table:table-cell table:formula="of:=ABS([.H124]-[.I124])" office:value-type="float" office:value="0.420875420875421">
            <text:p>0,4208754209</text:p>
          </table:table-cell>
        </table:table-row>
        <table:table-row table:style-name="ro1">
          <table:table-cell office:value-type="string">
            <text:p>../istanze/CL_04_50_10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table:formula="of:=[.C125]/[.B125]" office:value-type="float" office:value="1.42857142857143">
            <text:p>1,4285714286</text:p>
          </table:table-cell>
          <table:table-cell table:formula="of:=[.G125]/[.F125]" office:value-type="float" office:value="1.85185185185185">
            <text:p>1,8518518519</text:p>
          </table:table-cell>
          <table:table-cell table:formula="of:=ABS([.H125]-[.I125])" office:value-type="float" office:value="0.423280423280423">
            <text:p>0,4232804233</text:p>
          </table:table-cell>
        </table:table-row>
        <table:table-row table:style-name="ro1">
          <table:table-cell office:value-type="string">
            <text:p>../istanze/CL_06_50_07.TXT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formula="of:=[.C126]/[.B126]" office:value-type="float" office:value="2.27272727272727">
            <text:p>2,2727272727</text:p>
          </table:table-cell>
          <table:table-cell table:formula="of:=[.G126]/[.F126]" office:value-type="float" office:value="1.78571428571429">
            <text:p>1,7857142857</text:p>
          </table:table-cell>
          <table:table-cell table:formula="of:=ABS([.H126]-[.I126])" office:value-type="float" office:value="0.487012987012987">
            <text:p>0,487012987</text:p>
          </table:table-cell>
        </table:table-row>
        <table:table-row table:style-name="ro1">
          <table:table-cell office:value-type="string">
            <text:p>../istanze/CL_06_50_09.TXT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formula="of:=[.C127]/[.B127]" office:value-type="float" office:value="2.27272727272727">
            <text:p>2,2727272727</text:p>
          </table:table-cell>
          <table:table-cell table:formula="of:=[.G127]/[.F127]" office:value-type="float" office:value="1.78571428571429">
            <text:p>1,7857142857</text:p>
          </table:table-cell>
          <table:table-cell table:formula="of:=ABS([.H127]-[.I127])" office:value-type="float" office:value="0.487012987012987">
            <text:p>0,487012987</text:p>
          </table:table-cell>
        </table:table-row>
        <table:table-row table:style-name="ro1">
          <table:table-cell office:value-type="string">
            <text:p>../istanze/CL_04_50_04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table:formula="of:=[.C128]/[.B128]" office:value-type="float" office:value="1.42857142857143">
            <text:p>1,4285714286</text:p>
          </table:table-cell>
          <table:table-cell table:formula="of:=[.G128]/[.F128]" office:value-type="float" office:value="1.92307692307692">
            <text:p>1,9230769231</text:p>
          </table:table-cell>
          <table:table-cell table:formula="of:=ABS([.H128]-[.I128])" office:value-type="float" office:value="0.494505494505495">
            <text:p>0,4945054945</text:p>
          </table:table-cell>
        </table:table-row>
        <table:table-row table:style-name="ro1">
          <table:table-cell office:value-type="string">
            <text:p>../istanze/CL_04_50_06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table:formula="of:=[.C129]/[.B129]" office:value-type="float" office:value="1.42857142857143">
            <text:p>1,4285714286</text:p>
          </table:table-cell>
          <table:table-cell table:formula="of:=[.G129]/[.F129]" office:value-type="float" office:value="1.92307692307692">
            <text:p>1,9230769231</text:p>
          </table:table-cell>
          <table:table-cell table:formula="of:=ABS([.H129]-[.I129])" office:value-type="float" office:value="0.494505494505495">
            <text:p>0,4945054945</text:p>
          </table:table-cell>
        </table:table-row>
        <table:table-row table:style-name="ro1">
          <table:table-cell office:value-type="string">
            <text:p>../istanze/CL_04_50_07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table:formula="of:=[.C130]/[.B130]" office:value-type="float" office:value="1.42857142857143">
            <text:p>1,4285714286</text:p>
          </table:table-cell>
          <table:table-cell table:formula="of:=[.G130]/[.F130]" office:value-type="float" office:value="1.92307692307692">
            <text:p>1,9230769231</text:p>
          </table:table-cell>
          <table:table-cell table:formula="of:=ABS([.H130]-[.I130])" office:value-type="float" office:value="0.494505494505495">
            <text:p>0,4945054945</text:p>
          </table:table-cell>
        </table:table-row>
        <table:table-row table:style-name="ro1">
          <table:table-cell office:value-type="string">
            <text:p>../istanze/CL_04_50_08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table:formula="of:=[.C131]/[.B131]" office:value-type="float" office:value="1.42857142857143">
            <text:p>1,4285714286</text:p>
          </table:table-cell>
          <table:table-cell table:formula="of:=[.G131]/[.F131]" office:value-type="float" office:value="1.92307692307692">
            <text:p>1,9230769231</text:p>
          </table:table-cell>
          <table:table-cell table:formula="of:=ABS([.H131]-[.I131])" office:value-type="float" office:value="0.494505494505495">
            <text:p>0,4945054945</text:p>
          </table:table-cell>
        </table:table-row>
        <table:table-row table:style-name="ro1">
          <table:table-cell office:value-type="string">
            <text:p>../istanze/CL_04_50_09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table:formula="of:=[.C132]/[.B132]" office:value-type="float" office:value="1.42857142857143">
            <text:p>1,4285714286</text:p>
          </table:table-cell>
          <table:table-cell table:formula="of:=[.G132]/[.F132]" office:value-type="float" office:value="1.92307692307692">
            <text:p>1,9230769231</text:p>
          </table:table-cell>
          <table:table-cell table:formula="of:=ABS([.H132]-[.I132])" office:value-type="float" office:value="0.494505494505495">
            <text:p>0,4945054945</text:p>
          </table:table-cell>
        </table:table-row>
        <table:table-row table:style-name="ro1">
          <table:table-cell office:value-type="string">
            <text:p>../istanze/CL_03_50_02.TXT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formula="of:=[.C133]/[.B133]" office:value-type="float" office:value="1.61290322580645">
            <text:p>1,6129032258</text:p>
          </table:table-cell>
          <table:table-cell table:formula="of:=[.G133]/[.F133]" office:value-type="float" office:value="2.17391304347826">
            <text:p>2,1739130435</text:p>
          </table:table-cell>
          <table:table-cell table:formula="of:=ABS([.H133]-[.I133])" office:value-type="float" office:value="0.561009817671809">
            <text:p>0,5610098177</text:p>
          </table:table-cell>
        </table:table-row>
        <table:table-row table:style-name="ro1">
          <table:table-cell office:value-type="string">
            <text:p>../istanze/CL_03_50_04.TXT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formula="of:=[.C134]/[.B134]" office:value-type="float" office:value="1.61290322580645">
            <text:p>1,6129032258</text:p>
          </table:table-cell>
          <table:table-cell table:formula="of:=[.G134]/[.F134]" office:value-type="float" office:value="2.17391304347826">
            <text:p>2,1739130435</text:p>
          </table:table-cell>
          <table:table-cell table:formula="of:=ABS([.H134]-[.I134])" office:value-type="float" office:value="0.561009817671809">
            <text:p>0,5610098177</text:p>
          </table:table-cell>
        </table:table-row>
        <table:table-row table:style-name="ro1">
          <table:table-cell office:value-type="string">
            <text:p>../istanze/CL_04_50_01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[.C135]/[.B135]" office:value-type="float" office:value="1.42857142857143">
            <text:p>1,4285714286</text:p>
          </table:table-cell>
          <table:table-cell table:formula="of:=[.G135]/[.F135]" office:value-type="float" office:value="2">
            <text:p>2</text:p>
          </table:table-cell>
          <table:table-cell table:formula="of:=ABS([.H135]-[.I135])" office:value-type="float" office:value="0.571428571428571">
            <text:p>0,5714285714</text:p>
          </table:table-cell>
        </table:table-row>
        <table:table-row table:style-name="ro1">
          <table:table-cell office:value-type="string">
            <text:p>../istanze/CL_04_50_02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[.C136]/[.B136]" office:value-type="float" office:value="1.42857142857143">
            <text:p>1,4285714286</text:p>
          </table:table-cell>
          <table:table-cell table:formula="of:=[.G136]/[.F136]" office:value-type="float" office:value="2">
            <text:p>2</text:p>
          </table:table-cell>
          <table:table-cell table:formula="of:=ABS([.H136]-[.I136])" office:value-type="float" office:value="0.571428571428571">
            <text:p>0,5714285714</text:p>
          </table:table-cell>
        </table:table-row>
        <table:table-row table:style-name="ro1">
          <table:table-cell office:value-type="string">
            <text:p>../istanze/CL_04_50_03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[.C137]/[.B137]" office:value-type="float" office:value="1.42857142857143">
            <text:p>1,4285714286</text:p>
          </table:table-cell>
          <table:table-cell table:formula="of:=[.G137]/[.F137]" office:value-type="float" office:value="2">
            <text:p>2</text:p>
          </table:table-cell>
          <table:table-cell table:formula="of:=ABS([.H137]-[.I137])" office:value-type="float" office:value="0.571428571428571">
            <text:p>0,5714285714</text:p>
          </table:table-cell>
        </table:table-row>
        <table:table-row table:style-name="ro1">
          <table:table-cell office:value-type="string">
            <text:p>../istanze/CL_04_50_05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[.C138]/[.B138]" office:value-type="float" office:value="1.42857142857143">
            <text:p>1,4285714286</text:p>
          </table:table-cell>
          <table:table-cell table:formula="of:=[.G138]/[.F138]" office:value-type="float" office:value="2">
            <text:p>2</text:p>
          </table:table-cell>
          <table:table-cell table:formula="of:=ABS([.H138]-[.I138])" office:value-type="float" office:value="0.571428571428571">
            <text:p>0,5714285714</text:p>
          </table:table-cell>
        </table:table-row>
        <table:table-row table:style-name="ro1">
          <table:table-cell office:value-type="string">
            <text:p>../istanze/CL_06_50_05.TXT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formula="of:=[.C139]/[.B139]" office:value-type="float" office:value="2.38095238095238">
            <text:p>2,380952381</text:p>
          </table:table-cell>
          <table:table-cell table:formula="of:=[.G139]/[.F139]" office:value-type="float" office:value="1.78571428571429">
            <text:p>1,7857142857</text:p>
          </table:table-cell>
          <table:table-cell table:formula="of:=ABS([.H139]-[.I139])" office:value-type="float" office:value="0.595238095238095">
            <text:p>0,5952380952</text:p>
          </table:table-cell>
        </table:table-row>
        <table:table-row table:style-name="ro1">
          <table:table-cell office:value-type="string">
            <text:p>../istanze/CL_03_50_01.TXT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formula="of:=[.C140]/[.B140]" office:value-type="float" office:value="1.66666666666667">
            <text:p>1,6666666667</text:p>
          </table:table-cell>
          <table:table-cell table:formula="of:=[.G140]/[.F140]" office:value-type="float" office:value="2.27272727272727">
            <text:p>2,2727272727</text:p>
          </table:table-cell>
          <table:table-cell table:formula="of:=ABS([.H140]-[.I140])" office:value-type="float" office:value="0.606060606060606">
            <text:p>0,6060606061</text:p>
          </table:table-cell>
        </table:table-row>
        <table:table-row table:style-name="ro1">
          <table:table-cell office:value-type="string">
            <text:p>../istanze/CL_06_50_03.TXT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formula="of:=[.C141]/[.B141]" office:value-type="float" office:value="2.27272727272727">
            <text:p>2,2727272727</text:p>
          </table:table-cell>
          <table:table-cell table:formula="of:=[.G141]/[.F141]" office:value-type="float" office:value="1.66666666666667">
            <text:p>1,6666666667</text:p>
          </table:table-cell>
          <table:table-cell table:formula="of:=ABS([.H141]-[.I141])" office:value-type="float" office:value="0.606060606060606">
            <text:p>0,6060606061</text:p>
          </table:table-cell>
        </table:table-row>
        <table:table-row table:style-name="ro1">
          <table:table-cell office:value-type="string">
            <text:p>../istanze/CL_03_50_06.TXT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formula="of:=[.C142]/[.B142]" office:value-type="float" office:value="1.5625">
            <text:p>1,5625</text:p>
          </table:table-cell>
          <table:table-cell table:formula="of:=[.G142]/[.F142]" office:value-type="float" office:value="2.27272727272727">
            <text:p>2,2727272727</text:p>
          </table:table-cell>
          <table:table-cell table:formula="of:=ABS([.H142]-[.I142])" office:value-type="float" office:value="0.710227272727273">
            <text:p>0,7102272727</text:p>
          </table:table-cell>
        </table:table-row>
        <table:table-row table:style-name="ro1">
          <table:table-cell office:value-type="string">
            <text:p>../istanze/CL_06_50_01.TXT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formula="of:=[.C143]/[.B143]" office:value-type="float" office:value="2.38095238095238">
            <text:p>2,380952381</text:p>
          </table:table-cell>
          <table:table-cell table:formula="of:=[.G143]/[.F143]" office:value-type="float" office:value="1.66666666666667">
            <text:p>1,6666666667</text:p>
          </table:table-cell>
          <table:table-cell table:formula="of:=ABS([.H143]-[.I143])" office:value-type="float" office:value="0.714285714285714">
            <text:p>0,7142857143</text:p>
          </table:table-cell>
        </table:table-row>
        <table:table-row table:style-name="ro1">
          <table:table-cell office:value-type="string">
            <text:p>../istanze/CL_05_50_09.TX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[.C144]/[.B144]" office:value-type="float" office:value="1.25">
            <text:p>1,25</text:p>
          </table:table-cell>
          <table:table-cell table:formula="of:=[.G144]/[.F144]" office:value-type="float" office:value="2">
            <text:p>2</text:p>
          </table:table-cell>
          <table:table-cell table:formula="of:=ABS([.H144]-[.I144])" office:value-type="float" office:value="0.75">
            <text:p>0,75</text:p>
          </table:table-cell>
        </table:table-row>
        <table:table-row table:style-name="ro1">
          <table:table-cell office:value-type="string">
            <text:p>../istanze/CL_05_50_10.TX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[.C145]/[.B145]" office:value-type="float" office:value="1.25">
            <text:p>1,25</text:p>
          </table:table-cell>
          <table:table-cell table:formula="of:=[.G145]/[.F145]" office:value-type="float" office:value="2">
            <text:p>2</text:p>
          </table:table-cell>
          <table:table-cell table:formula="of:=ABS([.H145]-[.I145])" office:value-type="float" office:value="0.75">
            <text:p>0,75</text:p>
          </table:table-cell>
        </table:table-row>
        <table:table-row table:style-name="ro1">
          <table:table-cell office:value-type="string">
            <text:p>../istanze/CL_05_50_06.TX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table:formula="of:=[.C146]/[.B146]" office:value-type="float" office:value="1.25">
            <text:p>1,25</text:p>
          </table:table-cell>
          <table:table-cell table:formula="of:=[.G146]/[.F146]" office:value-type="float" office:value="2.08333333333333">
            <text:p>2,0833333333</text:p>
          </table:table-cell>
          <table:table-cell table:formula="of:=ABS([.H146]-[.I146])" office:value-type="float" office:value="0.833333333333333">
            <text:p>0,8333333333</text:p>
          </table:table-cell>
        </table:table-row>
        <table:table-row table:style-name="ro1">
          <table:table-cell office:value-type="string">
            <text:p>../istanze/CL_05_50_07.TX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table:formula="of:=[.C147]/[.B147]" office:value-type="float" office:value="1.25">
            <text:p>1,25</text:p>
          </table:table-cell>
          <table:table-cell table:formula="of:=[.G147]/[.F147]" office:value-type="float" office:value="2.08333333333333">
            <text:p>2,0833333333</text:p>
          </table:table-cell>
          <table:table-cell table:formula="of:=ABS([.H147]-[.I147])" office:value-type="float" office:value="0.833333333333333">
            <text:p>0,8333333333</text:p>
          </table:table-cell>
        </table:table-row>
        <table:table-row table:style-name="ro1">
          <table:table-cell office:value-type="string">
            <text:p>../istanze/CL_05_50_08.TX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table:formula="of:=[.C148]/[.B148]" office:value-type="float" office:value="1.25">
            <text:p>1,25</text:p>
          </table:table-cell>
          <table:table-cell table:formula="of:=[.G148]/[.F148]" office:value-type="float" office:value="2.08333333333333">
            <text:p>2,0833333333</text:p>
          </table:table-cell>
          <table:table-cell table:formula="of:=ABS([.H148]-[.I148])" office:value-type="float" office:value="0.833333333333333">
            <text:p>0,8333333333</text:p>
          </table:table-cell>
        </table:table-row>
        <table:table-row table:style-name="ro1">
          <table:table-cell office:value-type="string">
            <text:p>../istanze/CL_03_50_03.TXT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[.C149]/[.B149]" office:value-type="float" office:value="1.61290322580645">
            <text:p>1,6129032258</text:p>
          </table:table-cell>
          <table:table-cell table:formula="of:=[.G149]/[.F149]" office:value-type="float" office:value="2.5">
            <text:p>2,5</text:p>
          </table:table-cell>
          <table:table-cell table:formula="of:=ABS([.H149]-[.I149])" office:value-type="float" office:value="0.887096774193548">
            <text:p>0,8870967742</text:p>
          </table:table-cell>
        </table:table-row>
        <table:table-row table:style-name="ro1">
          <table:table-cell office:value-type="string">
            <text:p>../istanze/CL_05_50_01.TX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formula="of:=[.C150]/[.B150]" office:value-type="float" office:value="1.25">
            <text:p>1,25</text:p>
          </table:table-cell>
          <table:table-cell table:formula="of:=[.G150]/[.F150]" office:value-type="float" office:value="2.17391304347826">
            <text:p>2,1739130435</text:p>
          </table:table-cell>
          <table:table-cell table:formula="of:=ABS([.H150]-[.I150])" office:value-type="float" office:value="0.923913043478261">
            <text:p>0,9239130435</text:p>
          </table:table-cell>
        </table:table-row>
        <table:table-row table:style-name="ro1">
          <table:table-cell office:value-type="string">
            <text:p>../istanze/CL_05_50_02.TX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formula="of:=[.C151]/[.B151]" office:value-type="float" office:value="1.25">
            <text:p>1,25</text:p>
          </table:table-cell>
          <table:table-cell table:formula="of:=[.G151]/[.F151]" office:value-type="float" office:value="2.17391304347826">
            <text:p>2,1739130435</text:p>
          </table:table-cell>
          <table:table-cell table:formula="of:=ABS([.H151]-[.I151])" office:value-type="float" office:value="0.923913043478261">
            <text:p>0,9239130435</text:p>
          </table:table-cell>
        </table:table-row>
        <table:table-row table:style-name="ro1">
          <table:table-cell office:value-type="string">
            <text:p>../istanze/CL_05_50_03.TX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formula="of:=[.C152]/[.B152]" office:value-type="float" office:value="1.25">
            <text:p>1,25</text:p>
          </table:table-cell>
          <table:table-cell table:formula="of:=[.G152]/[.F152]" office:value-type="float" office:value="2.17391304347826">
            <text:p>2,1739130435</text:p>
          </table:table-cell>
          <table:table-cell table:formula="of:=ABS([.H152]-[.I152])" office:value-type="float" office:value="0.923913043478261">
            <text:p>0,9239130435</text:p>
          </table:table-cell>
        </table:table-row>
        <table:table-row table:style-name="ro1">
          <table:table-cell office:value-type="string">
            <text:p>../istanze/CL_05_50_04.TX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formula="of:=[.C153]/[.B153]" office:value-type="float" office:value="1.25">
            <text:p>1,25</text:p>
          </table:table-cell>
          <table:table-cell table:formula="of:=[.G153]/[.F153]" office:value-type="float" office:value="2.17391304347826">
            <text:p>2,1739130435</text:p>
          </table:table-cell>
          <table:table-cell table:formula="of:=ABS([.H153]-[.I153])" office:value-type="float" office:value="0.923913043478261">
            <text:p>0,9239130435</text:p>
          </table:table-cell>
        </table:table-row>
        <table:table-row table:style-name="ro1">
          <table:table-cell office:value-type="string">
            <text:p>../istanze/CL_05_50_05.TX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formula="of:=[.C154]/[.B154]" office:value-type="float" office:value="1.25">
            <text:p>1,25</text:p>
          </table:table-cell>
          <table:table-cell table:formula="of:=[.G154]/[.F154]" office:value-type="float" office:value="2.17391304347826">
            <text:p>2,1739130435</text:p>
          </table:table-cell>
          <table:table-cell table:formula="of:=ABS([.H154]-[.I154])" office:value-type="float" office:value="0.923913043478261">
            <text:p>0,9239130435</text:p>
          </table:table-cell>
        </table:table-row>
        <table:table-row table:style-name="ro1">
          <table:table-cell office:value-type="string">
            <text:p>../istanze/CL_07_50_07.TXT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table:formula="of:=[.C155]/[.B155]" office:value-type="float" office:value="2.27272727272727">
            <text:p>2,2727272727</text:p>
          </table:table-cell>
          <table:table-cell table:formula="of:=[.G155]/[.F155]" office:value-type="float" office:value="1.31578947368421">
            <text:p>1,3157894737</text:p>
          </table:table-cell>
          <table:table-cell table:formula="of:=ABS([.H155]-[.I155])" office:value-type="float" office:value="0.956937799043062">
            <text:p>0,956937799</text:p>
          </table:table-cell>
        </table:table-row>
        <table:table-row table:style-name="ro1">
          <table:table-cell office:value-type="string">
            <text:p>../istanze/CL_07_50_09.TXT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62">
            <text:p>62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table:formula="of:=[.C156]/[.B156]" office:value-type="float" office:value="2.27272727272727">
            <text:p>2,2727272727</text:p>
          </table:table-cell>
          <table:table-cell table:formula="of:=[.G156]/[.F156]" office:value-type="float" office:value="1.31578947368421">
            <text:p>1,3157894737</text:p>
          </table:table-cell>
          <table:table-cell table:formula="of:=ABS([.H156]-[.I156])" office:value-type="float" office:value="0.956937799043062">
            <text:p>0,956937799</text:p>
          </table:table-cell>
        </table:table-row>
        <table:table-row table:style-name="ro1">
          <table:table-cell office:value-type="string">
            <text:p>../istanze/CL_07_50_01.TXT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table:formula="of:=[.C157]/[.B157]" office:value-type="float" office:value="2.38095238095238">
            <text:p>2,380952381</text:p>
          </table:table-cell>
          <table:table-cell table:formula="of:=[.G157]/[.F157]" office:value-type="float" office:value="1.38888888888889">
            <text:p>1,3888888889</text:p>
          </table:table-cell>
          <table:table-cell table:formula="of:=ABS([.H157]-[.I157])" office:value-type="float" office:value="0.992063492063492">
            <text:p>0,9920634921</text:p>
          </table:table-cell>
        </table:table-row>
        <table:table-row table:style-name="ro1">
          <table:table-cell office:value-type="string">
            <text:p>../istanze/CL_07_50_05.TXT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table:formula="of:=[.C158]/[.B158]" office:value-type="float" office:value="2.38095238095238">
            <text:p>2,380952381</text:p>
          </table:table-cell>
          <table:table-cell table:formula="of:=[.G158]/[.F158]" office:value-type="float" office:value="1.38888888888889">
            <text:p>1,3888888889</text:p>
          </table:table-cell>
          <table:table-cell table:formula="of:=ABS([.H158]-[.I158])" office:value-type="float" office:value="0.992063492063492">
            <text:p>0,9920634921</text:p>
          </table:table-cell>
        </table:table-row>
        <table:table-row table:style-name="ro1">
          <table:table-cell office:value-type="string">
            <text:p>../istanze/CL_03_50_05.TXT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table:formula="of:=[.C159]/[.B159]" office:value-type="float" office:value="1.61290322580645">
            <text:p>1,6129032258</text:p>
          </table:table-cell>
          <table:table-cell table:formula="of:=[.G159]/[.F159]" office:value-type="float" office:value="2.63157894736842">
            <text:p>2,6315789474</text:p>
          </table:table-cell>
          <table:table-cell table:formula="of:=ABS([.H159]-[.I159])" office:value-type="float" office:value="1.01867572156197">
            <text:p>1,0186757216</text:p>
          </table:table-cell>
        </table:table-row>
        <table:table-row table:style-name="ro1">
          <table:table-cell office:value-type="string">
            <text:p>../istanze/CL_07_50_03.TXT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table:formula="of:=[.C160]/[.B160]" office:value-type="float" office:value="2.38095238095238">
            <text:p>2,380952381</text:p>
          </table:table-cell>
          <table:table-cell table:formula="of:=[.G160]/[.F160]" office:value-type="float" office:value="1.35135135135135">
            <text:p>1,3513513514</text:p>
          </table:table-cell>
          <table:table-cell table:formula="of:=ABS([.H160]-[.I160])" office:value-type="float" office:value="1.02960102960103">
            <text:p>1,0296010296</text:p>
          </table:table-cell>
        </table:table-row>
        <table:table-row table:style-name="ro1">
          <table:table-cell office:value-type="string">
            <text:p>../istanze/CL_03_50_08.TXT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table:formula="of:=[.C161]/[.B161]" office:value-type="float" office:value="1.5625">
            <text:p>1,5625</text:p>
          </table:table-cell>
          <table:table-cell table:formula="of:=[.G161]/[.F161]" office:value-type="float" office:value="2.63157894736842">
            <text:p>2,6315789474</text:p>
          </table:table-cell>
          <table:table-cell table:formula="of:=ABS([.H161]-[.I161])" office:value-type="float" office:value="1.06907894736842">
            <text:p>1,0690789474</text:p>
          </table:table-cell>
        </table:table-row>
        <table:table-row table:style-name="ro1">
          <table:table-cell office:value-type="string">
            <text:p>../istanze/CL_03_50_10.TXT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table:formula="of:=[.C162]/[.B162]" office:value-type="float" office:value="1.5625">
            <text:p>1,5625</text:p>
          </table:table-cell>
          <table:table-cell table:formula="of:=[.G162]/[.F162]" office:value-type="float" office:value="2.63157894736842">
            <text:p>2,6315789474</text:p>
          </table:table-cell>
          <table:table-cell table:formula="of:=ABS([.H162]-[.I162])" office:value-type="float" office:value="1.06907894736842">
            <text:p>1,0690789474</text:p>
          </table:table-cell>
        </table:table-row>
        <table:table-row table:style-name="ro1">
          <table:table-cell office:value-type="string">
            <text:p>../istanze/CL_02_50_02.TXT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table:formula="of:=[.C163]/[.B163]" office:value-type="float" office:value="1.61290322580645">
            <text:p>1,6129032258</text:p>
          </table:table-cell>
          <table:table-cell table:formula="of:=[.G163]/[.F163]" office:value-type="float" office:value="2.77777777777778">
            <text:p>2,7777777778</text:p>
          </table:table-cell>
          <table:table-cell table:formula="of:=ABS([.H163]-[.I163])" office:value-type="float" office:value="1.16487455197133">
            <text:p>1,164874552</text:p>
          </table:table-cell>
        </table:table-row>
        <table:table-row table:style-name="ro1">
          <table:table-cell office:value-type="string">
            <text:p>../istanze/CL_02_50_04.TXT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table:formula="of:=[.C164]/[.B164]" office:value-type="float" office:value="1.61290322580645">
            <text:p>1,6129032258</text:p>
          </table:table-cell>
          <table:table-cell table:formula="of:=[.G164]/[.F164]" office:value-type="float" office:value="2.77777777777778">
            <text:p>2,7777777778</text:p>
          </table:table-cell>
          <table:table-cell table:formula="of:=ABS([.H164]-[.I164])" office:value-type="float" office:value="1.16487455197133">
            <text:p>1,164874552</text:p>
          </table:table-cell>
        </table:table-row>
        <table:table-row table:style-name="ro1">
          <table:table-cell office:value-type="string">
            <text:p>../istanze/CL_07_50_02.TXT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table:formula="of:=[.C165]/[.B165]" office:value-type="float" office:value="2.63157894736842">
            <text:p>2,6315789474</text:p>
          </table:table-cell>
          <table:table-cell table:formula="of:=[.G165]/[.F165]" office:value-type="float" office:value="1.35135135135135">
            <text:p>1,3513513514</text:p>
          </table:table-cell>
          <table:table-cell table:formula="of:=ABS([.H165]-[.I165])" office:value-type="float" office:value="1.28022759601707">
            <text:p>1,280227596</text:p>
          </table:table-cell>
        </table:table-row>
        <table:table-row table:style-name="ro1">
          <table:table-cell office:value-type="string">
            <text:p>../istanze/CL_07_50_06.TXT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table:formula="of:=[.C166]/[.B166]" office:value-type="float" office:value="2.63157894736842">
            <text:p>2,6315789474</text:p>
          </table:table-cell>
          <table:table-cell table:formula="of:=[.G166]/[.F166]" office:value-type="float" office:value="1.35135135135135">
            <text:p>1,3513513514</text:p>
          </table:table-cell>
          <table:table-cell table:formula="of:=ABS([.H166]-[.I166])" office:value-type="float" office:value="1.28022759601707">
            <text:p>1,280227596</text:p>
          </table:table-cell>
        </table:table-row>
        <table:table-row table:style-name="ro1">
          <table:table-cell office:value-type="string">
            <text:p>../istanze/CL_07_50_10.TXT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table:formula="of:=[.C167]/[.B167]" office:value-type="float" office:value="2.63157894736842">
            <text:p>2,6315789474</text:p>
          </table:table-cell>
          <table:table-cell table:formula="of:=[.G167]/[.F167]" office:value-type="float" office:value="1.35135135135135">
            <text:p>1,3513513514</text:p>
          </table:table-cell>
          <table:table-cell table:formula="of:=ABS([.H167]-[.I167])" office:value-type="float" office:value="1.28022759601707">
            <text:p>1,280227596</text:p>
          </table:table-cell>
        </table:table-row>
        <table:table-row table:style-name="ro1">
          <table:table-cell office:value-type="string">
            <text:p>../istanze/CL_07_50_04.TXT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table:formula="of:=[.C168]/[.B168]" office:value-type="float" office:value="2.63157894736842">
            <text:p>2,6315789474</text:p>
          </table:table-cell>
          <table:table-cell table:formula="of:=[.G168]/[.F168]" office:value-type="float" office:value="1.31578947368421">
            <text:p>1,3157894737</text:p>
          </table:table-cell>
          <table:table-cell table:formula="of:=ABS([.H168]-[.I168])" office:value-type="float" office:value="1.31578947368421">
            <text:p>1,3157894737</text:p>
          </table:table-cell>
        </table:table-row>
        <table:table-row table:style-name="ro1">
          <table:table-cell office:value-type="string">
            <text:p>../istanze/CL_08_50_09.TXT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formula="of:=[.C169]/[.B169]" office:value-type="float" office:value="2">
            <text:p>2</text:p>
          </table:table-cell>
          <table:table-cell table:formula="of:=[.G169]/[.F169]" office:value-type="float" office:value="3.33333333333333">
            <text:p>3,3333333333</text:p>
          </table:table-cell>
          <table:table-cell table:formula="of:=ABS([.H169]-[.I169])" office:value-type="float" office:value="1.33333333333333">
            <text:p>1,3333333333</text:p>
          </table:table-cell>
        </table:table-row>
        <table:table-row table:style-name="ro1">
          <table:table-cell office:value-type="string">
            <text:p>../istanze/CL_08_50_10.TXT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formula="of:=[.C170]/[.B170]" office:value-type="float" office:value="2">
            <text:p>2</text:p>
          </table:table-cell>
          <table:table-cell table:formula="of:=[.G170]/[.F170]" office:value-type="float" office:value="3.33333333333333">
            <text:p>3,3333333333</text:p>
          </table:table-cell>
          <table:table-cell table:formula="of:=ABS([.H170]-[.I170])" office:value-type="float" office:value="1.33333333333333">
            <text:p>1,3333333333</text:p>
          </table:table-cell>
        </table:table-row>
        <table:table-row table:style-name="ro1">
          <table:table-cell office:value-type="string">
            <text:p>../istanze/CL_07_50_08.TXT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formula="of:=[.C171]/[.B171]" office:value-type="float" office:value="2.77777777777778">
            <text:p>2,7777777778</text:p>
          </table:table-cell>
          <table:table-cell table:formula="of:=[.G171]/[.F171]" office:value-type="float" office:value="1.42857142857143">
            <text:p>1,4285714286</text:p>
          </table:table-cell>
          <table:table-cell table:formula="of:=ABS([.H171]-[.I171])" office:value-type="float" office:value="1.34920634920635">
            <text:p>1,3492063492</text:p>
          </table:table-cell>
        </table:table-row>
        <table:table-row table:style-name="ro1">
          <table:table-cell office:value-type="string">
            <text:p>../istanze/CL_02_50_06.TXT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table:formula="of:=[.C172]/[.B172]" office:value-type="float" office:value="1.5625">
            <text:p>1,5625</text:p>
          </table:table-cell>
          <table:table-cell table:formula="of:=[.G172]/[.F172]" office:value-type="float" office:value="2.94117647058824">
            <text:p>2,9411764706</text:p>
          </table:table-cell>
          <table:table-cell table:formula="of:=ABS([.H172]-[.I172])" office:value-type="float" office:value="1.37867647058824">
            <text:p>1,3786764706</text:p>
          </table:table-cell>
        </table:table-row>
        <table:table-row table:style-name="ro1">
          <table:table-cell office:value-type="string">
            <text:p>../istanze/CL_02_50_01.TXT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table:formula="of:=[.C173]/[.B173]" office:value-type="float" office:value="1.66666666666667">
            <text:p>1,6666666667</text:p>
          </table:table-cell>
          <table:table-cell table:formula="of:=[.G173]/[.F173]" office:value-type="float" office:value="3.125">
            <text:p>3,125</text:p>
          </table:table-cell>
          <table:table-cell table:formula="of:=ABS([.H173]-[.I173])" office:value-type="float" office:value="1.45833333333333">
            <text:p>1,4583333333</text:p>
          </table:table-cell>
        </table:table-row>
        <table:table-row table:style-name="ro1">
          <table:table-cell office:value-type="string">
            <text:p>../istanze/CL_08_50_02.TXT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table:formula="of:=[.C174]/[.B174]" office:value-type="float" office:value="2">
            <text:p>2</text:p>
          </table:table-cell>
          <table:table-cell table:formula="of:=[.G174]/[.F174]" office:value-type="float" office:value="3.57142857142857">
            <text:p>3,5714285714</text:p>
          </table:table-cell>
          <table:table-cell table:formula="of:=ABS([.H174]-[.I174])" office:value-type="float" office:value="1.57142857142857">
            <text:p>1,5714285714</text:p>
          </table:table-cell>
        </table:table-row>
        <table:table-row table:style-name="ro1">
          <table:table-cell office:value-type="string">
            <text:p>../istanze/CL_08_50_03.TXT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table:formula="of:=[.C175]/[.B175]" office:value-type="float" office:value="2">
            <text:p>2</text:p>
          </table:table-cell>
          <table:table-cell table:formula="of:=[.G175]/[.F175]" office:value-type="float" office:value="3.57142857142857">
            <text:p>3,5714285714</text:p>
          </table:table-cell>
          <table:table-cell table:formula="of:=ABS([.H175]-[.I175])" office:value-type="float" office:value="1.57142857142857">
            <text:p>1,5714285714</text:p>
          </table:table-cell>
        </table:table-row>
        <table:table-row table:style-name="ro1">
          <table:table-cell office:value-type="string">
            <text:p>../istanze/CL_08_50_04.TXT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table:formula="of:=[.C176]/[.B176]" office:value-type="float" office:value="2">
            <text:p>2</text:p>
          </table:table-cell>
          <table:table-cell table:formula="of:=[.G176]/[.F176]" office:value-type="float" office:value="3.57142857142857">
            <text:p>3,5714285714</text:p>
          </table:table-cell>
          <table:table-cell table:formula="of:=ABS([.H176]-[.I176])" office:value-type="float" office:value="1.57142857142857">
            <text:p>1,5714285714</text:p>
          </table:table-cell>
        </table:table-row>
        <table:table-row table:style-name="ro1">
          <table:table-cell office:value-type="string">
            <text:p>../istanze/CL_08_50_07.TXT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table:formula="of:=[.C177]/[.B177]" office:value-type="float" office:value="2">
            <text:p>2</text:p>
          </table:table-cell>
          <table:table-cell table:formula="of:=[.G177]/[.F177]" office:value-type="float" office:value="3.57142857142857">
            <text:p>3,5714285714</text:p>
          </table:table-cell>
          <table:table-cell table:formula="of:=ABS([.H177]-[.I177])" office:value-type="float" office:value="1.57142857142857">
            <text:p>1,5714285714</text:p>
          </table:table-cell>
        </table:table-row>
        <table:table-row table:style-name="ro1">
          <table:table-cell office:value-type="string">
            <text:p>../istanze/CL_08_50_08.TXT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table:formula="of:=[.C178]/[.B178]" office:value-type="float" office:value="2">
            <text:p>2</text:p>
          </table:table-cell>
          <table:table-cell table:formula="of:=[.G178]/[.F178]" office:value-type="float" office:value="3.57142857142857">
            <text:p>3,5714285714</text:p>
          </table:table-cell>
          <table:table-cell table:formula="of:=ABS([.H178]-[.I178])" office:value-type="float" office:value="1.57142857142857">
            <text:p>1,5714285714</text:p>
          </table:table-cell>
        </table:table-row>
        <table:table-row table:style-name="ro1">
          <table:table-cell office:value-type="string">
            <text:p>../istanze/CL_02_50_08.TXT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formula="of:=[.C179]/[.B179]" office:value-type="float" office:value="1.5625">
            <text:p>1,5625</text:p>
          </table:table-cell>
          <table:table-cell table:formula="of:=[.G179]/[.F179]" office:value-type="float" office:value="3.33333333333333">
            <text:p>3,3333333333</text:p>
          </table:table-cell>
          <table:table-cell table:formula="of:=ABS([.H179]-[.I179])" office:value-type="float" office:value="1.77083333333333">
            <text:p>1,7708333333</text:p>
          </table:table-cell>
        </table:table-row>
        <table:table-row table:style-name="ro1">
          <table:table-cell office:value-type="string">
            <text:p>../istanze/CL_02_50_10.TXT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formula="of:=[.C180]/[.B180]" office:value-type="float" office:value="1.5625">
            <text:p>1,5625</text:p>
          </table:table-cell>
          <table:table-cell table:formula="of:=[.G180]/[.F180]" office:value-type="float" office:value="3.33333333333333">
            <text:p>3,3333333333</text:p>
          </table:table-cell>
          <table:table-cell table:formula="of:=ABS([.H180]-[.I180])" office:value-type="float" office:value="1.77083333333333">
            <text:p>1,7708333333</text:p>
          </table:table-cell>
        </table:table-row>
        <table:table-row table:style-name="ro1">
          <table:table-cell office:value-type="string">
            <text:p>../istanze/CL_03_50_07.TXT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formula="of:=[.C181]/[.B181]" office:value-type="float" office:value="1.5625">
            <text:p>1,5625</text:p>
          </table:table-cell>
          <table:table-cell table:formula="of:=[.G181]/[.F181]" office:value-type="float" office:value="3.33333333333333">
            <text:p>3,3333333333</text:p>
          </table:table-cell>
          <table:table-cell table:formula="of:=ABS([.H181]-[.I181])" office:value-type="float" office:value="1.77083333333333">
            <text:p>1,7708333333</text:p>
          </table:table-cell>
        </table:table-row>
        <table:table-row table:style-name="ro1">
          <table:table-cell office:value-type="string">
            <text:p>../istanze/CL_08_50_01.TXT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table:formula="of:=[.C182]/[.B182]" office:value-type="float" office:value="2">
            <text:p>2</text:p>
          </table:table-cell>
          <table:table-cell table:formula="of:=[.G182]/[.F182]" office:value-type="float" office:value="3.84615384615385">
            <text:p>3,8461538462</text:p>
          </table:table-cell>
          <table:table-cell table:formula="of:=ABS([.H182]-[.I182])" office:value-type="float" office:value="1.84615384615385">
            <text:p>1,8461538462</text:p>
          </table:table-cell>
        </table:table-row>
        <table:table-row table:style-name="ro1">
          <table:table-cell office:value-type="string">
            <text:p>../istanze/CL_08_50_05.TXT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table:formula="of:=[.C183]/[.B183]" office:value-type="float" office:value="2">
            <text:p>2</text:p>
          </table:table-cell>
          <table:table-cell table:formula="of:=[.G183]/[.F183]" office:value-type="float" office:value="3.84615384615385">
            <text:p>3,8461538462</text:p>
          </table:table-cell>
          <table:table-cell table:formula="of:=ABS([.H183]-[.I183])" office:value-type="float" office:value="1.84615384615385">
            <text:p>1,8461538462</text:p>
          </table:table-cell>
        </table:table-row>
        <table:table-row table:style-name="ro1">
          <table:table-cell office:value-type="string">
            <text:p>../istanze/CL_08_50_06.TXT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table:formula="of:=[.C184]/[.B184]" office:value-type="float" office:value="2">
            <text:p>2</text:p>
          </table:table-cell>
          <table:table-cell table:formula="of:=[.G184]/[.F184]" office:value-type="float" office:value="3.84615384615385">
            <text:p>3,8461538462</text:p>
          </table:table-cell>
          <table:table-cell table:formula="of:=ABS([.H184]-[.I184])" office:value-type="float" office:value="1.84615384615385">
            <text:p>1,8461538462</text:p>
          </table:table-cell>
        </table:table-row>
        <table:table-row table:style-name="ro1">
          <table:table-cell office:value-type="string">
            <text:p>../istanze/CL_09_50_07.TXT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table:formula="of:=[.C185]/[.B185]" office:value-type="float" office:value="3.33333333333333">
            <text:p>3,3333333333</text:p>
          </table:table-cell>
          <table:table-cell table:formula="of:=[.G185]/[.F185]" office:value-type="float" office:value="1.47058823529412">
            <text:p>1,4705882353</text:p>
          </table:table-cell>
          <table:table-cell table:formula="of:=ABS([.H185]-[.I185])" office:value-type="float" office:value="1.86274509803922">
            <text:p>1,862745098</text:p>
          </table:table-cell>
        </table:table-row>
        <table:table-row table:style-name="ro1">
          <table:table-cell office:value-type="string">
            <text:p>../istanze/CL_09_50_08.TXT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table:formula="of:=[.C186]/[.B186]" office:value-type="float" office:value="3.33333333333333">
            <text:p>3,3333333333</text:p>
          </table:table-cell>
          <table:table-cell table:formula="of:=[.G186]/[.F186]" office:value-type="float" office:value="1.47058823529412">
            <text:p>1,4705882353</text:p>
          </table:table-cell>
          <table:table-cell table:formula="of:=ABS([.H186]-[.I186])" office:value-type="float" office:value="1.86274509803922">
            <text:p>1,862745098</text:p>
          </table:table-cell>
        </table:table-row>
        <table:table-row table:style-name="ro1">
          <table:table-cell office:value-type="string">
            <text:p>../istanze/CL_02_50_03.TXT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table:formula="of:=[.C187]/[.B187]" office:value-type="float" office:value="1.61290322580645">
            <text:p>1,6129032258</text:p>
          </table:table-cell>
          <table:table-cell table:formula="of:=[.G187]/[.F187]" office:value-type="float" office:value="3.57142857142857">
            <text:p>3,5714285714</text:p>
          </table:table-cell>
          <table:table-cell table:formula="of:=ABS([.H187]-[.I187])" office:value-type="float" office:value="1.95852534562212">
            <text:p>1,9585253456</text:p>
          </table:table-cell>
        </table:table-row>
        <table:table-row table:style-name="ro1">
          <table:table-cell office:value-type="string">
            <text:p>../istanze/CL_02_50_05.TXT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table:formula="of:=[.C188]/[.B188]" office:value-type="float" office:value="1.61290322580645">
            <text:p>1,6129032258</text:p>
          </table:table-cell>
          <table:table-cell table:formula="of:=[.G188]/[.F188]" office:value-type="float" office:value="3.57142857142857">
            <text:p>3,5714285714</text:p>
          </table:table-cell>
          <table:table-cell table:formula="of:=ABS([.H188]-[.I188])" office:value-type="float" office:value="1.95852534562212">
            <text:p>1,9585253456</text:p>
          </table:table-cell>
        </table:table-row>
        <table:table-row table:style-name="ro1">
          <table:table-cell office:value-type="string">
            <text:p>../istanze/CL_03_50_09.TXT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table:formula="of:=[.C189]/[.B189]" office:value-type="float" office:value="1.51515151515152">
            <text:p>1,5151515152</text:p>
          </table:table-cell>
          <table:table-cell table:formula="of:=[.G189]/[.F189]" office:value-type="float" office:value="3.84615384615385">
            <text:p>3,8461538462</text:p>
          </table:table-cell>
          <table:table-cell table:formula="of:=ABS([.H189]-[.I189])" office:value-type="float" office:value="2.33100233100233">
            <text:p>2,331002331</text:p>
          </table:table-cell>
        </table:table-row>
        <table:table-row table:style-name="ro1">
          <table:table-cell office:value-type="string">
            <text:p>../istanze/CL_02_50_07.TXT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table:formula="of:=[.C190]/[.B190]" office:value-type="float" office:value="1.5625">
            <text:p>1,5625</text:p>
          </table:table-cell>
          <table:table-cell table:formula="of:=[.G190]/[.F190]" office:value-type="float" office:value="4.16666666666667">
            <text:p>4,1666666667</text:p>
          </table:table-cell>
          <table:table-cell table:formula="of:=ABS([.H190]-[.I190])" office:value-type="float" office:value="2.60416666666667">
            <text:p>2,6041666667</text:p>
          </table:table-cell>
        </table:table-row>
        <table:table-row table:style-name="ro1">
          <table:table-cell office:value-type="string">
            <text:p>../istanze/CL_02_50_09.TXT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formula="of:=[.C191]/[.B191]" office:value-type="float" office:value="1.51515151515152">
            <text:p>1,5151515152</text:p>
          </table:table-cell>
          <table:table-cell table:formula="of:=[.G191]/[.F191]" office:value-type="float" office:value="4.54545454545455">
            <text:p>4,5454545455</text:p>
          </table:table-cell>
          <table:table-cell table:formula="of:=ABS([.H191]-[.I191])" office:value-type="float" office:value="3.03030303030303">
            <text:p>3,0303030303</text:p>
          </table:table-cell>
        </table:table-row>
        <table:table-row table:style-name="ro1">
          <table:table-cell office:value-type="string">
            <text:p>../istanze/CL_10_51_06.TXT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formula="of:=[.C192]/[.B192]" office:value-type="float" office:value="1.38888888888889">
            <text:p>1,3888888889</text:p>
          </table:table-cell>
          <table:table-cell table:formula="of:=[.G192]/[.F192]" office:value-type="float" office:value="1.75862068965517">
            <text:p>1,7586206897</text:p>
          </table:table-cell>
          <table:table-cell table:formula="of:=ABS([.H192]-[.I192])" office:value-type="float" office:value="0.369731800766284">
            <text:p>0,3697318008</text:p>
          </table:table-cell>
        </table:table-row>
        <table:table-row table:style-name="ro1">
          <table:table-cell office:value-type="string">
            <text:p>../istanze/CL_10_51_02.TXT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table:formula="of:=[.C193]/[.B193]" office:value-type="float" office:value="1.38888888888889">
            <text:p>1,3888888889</text:p>
          </table:table-cell>
          <table:table-cell table:formula="of:=[.G193]/[.F193]" office:value-type="float" office:value="1.82142857142857">
            <text:p>1,8214285714</text:p>
          </table:table-cell>
          <table:table-cell table:formula="of:=ABS([.H193]-[.I193])" office:value-type="float" office:value="0.432539682539683">
            <text:p>0,4325396825</text:p>
          </table:table-cell>
        </table:table-row>
        <table:table-row table:style-name="ro1">
          <table:table-cell office:value-type="string">
            <text:p>../istanze/CL_10_51_10.TXT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table:formula="of:=[.C194]/[.B194]" office:value-type="float" office:value="1.38888888888889">
            <text:p>1,3888888889</text:p>
          </table:table-cell>
          <table:table-cell table:formula="of:=[.G194]/[.F194]" office:value-type="float" office:value="1.82142857142857">
            <text:p>1,8214285714</text:p>
          </table:table-cell>
          <table:table-cell table:formula="of:=ABS([.H194]-[.I194])" office:value-type="float" office:value="0.432539682539683">
            <text:p>0,4325396825</text:p>
          </table:table-cell>
        </table:table-row>
        <table:table-row table:style-name="ro1">
          <table:table-cell office:value-type="string">
            <text:p>../istanze/CL_10_51_04.TXT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table:formula="of:=[.C195]/[.B195]" office:value-type="float" office:value="1.38888888888889">
            <text:p>1,3888888889</text:p>
          </table:table-cell>
          <table:table-cell table:formula="of:=[.G195]/[.F195]" office:value-type="float" office:value="2.125">
            <text:p>2,125</text:p>
          </table:table-cell>
          <table:table-cell table:formula="of:=ABS([.H195]-[.I195])" office:value-type="float" office:value="0.736111111111111">
            <text:p>0,7361111111</text:p>
          </table:table-cell>
        </table:table-row>
        <table:table-row table:style-name="ro1">
          <table:table-cell office:value-type="string">
            <text:p>../istanze/CL_10_51_05.TXT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23">
            <text:p>23</text:p>
          </table:table-cell>
          <table:table-cell office:value-type="float" office:value="51">
            <text:p>51</text:p>
          </table:table-cell>
          <table:table-cell table:formula="of:=[.C196]/[.B196]" office:value-type="float" office:value="1.38888888888889">
            <text:p>1,3888888889</text:p>
          </table:table-cell>
          <table:table-cell table:formula="of:=[.G196]/[.F196]" office:value-type="float" office:value="2.21739130434783">
            <text:p>2,2173913043</text:p>
          </table:table-cell>
          <table:table-cell table:formula="of:=ABS([.H196]-[.I196])" office:value-type="float" office:value="0.828502415458937">
            <text:p>0,8285024155</text:p>
          </table:table-cell>
        </table:table-row>
        <table:table-row table:style-name="ro1">
          <table:table-cell office:value-type="string">
            <text:p>../istanze/CL_10_51_08.TXT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office:value-type="float" office:value="51">
            <text:p>51</text:p>
          </table:table-cell>
          <table:table-cell table:formula="of:=[.C197]/[.B197]" office:value-type="float" office:value="1.38888888888889">
            <text:p>1,3888888889</text:p>
          </table:table-cell>
          <table:table-cell table:formula="of:=[.G197]/[.F197]" office:value-type="float" office:value="2.21739130434783">
            <text:p>2,2173913043</text:p>
          </table:table-cell>
          <table:table-cell table:formula="of:=ABS([.H197]-[.I197])" office:value-type="float" office:value="0.828502415458937">
            <text:p>0,8285024155</text:p>
          </table:table-cell>
        </table:table-row>
        <table:table-row table:style-name="ro1">
          <table:table-cell office:value-type="string">
            <text:p>../istanze/CL_10_51_09.TXT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table:formula="of:=[.C198]/[.B198]" office:value-type="float" office:value="1.38888888888889">
            <text:p>1,3888888889</text:p>
          </table:table-cell>
          <table:table-cell table:formula="of:=[.G198]/[.F198]" office:value-type="float" office:value="2.31818181818182">
            <text:p>2,3181818182</text:p>
          </table:table-cell>
          <table:table-cell table:formula="of:=ABS([.H198]-[.I198])" office:value-type="float" office:value="0.929292929292929">
            <text:p>0,9292929293</text:p>
          </table:table-cell>
        </table:table-row>
        <table:table-row table:style-name="ro1">
          <table:table-cell office:value-type="string">
            <text:p>../istanze/CL_10_51_03.TXT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  <table:table-cell table:formula="of:=[.C199]/[.B199]" office:value-type="float" office:value="1.38888888888889">
            <text:p>1,3888888889</text:p>
          </table:table-cell>
          <table:table-cell table:formula="of:=[.G199]/[.F199]" office:value-type="float" office:value="2.42857142857143">
            <text:p>2,4285714286</text:p>
          </table:table-cell>
          <table:table-cell table:formula="of:=ABS([.H199]-[.I199])" office:value-type="float" office:value="1.03968253968254">
            <text:p>1,0396825397</text:p>
          </table:table-cell>
        </table:table-row>
        <table:table-row table:style-name="ro1">
          <table:table-cell office:value-type="string">
            <text:p>../istanze/CL_10_51_01.TXT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table:formula="of:=[.C200]/[.B200]" office:value-type="float" office:value="1.38888888888889">
            <text:p>1,3888888889</text:p>
          </table:table-cell>
          <table:table-cell table:formula="of:=[.G200]/[.F200]" office:value-type="float" office:value="2.55">
            <text:p>2,55</text:p>
          </table:table-cell>
          <table:table-cell table:formula="of:=ABS([.H200]-[.I200])" office:value-type="float" office:value="1.16111111111111">
            <text:p>1,1611111111</text:p>
          </table:table-cell>
        </table:table-row>
        <table:table-row table:style-name="ro1">
          <table:table-cell office:value-type="string">
            <text:p>../istanze/CL_10_51_07.TXT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table:formula="of:=[.C201]/[.B201]" office:value-type="float" office:value="1.38888888888889">
            <text:p>1,3888888889</text:p>
          </table:table-cell>
          <table:table-cell table:formula="of:=[.G201]/[.F201]" office:value-type="float" office:value="2.55">
            <text:p>2,55</text:p>
          </table:table-cell>
          <table:table-cell table:formula="of:=ABS([.H201]-[.I201])" office:value-type="float" office:value="1.16111111111111">
            <text:p>1,1611111111</text:p>
          </table:table-cell>
        </table:table-row>
        <table:table-row table:style-name="ro1">
          <table:table-cell office:value-type="string">
            <text:p>../istanze/CL_10_99_02.TXT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office:value-type="float" office:value="123">
            <text:p>123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table:formula="of:=[.C202]/[.B202]" office:value-type="float" office:value="1.4">
            <text:p>1,4</text:p>
          </table:table-cell>
          <table:table-cell table:formula="of:=[.G202]/[.F202]" office:value-type="float" office:value="1.546875">
            <text:p>1,546875</text:p>
          </table:table-cell>
          <table:table-cell table:formula="of:=ABS([.H202]-[.I202])" office:value-type="float" office:value="0.146875">
            <text:p>0,146875</text:p>
          </table:table-cell>
        </table:table-row>
        <table:table-row table:style-name="ro1">
          <table:table-cell office:value-type="string">
            <text:p>../istanze/CL_10_99_06.TXT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129">
            <text:p>129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table:formula="of:=[.C203]/[.B203]" office:value-type="float" office:value="1.4">
            <text:p>1,4</text:p>
          </table:table-cell>
          <table:table-cell table:formula="of:=[.G203]/[.F203]" office:value-type="float" office:value="1.57142857142857">
            <text:p>1,5714285714</text:p>
          </table:table-cell>
          <table:table-cell table:formula="of:=ABS([.H203]-[.I203])" office:value-type="float" office:value="0.171428571428571">
            <text:p>0,1714285714</text:p>
          </table:table-cell>
        </table:table-row>
        <table:table-row table:style-name="ro1">
          <table:table-cell office:value-type="string">
            <text:p>../istanze/CL_10_99_10.TXT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123">
            <text:p>123</text:p>
          </table:table-cell>
          <table:table-cell office:value-type="float" office:value="57">
            <text:p>57</text:p>
          </table:table-cell>
          <table:table-cell office:value-type="float" office:value="99">
            <text:p>99</text:p>
          </table:table-cell>
          <table:table-cell table:formula="of:=[.C204]/[.B204]" office:value-type="float" office:value="1.4">
            <text:p>1,4</text:p>
          </table:table-cell>
          <table:table-cell table:formula="of:=[.G204]/[.F204]" office:value-type="float" office:value="1.73684210526316">
            <text:p>1,7368421053</text:p>
          </table:table-cell>
          <table:table-cell table:formula="of:=ABS([.H204]-[.I204])" office:value-type="float" office:value="0.336842105263158">
            <text:p>0,3368421053</text:p>
          </table:table-cell>
        </table:table-row>
        <table:table-row table:style-name="ro1">
          <table:table-cell office:value-type="string">
            <text:p>../istanze/CL_10_99_04.TXT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114">
            <text:p>114</text:p>
          </table:table-cell>
          <table:table-cell office:value-type="float" office:value="56">
            <text:p>56</text:p>
          </table:table-cell>
          <table:table-cell office:value-type="float" office:value="99">
            <text:p>99</text:p>
          </table:table-cell>
          <table:table-cell table:formula="of:=[.C205]/[.B205]" office:value-type="float" office:value="1.4">
            <text:p>1,4</text:p>
          </table:table-cell>
          <table:table-cell table:formula="of:=[.G205]/[.F205]" office:value-type="float" office:value="1.76785714285714">
            <text:p>1,7678571429</text:p>
          </table:table-cell>
          <table:table-cell table:formula="of:=ABS([.H205]-[.I205])" office:value-type="float" office:value="0.367857142857143">
            <text:p>0,3678571429</text:p>
          </table:table-cell>
        </table:table-row>
        <table:table-row table:style-name="ro1">
          <table:table-cell office:value-type="string">
            <text:p>../istanze/CL_10_99_05.TXT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124">
            <text:p>124</text:p>
          </table:table-cell>
          <table:table-cell office:value-type="float" office:value="53">
            <text:p>53</text:p>
          </table:table-cell>
          <table:table-cell office:value-type="float" office:value="99">
            <text:p>99</text:p>
          </table:table-cell>
          <table:table-cell table:formula="of:=[.C206]/[.B206]" office:value-type="float" office:value="1.4">
            <text:p>1,4</text:p>
          </table:table-cell>
          <table:table-cell table:formula="of:=[.G206]/[.F206]" office:value-type="float" office:value="1.86792452830189">
            <text:p>1,8679245283</text:p>
          </table:table-cell>
          <table:table-cell table:formula="of:=ABS([.H206]-[.I206])" office:value-type="float" office:value="0.467924528301887">
            <text:p>0,4679245283</text:p>
          </table:table-cell>
        </table:table-row>
        <table:table-row table:style-name="ro1">
          <table:table-cell office:value-type="string">
            <text:p>../istanze/CL_10_99_08.TXT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115">
            <text:p>115</text:p>
          </table:table-cell>
          <table:table-cell office:value-type="float" office:value="52">
            <text:p>52</text:p>
          </table:table-cell>
          <table:table-cell office:value-type="float" office:value="99">
            <text:p>99</text:p>
          </table:table-cell>
          <table:table-cell table:formula="of:=[.C207]/[.B207]" office:value-type="float" office:value="1.4">
            <text:p>1,4</text:p>
          </table:table-cell>
          <table:table-cell table:formula="of:=[.G207]/[.F207]" office:value-type="float" office:value="1.90384615384615">
            <text:p>1,9038461538</text:p>
          </table:table-cell>
          <table:table-cell table:formula="of:=ABS([.H207]-[.I207])" office:value-type="float" office:value="0.503846153846154">
            <text:p>0,5038461538</text:p>
          </table:table-cell>
        </table:table-row>
        <table:table-row table:style-name="ro1">
          <table:table-cell office:value-type="string">
            <text:p>../istanze/CL_10_99_09.TXT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office:value-type="float" office:value="121">
            <text:p>121</text:p>
          </table:table-cell>
          <table:table-cell office:value-type="float" office:value="51">
            <text:p>51</text:p>
          </table:table-cell>
          <table:table-cell office:value-type="float" office:value="99">
            <text:p>99</text:p>
          </table:table-cell>
          <table:table-cell table:formula="of:=[.C208]/[.B208]" office:value-type="float" office:value="1.4">
            <text:p>1,4</text:p>
          </table:table-cell>
          <table:table-cell table:formula="of:=[.G208]/[.F208]" office:value-type="float" office:value="1.94117647058824">
            <text:p>1,9411764706</text:p>
          </table:table-cell>
          <table:table-cell table:formula="of:=ABS([.H208]-[.I208])" office:value-type="float" office:value="0.541176470588235">
            <text:p>0,5411764706</text:p>
          </table:table-cell>
        </table:table-row>
        <table:table-row table:style-name="ro1">
          <table:table-cell office:value-type="string">
            <text:p>../istanze/CL_10_99_01.TXT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float" office:value="49">
            <text:p>49</text:p>
          </table:table-cell>
          <table:table-cell office:value-type="float" office:value="99">
            <text:p>99</text:p>
          </table:table-cell>
          <table:table-cell table:formula="of:=[.C209]/[.B209]" office:value-type="float" office:value="1.4">
            <text:p>1,4</text:p>
          </table:table-cell>
          <table:table-cell table:formula="of:=[.G209]/[.F209]" office:value-type="float" office:value="2.02040816326531">
            <text:p>2,0204081633</text:p>
          </table:table-cell>
          <table:table-cell table:formula="of:=ABS([.H209]-[.I209])" office:value-type="float" office:value="0.620408163265306">
            <text:p>0,6204081633</text:p>
          </table:table-cell>
        </table:table-row>
        <table:table-row table:style-name="ro1">
          <table:table-cell office:value-type="string">
            <text:p>../istanze/CL_10_99_03.TXT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110">
            <text:p>110</text:p>
          </table:table-cell>
          <table:table-cell office:value-type="float" office:value="48">
            <text:p>48</text:p>
          </table:table-cell>
          <table:table-cell office:value-type="float" office:value="99">
            <text:p>99</text:p>
          </table:table-cell>
          <table:table-cell table:formula="of:=[.C210]/[.B210]" office:value-type="float" office:value="1.4">
            <text:p>1,4</text:p>
          </table:table-cell>
          <table:table-cell table:formula="of:=[.G210]/[.F210]" office:value-type="float" office:value="2.0625">
            <text:p>2,0625</text:p>
          </table:table-cell>
          <table:table-cell table:formula="of:=ABS([.H210]-[.I210])" office:value-type="float" office:value="0.6625">
            <text:p>0,6625</text:p>
          </table:table-cell>
        </table:table-row>
        <table:table-row table:style-name="ro1">
          <table:table-cell office:value-type="string">
            <text:p>../istanze/CL_10_99_07.TXT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106">
            <text:p>106</text:p>
          </table:table-cell>
          <table:table-cell office:value-type="float" office:value="46">
            <text:p>46</text:p>
          </table:table-cell>
          <table:table-cell office:value-type="float" office:value="99">
            <text:p>99</text:p>
          </table:table-cell>
          <table:table-cell table:formula="of:=[.C211]/[.B211]" office:value-type="float" office:value="1.4">
            <text:p>1,4</text:p>
          </table:table-cell>
          <table:table-cell table:formula="of:=[.G211]/[.F211]" office:value-type="float" office:value="2.15217391304348">
            <text:p>2,152173913</text:p>
          </table:table-cell>
          <table:table-cell table:formula="of:=ABS([.H211]-[.I211])" office:value-type="float" office:value="0.752173913043478">
            <text:p>0,752173913</text:p>
          </table:table-cell>
        </table:table-row>
        <table:table-row table:style-name="ro1">
          <table:table-cell office:value-type="string">
            <text:p>../istanze/CL_03_100_01.TXT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table:formula="of:=[.C212]/[.B212]" office:value-type="float" office:value="1.78571428571429">
            <text:p>1,7857142857</text:p>
          </table:table-cell>
          <table:table-cell table:formula="of:=[.G212]/[.F212]" office:value-type="float" office:value="1.78571428571429">
            <text:p>1,7857142857</text:p>
          </table:table-cell>
          <table:table-cell table:formula="of:=ABS([.H212]-[.I212])" office:value-type="float" office:value="0">
            <text:p>0</text:p>
          </table:table-cell>
        </table:table-row>
        <table:table-row table:style-name="ro1">
          <table:table-cell office:value-type="string">
            <text:p>../istanze/CL_03_100_03.TXT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92">
            <text:p>92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table:formula="of:=[.C213]/[.B213]" office:value-type="float" office:value="1.75438596491228">
            <text:p>1,7543859649</text:p>
          </table:table-cell>
          <table:table-cell table:formula="of:=[.G213]/[.F213]" office:value-type="float" office:value="1.75438596491228">
            <text:p>1,7543859649</text:p>
          </table:table-cell>
          <table:table-cell table:formula="of:=ABS([.H213]-[.I213])" office:value-type="float" office:value="0">
            <text:p>0</text:p>
          </table:table-cell>
        </table:table-row>
        <table:table-row table:style-name="ro1">
          <table:table-cell office:value-type="string">
            <text:p>../istanze/CL_03_100_05.TXT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91">
            <text:p>91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table:formula="of:=[.C214]/[.B214]" office:value-type="float" office:value="1.78571428571429">
            <text:p>1,7857142857</text:p>
          </table:table-cell>
          <table:table-cell table:formula="of:=[.G214]/[.F214]" office:value-type="float" office:value="1.78571428571429">
            <text:p>1,7857142857</text:p>
          </table:table-cell>
          <table:table-cell table:formula="of:=ABS([.H214]-[.I214])" office:value-type="float" office:value="0">
            <text:p>0</text:p>
          </table:table-cell>
        </table:table-row>
        <table:table-row table:style-name="ro1">
          <table:table-cell office:value-type="string">
            <text:p>../istanze/CL_01_100_09.TXT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81">
            <text:p>81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formula="of:=[.C215]/[.B215]" office:value-type="float" office:value="1.92307692307692">
            <text:p>1,9230769231</text:p>
          </table:table-cell>
          <table:table-cell table:formula="of:=[.G215]/[.F215]" office:value-type="float" office:value="1.96078431372549">
            <text:p>1,9607843137</text:p>
          </table:table-cell>
          <table:table-cell table:formula="of:=ABS([.H215]-[.I215])" office:value-type="float" office:value="0.037707390648567">
            <text:p>0,0377073906</text:p>
          </table:table-cell>
        </table:table-row>
        <table:table-row table:style-name="ro1">
          <table:table-cell office:value-type="string">
            <text:p>../istanze/CL_03_100_09.TXT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88">
            <text:p>88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table:formula="of:=[.C216]/[.B216]" office:value-type="float" office:value="1.75438596491228">
            <text:p>1,7543859649</text:p>
          </table:table-cell>
          <table:table-cell table:formula="of:=[.G216]/[.F216]" office:value-type="float" office:value="1.69491525423729">
            <text:p>1,6949152542</text:p>
          </table:table-cell>
          <table:table-cell table:formula="of:=ABS([.H216]-[.I216])" office:value-type="float" office:value="0.0594707106749925">
            <text:p>0,0594707107</text:p>
          </table:table-cell>
        </table:table-row>
        <table:table-row table:style-name="ro1">
          <table:table-cell office:value-type="string">
            <text:p>../istanze/CL_03_100_02.TXT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94">
            <text:p>94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table:formula="of:=[.C217]/[.B217]" office:value-type="float" office:value="1.75438596491228">
            <text:p>1,7543859649</text:p>
          </table:table-cell>
          <table:table-cell table:formula="of:=[.G217]/[.F217]" office:value-type="float" office:value="1.81818181818182">
            <text:p>1,8181818182</text:p>
          </table:table-cell>
          <table:table-cell table:formula="of:=ABS([.H217]-[.I217])" office:value-type="float" office:value="0.0637958532695375">
            <text:p>0,0637958533</text:p>
          </table:table-cell>
        </table:table-row>
        <table:table-row table:style-name="ro1">
          <table:table-cell office:value-type="string">
            <text:p>../istanze/CL_01_100_02.TXT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6">
            <text:p>86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table:formula="of:=[.C218]/[.B218]" office:value-type="float" office:value="1.92307692307692">
            <text:p>1,9230769231</text:p>
          </table:table-cell>
          <table:table-cell table:formula="of:=[.G218]/[.F218]" office:value-type="float" office:value="1.85185185185185">
            <text:p>1,8518518519</text:p>
          </table:table-cell>
          <table:table-cell table:formula="of:=ABS([.H218]-[.I218])" office:value-type="float" office:value="0.0712250712250713">
            <text:p>0,0712250712</text:p>
          </table:table-cell>
        </table:table-row>
        <table:table-row table:style-name="ro1">
          <table:table-cell office:value-type="string">
            <text:p>../istanze/CL_01_100_06.TXT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94">
            <text:p>94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table:formula="of:=[.C219]/[.B219]" office:value-type="float" office:value="1.92307692307692">
            <text:p>1,9230769231</text:p>
          </table:table-cell>
          <table:table-cell table:formula="of:=[.G219]/[.F219]" office:value-type="float" office:value="1.85185185185185">
            <text:p>1,8518518519</text:p>
          </table:table-cell>
          <table:table-cell table:formula="of:=ABS([.H219]-[.I219])" office:value-type="float" office:value="0.0712250712250713">
            <text:p>0,0712250712</text:p>
          </table:table-cell>
        </table:table-row>
        <table:table-row table:style-name="ro1">
          <table:table-cell office:value-type="string">
            <text:p>../istanze/CL_01_100_08.TXT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91">
            <text:p>91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table:formula="of:=[.C220]/[.B220]" office:value-type="float" office:value="1.92307692307692">
            <text:p>1,9230769231</text:p>
          </table:table-cell>
          <table:table-cell table:formula="of:=[.G220]/[.F220]" office:value-type="float" office:value="1.85185185185185">
            <text:p>1,8518518519</text:p>
          </table:table-cell>
          <table:table-cell table:formula="of:=ABS([.H220]-[.I220])" office:value-type="float" office:value="0.0712250712250713">
            <text:p>0,0712250712</text:p>
          </table:table-cell>
        </table:table-row>
        <table:table-row table:style-name="ro1">
          <table:table-cell office:value-type="string">
            <text:p>../istanze/CL_09_100_04.TXT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98">
            <text:p>98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table:formula="of:=[.C221]/[.B221]" office:value-type="float" office:value="1.92307692307692">
            <text:p>1,9230769231</text:p>
          </table:table-cell>
          <table:table-cell table:formula="of:=[.G221]/[.F221]" office:value-type="float" office:value="1.85185185185185">
            <text:p>1,8518518519</text:p>
          </table:table-cell>
          <table:table-cell table:formula="of:=ABS([.H221]-[.I221])" office:value-type="float" office:value="0.0712250712250713">
            <text:p>0,0712250712</text:p>
          </table:table-cell>
        </table:table-row>
        <table:table-row table:style-name="ro1">
          <table:table-cell office:value-type="string">
            <text:p>../istanze/CL_01_100_03.TXT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formula="of:=[.C222]/[.B222]" office:value-type="float" office:value="1.92307692307692">
            <text:p>1,9230769231</text:p>
          </table:table-cell>
          <table:table-cell table:formula="of:=[.G222]/[.F222]" office:value-type="float" office:value="2">
            <text:p>2</text:p>
          </table:table-cell>
          <table:table-cell table:formula="of:=ABS([.H222]-[.I222])" office:value-type="float" office:value="0.0769230769230769">
            <text:p>0,0769230769</text:p>
          </table:table-cell>
        </table:table-row>
        <table:table-row table:style-name="ro1">
          <table:table-cell office:value-type="string">
            <text:p>../istanze/CL_01_100_05.TXT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86">
            <text:p>86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formula="of:=[.C223]/[.B223]" office:value-type="float" office:value="1.92307692307692">
            <text:p>1,9230769231</text:p>
          </table:table-cell>
          <table:table-cell table:formula="of:=[.G223]/[.F223]" office:value-type="float" office:value="2">
            <text:p>2</text:p>
          </table:table-cell>
          <table:table-cell table:formula="of:=ABS([.H223]-[.I223])" office:value-type="float" office:value="0.0769230769230769">
            <text:p>0,0769230769</text:p>
          </table:table-cell>
        </table:table-row>
        <table:table-row table:style-name="ro1">
          <table:table-cell office:value-type="string">
            <text:p>../istanze/CL_01_100_07.TXT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87">
            <text:p>87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formula="of:=[.C224]/[.B224]" office:value-type="float" office:value="1.92307692307692">
            <text:p>1,9230769231</text:p>
          </table:table-cell>
          <table:table-cell table:formula="of:=[.G224]/[.F224]" office:value-type="float" office:value="2">
            <text:p>2</text:p>
          </table:table-cell>
          <table:table-cell table:formula="of:=ABS([.H224]-[.I224])" office:value-type="float" office:value="0.0769230769230769">
            <text:p>0,0769230769</text:p>
          </table:table-cell>
        </table:table-row>
        <table:table-row table:style-name="ro1">
          <table:table-cell office:value-type="string">
            <text:p>../istanze/CL_09_100_05.TXT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91">
            <text:p>9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formula="of:=[.C225]/[.B225]" office:value-type="float" office:value="1.92307692307692">
            <text:p>1,9230769231</text:p>
          </table:table-cell>
          <table:table-cell table:formula="of:=[.G225]/[.F225]" office:value-type="float" office:value="2">
            <text:p>2</text:p>
          </table:table-cell>
          <table:table-cell table:formula="of:=ABS([.H225]-[.I225])" office:value-type="float" office:value="0.0769230769230769">
            <text:p>0,0769230769</text:p>
          </table:table-cell>
        </table:table-row>
        <table:table-row table:style-name="ro1">
          <table:table-cell office:value-type="string">
            <text:p>../istanze/CL_03_100_07.TXT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table:formula="of:=[.C226]/[.B226]" office:value-type="float" office:value="1.78571428571429">
            <text:p>1,7857142857</text:p>
          </table:table-cell>
          <table:table-cell table:formula="of:=[.G226]/[.F226]" office:value-type="float" office:value="1.69491525423729">
            <text:p>1,6949152542</text:p>
          </table:table-cell>
          <table:table-cell table:formula="of:=ABS([.H226]-[.I226])" office:value-type="float" office:value="0.0907990314769977">
            <text:p>0,0907990315</text:p>
          </table:table-cell>
        </table:table-row>
        <table:table-row table:style-name="ro1">
          <table:table-cell office:value-type="string">
            <text:p>../istanze/CL_03_100_06.TXT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91">
            <text:p>91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table:formula="of:=[.C227]/[.B227]" office:value-type="float" office:value="1.75438596491228">
            <text:p>1,7543859649</text:p>
          </table:table-cell>
          <table:table-cell table:formula="of:=[.G227]/[.F227]" office:value-type="float" office:value="1.85185185185185">
            <text:p>1,8518518519</text:p>
          </table:table-cell>
          <table:table-cell table:formula="of:=ABS([.H227]-[.I227])" office:value-type="float" office:value="0.0974658869395713">
            <text:p>0,0974658869</text:p>
          </table:table-cell>
        </table:table-row>
        <table:table-row table:style-name="ro1">
          <table:table-cell office:value-type="string">
            <text:p>../istanze/CL_09_100_10.TXT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95">
            <text:p>95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table:formula="of:=[.C228]/[.B228]" office:value-type="float" office:value="1.78571428571429">
            <text:p>1,7857142857</text:p>
          </table:table-cell>
          <table:table-cell table:formula="of:=[.G228]/[.F228]" office:value-type="float" office:value="1.88679245283019">
            <text:p>1,8867924528</text:p>
          </table:table-cell>
          <table:table-cell table:formula="of:=ABS([.H228]-[.I228])" office:value-type="float" office:value="0.101078167115903">
            <text:p>0,1010781671</text:p>
          </table:table-cell>
        </table:table-row>
        <table:table-row table:style-name="ro1">
          <table:table-cell office:value-type="string">
            <text:p>../istanze/CL_01_100_04.TXT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99">
            <text:p>99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table:formula="of:=[.C229]/[.B229]" office:value-type="float" office:value="1.92307692307692">
            <text:p>1,9230769231</text:p>
          </table:table-cell>
          <table:table-cell table:formula="of:=[.G229]/[.F229]" office:value-type="float" office:value="1.81818181818182">
            <text:p>1,8181818182</text:p>
          </table:table-cell>
          <table:table-cell table:formula="of:=ABS([.H229]-[.I229])" office:value-type="float" office:value="0.104895104895105">
            <text:p>0,1048951049</text:p>
          </table:table-cell>
        </table:table-row>
        <table:table-row table:style-name="ro1">
          <table:table-cell office:value-type="string">
            <text:p>../istanze/CL_09_100_08.TXT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89">
            <text:p>89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formula="of:=[.C230]/[.B230]" office:value-type="float" office:value="1.85185185185185">
            <text:p>1,8518518519</text:p>
          </table:table-cell>
          <table:table-cell table:formula="of:=[.G230]/[.F230]" office:value-type="float" office:value="1.96078431372549">
            <text:p>1,9607843137</text:p>
          </table:table-cell>
          <table:table-cell table:formula="of:=ABS([.H230]-[.I230])" office:value-type="float" office:value="0.108932461873638">
            <text:p>0,1089324619</text:p>
          </table:table-cell>
        </table:table-row>
        <table:table-row table:style-name="ro1">
          <table:table-cell office:value-type="string">
            <text:p>../istanze/CL_01_100_01.TXT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84">
            <text:p>84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formula="of:=[.C231]/[.B231]" office:value-type="float" office:value="1.92307692307692">
            <text:p>1,9230769231</text:p>
          </table:table-cell>
          <table:table-cell table:formula="of:=[.G231]/[.F231]" office:value-type="float" office:value="2.04081632653061">
            <text:p>2,0408163265</text:p>
          </table:table-cell>
          <table:table-cell table:formula="of:=ABS([.H231]-[.I231])" office:value-type="float" office:value="0.117739403453689">
            <text:p>0,1177394035</text:p>
          </table:table-cell>
        </table:table-row>
        <table:table-row table:style-name="ro1">
          <table:table-cell office:value-type="string">
            <text:p>../istanze/CL_09_100_01.TXT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85">
            <text:p>85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formula="of:=[.C232]/[.B232]" office:value-type="float" office:value="1.92307692307692">
            <text:p>1,9230769231</text:p>
          </table:table-cell>
          <table:table-cell table:formula="of:=[.G232]/[.F232]" office:value-type="float" office:value="2.04081632653061">
            <text:p>2,0408163265</text:p>
          </table:table-cell>
          <table:table-cell table:formula="of:=ABS([.H232]-[.I232])" office:value-type="float" office:value="0.117739403453689">
            <text:p>0,1177394035</text:p>
          </table:table-cell>
        </table:table-row>
        <table:table-row table:style-name="ro1">
          <table:table-cell office:value-type="string">
            <text:p>../istanze/CL_03_100_10.TXT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93">
            <text:p>93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table:formula="of:=[.C233]/[.B233]" office:value-type="float" office:value="1.72413793103448">
            <text:p>1,724137931</text:p>
          </table:table-cell>
          <table:table-cell table:formula="of:=[.G233]/[.F233]" office:value-type="float" office:value="1.85185185185185">
            <text:p>1,8518518519</text:p>
          </table:table-cell>
          <table:table-cell table:formula="of:=ABS([.H233]-[.I233])" office:value-type="float" office:value="0.127713920817369">
            <text:p>0,1277139208</text:p>
          </table:table-cell>
        </table:table-row>
        <table:table-row table:style-name="ro1">
          <table:table-cell office:value-type="string">
            <text:p>../istanze/CL_03_100_04.TXT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91">
            <text:p>91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table:formula="of:=[.C234]/[.B234]" office:value-type="float" office:value="1.75438596491228">
            <text:p>1,7543859649</text:p>
          </table:table-cell>
          <table:table-cell table:formula="of:=[.G234]/[.F234]" office:value-type="float" office:value="1.88679245283019">
            <text:p>1,8867924528</text:p>
          </table:table-cell>
          <table:table-cell table:formula="of:=ABS([.H234]-[.I234])" office:value-type="float" office:value="0.132406487917908">
            <text:p>0,1324064879</text:p>
          </table:table-cell>
        </table:table-row>
        <table:table-row table:style-name="ro1">
          <table:table-cell office:value-type="string">
            <text:p>../istanze/CL_03_100_08.TXT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87">
            <text:p>87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table:formula="of:=[.C235]/[.B235]" office:value-type="float" office:value="1.72413793103448">
            <text:p>1,724137931</text:p>
          </table:table-cell>
          <table:table-cell table:formula="of:=[.G235]/[.F235]" office:value-type="float" office:value="1.88679245283019">
            <text:p>1,8867924528</text:p>
          </table:table-cell>
          <table:table-cell table:formula="of:=ABS([.H235]-[.I235])" office:value-type="float" office:value="0.162654521795706">
            <text:p>0,1626545218</text:p>
          </table:table-cell>
        </table:table-row>
        <table:table-row table:style-name="ro1">
          <table:table-cell office:value-type="string">
            <text:p>../istanze/CL_01_100_10.TXT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95">
            <text:p>95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table:formula="of:=[.C236]/[.B236]" office:value-type="float" office:value="1.92307692307692">
            <text:p>1,9230769231</text:p>
          </table:table-cell>
          <table:table-cell table:formula="of:=[.G236]/[.F236]" office:value-type="float" office:value="1.75438596491228">
            <text:p>1,7543859649</text:p>
          </table:table-cell>
          <table:table-cell table:formula="of:=ABS([.H236]-[.I236])" office:value-type="float" office:value="0.168690958164643">
            <text:p>0,1686909582</text:p>
          </table:table-cell>
        </table:table-row>
        <table:table-row table:style-name="ro1">
          <table:table-cell office:value-type="string">
            <text:p>../istanze/CL_09_100_02.TXT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formula="of:=[.C237]/[.B237]" office:value-type="float" office:value="1.78571428571429">
            <text:p>1,7857142857</text:p>
          </table:table-cell>
          <table:table-cell table:formula="of:=[.G237]/[.F237]" office:value-type="float" office:value="1.96078431372549">
            <text:p>1,9607843137</text:p>
          </table:table-cell>
          <table:table-cell table:formula="of:=ABS([.H237]-[.I237])" office:value-type="float" office:value="0.175070028011204">
            <text:p>0,175070028</text:p>
          </table:table-cell>
        </table:table-row>
        <table:table-row table:style-name="ro1">
          <table:table-cell office:value-type="string">
            <text:p>../istanze/CL_09_100_06.TXT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89">
            <text:p>89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formula="of:=[.C238]/[.B238]" office:value-type="float" office:value="1.78571428571429">
            <text:p>1,7857142857</text:p>
          </table:table-cell>
          <table:table-cell table:formula="of:=[.G238]/[.F238]" office:value-type="float" office:value="1.96078431372549">
            <text:p>1,9607843137</text:p>
          </table:table-cell>
          <table:table-cell table:formula="of:=ABS([.H238]-[.I238])" office:value-type="float" office:value="0.175070028011204">
            <text:p>0,175070028</text:p>
          </table:table-cell>
        </table:table-row>
        <table:table-row table:style-name="ro1">
          <table:table-cell office:value-type="string">
            <text:p>../istanze/CL_05_100_10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92">
            <text:p>92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formula="of:=[.C239]/[.B239]" office:value-type="float" office:value="1.42857142857143">
            <text:p>1,4285714286</text:p>
          </table:table-cell>
          <table:table-cell table:formula="of:=[.G239]/[.F239]" office:value-type="float" office:value="1.66666666666667">
            <text:p>1,6666666667</text:p>
          </table:table-cell>
          <table:table-cell table:formula="of:=ABS([.H239]-[.I239])" office:value-type="float" office:value="0.238095238095238">
            <text:p>0,2380952381</text:p>
          </table:table-cell>
        </table:table-row>
        <table:table-row table:style-name="ro1">
          <table:table-cell office:value-type="string">
            <text:p>../istanze/CL_09_100_03.TXT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87">
            <text:p>87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formula="of:=[.C240]/[.B240]" office:value-type="float" office:value="1.78571428571429">
            <text:p>1,7857142857</text:p>
          </table:table-cell>
          <table:table-cell table:formula="of:=[.G240]/[.F240]" office:value-type="float" office:value="2.04081632653061">
            <text:p>2,0408163265</text:p>
          </table:table-cell>
          <table:table-cell table:formula="of:=ABS([.H240]-[.I240])" office:value-type="float" office:value="0.255102040816326">
            <text:p>0,2551020408</text:p>
          </table:table-cell>
        </table:table-row>
        <table:table-row table:style-name="ro1">
          <table:table-cell office:value-type="string">
            <text:p>../istanze/CL_09_100_09.TXT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formula="of:=[.C241]/[.B241]" office:value-type="float" office:value="1.78571428571429">
            <text:p>1,7857142857</text:p>
          </table:table-cell>
          <table:table-cell table:formula="of:=[.G241]/[.F241]" office:value-type="float" office:value="2.04081632653061">
            <text:p>2,0408163265</text:p>
          </table:table-cell>
          <table:table-cell table:formula="of:=ABS([.H241]-[.I241])" office:value-type="float" office:value="0.255102040816326">
            <text:p>0,2551020408</text:p>
          </table:table-cell>
        </table:table-row>
        <table:table-row table:style-name="ro1">
          <table:table-cell office:value-type="string">
            <text:p>../istanze/CL_05_100_08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90">
            <text:p>9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table:formula="of:=[.C242]/[.B242]" office:value-type="float" office:value="1.42857142857143">
            <text:p>1,4285714286</text:p>
          </table:table-cell>
          <table:table-cell table:formula="of:=[.G242]/[.F242]" office:value-type="float" office:value="1.69491525423729">
            <text:p>1,6949152542</text:p>
          </table:table-cell>
          <table:table-cell table:formula="of:=ABS([.H242]-[.I242])" office:value-type="float" office:value="0.266343825665859">
            <text:p>0,2663438257</text:p>
          </table:table-cell>
        </table:table-row>
        <table:table-row table:style-name="ro1">
          <table:table-cell office:value-type="string">
            <text:p>../istanze/CL_05_100_06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88">
            <text:p>88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table:formula="of:=[.C243]/[.B243]" office:value-type="float" office:value="1.42857142857143">
            <text:p>1,4285714286</text:p>
          </table:table-cell>
          <table:table-cell table:formula="of:=[.G243]/[.F243]" office:value-type="float" office:value="1.72413793103448">
            <text:p>1,724137931</text:p>
          </table:table-cell>
          <table:table-cell table:formula="of:=ABS([.H243]-[.I243])" office:value-type="float" office:value="0.295566502463054">
            <text:p>0,2955665025</text:p>
          </table:table-cell>
        </table:table-row>
        <table:table-row table:style-name="ro1">
          <table:table-cell office:value-type="string">
            <text:p>../istanze/CL_09_100_07.TXT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9">
            <text:p>79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table:formula="of:=[.C244]/[.B244]" office:value-type="float" office:value="1.78571428571429">
            <text:p>1,7857142857</text:p>
          </table:table-cell>
          <table:table-cell table:formula="of:=[.G244]/[.F244]" office:value-type="float" office:value="2.08333333333333">
            <text:p>2,0833333333</text:p>
          </table:table-cell>
          <table:table-cell table:formula="of:=ABS([.H244]-[.I244])" office:value-type="float" office:value="0.297619047619048">
            <text:p>0,2976190476</text:p>
          </table:table-cell>
        </table:table-row>
        <table:table-row table:style-name="ro1">
          <table:table-cell office:value-type="string">
            <text:p>../istanze/CL_05_100_02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89">
            <text:p>89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table:formula="of:=[.C245]/[.B245]" office:value-type="float" office:value="1.42857142857143">
            <text:p>1,4285714286</text:p>
          </table:table-cell>
          <table:table-cell table:formula="of:=[.G245]/[.F245]" office:value-type="float" office:value="1.75438596491228">
            <text:p>1,7543859649</text:p>
          </table:table-cell>
          <table:table-cell table:formula="of:=ABS([.H245]-[.I245])" office:value-type="float" office:value="0.325814536340852">
            <text:p>0,3258145363</text:p>
          </table:table-cell>
        </table:table-row>
        <table:table-row table:style-name="ro1">
          <table:table-cell office:value-type="string">
            <text:p>../istanze/CL_05_100_04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89">
            <text:p>89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table:formula="of:=[.C246]/[.B246]" office:value-type="float" office:value="1.42857142857143">
            <text:p>1,4285714286</text:p>
          </table:table-cell>
          <table:table-cell table:formula="of:=[.G246]/[.F246]" office:value-type="float" office:value="1.75438596491228">
            <text:p>1,7543859649</text:p>
          </table:table-cell>
          <table:table-cell table:formula="of:=ABS([.H246]-[.I246])" office:value-type="float" office:value="0.325814536340852">
            <text:p>0,3258145363</text:p>
          </table:table-cell>
        </table:table-row>
        <table:table-row table:style-name="ro1">
          <table:table-cell office:value-type="string">
            <text:p>../istanze/CL_05_100_09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5">
            <text:p>85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table:formula="of:=[.C247]/[.B247]" office:value-type="float" office:value="1.42857142857143">
            <text:p>1,4285714286</text:p>
          </table:table-cell>
          <table:table-cell table:formula="of:=[.G247]/[.F247]" office:value-type="float" office:value="1.75438596491228">
            <text:p>1,7543859649</text:p>
          </table:table-cell>
          <table:table-cell table:formula="of:=ABS([.H247]-[.I247])" office:value-type="float" office:value="0.325814536340852">
            <text:p>0,3258145363</text:p>
          </table:table-cell>
        </table:table-row>
        <table:table-row table:style-name="ro1">
          <table:table-cell office:value-type="string">
            <text:p>../istanze/CL_05_100_03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table:formula="of:=[.C248]/[.B248]" office:value-type="float" office:value="1.42857142857143">
            <text:p>1,4285714286</text:p>
          </table:table-cell>
          <table:table-cell table:formula="of:=[.G248]/[.F248]" office:value-type="float" office:value="1.78571428571429">
            <text:p>1,7857142857</text:p>
          </table:table-cell>
          <table:table-cell table:formula="of:=ABS([.H248]-[.I248])" office:value-type="float" office:value="0.357142857142857">
            <text:p>0,3571428571</text:p>
          </table:table-cell>
        </table:table-row>
        <table:table-row table:style-name="ro1">
          <table:table-cell office:value-type="string">
            <text:p>../istanze/CL_05_100_07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86">
            <text:p>86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table:formula="of:=[.C249]/[.B249]" office:value-type="float" office:value="1.42857142857143">
            <text:p>1,4285714286</text:p>
          </table:table-cell>
          <table:table-cell table:formula="of:=[.G249]/[.F249]" office:value-type="float" office:value="1.78571428571429">
            <text:p>1,7857142857</text:p>
          </table:table-cell>
          <table:table-cell table:formula="of:=ABS([.H249]-[.I249])" office:value-type="float" office:value="0.357142857142857">
            <text:p>0,3571428571</text:p>
          </table:table-cell>
        </table:table-row>
        <table:table-row table:style-name="ro1">
          <table:table-cell office:value-type="string">
            <text:p>../istanze/CL_02_100_03.TXT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81">
            <text:p>81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table:formula="of:=[.C250]/[.B250]" office:value-type="float" office:value="1.78571428571429">
            <text:p>1,7857142857</text:p>
          </table:table-cell>
          <table:table-cell table:formula="of:=[.G250]/[.F250]" office:value-type="float" office:value="2.17391304347826">
            <text:p>2,1739130435</text:p>
          </table:table-cell>
          <table:table-cell table:formula="of:=ABS([.H250]-[.I250])" office:value-type="float" office:value="0.388198757763975">
            <text:p>0,3881987578</text:p>
          </table:table-cell>
        </table:table-row>
        <table:table-row table:style-name="ro1">
          <table:table-cell office:value-type="string">
            <text:p>../istanze/CL_05_100_01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table:formula="of:=[.C251]/[.B251]" office:value-type="float" office:value="1.42857142857143">
            <text:p>1,4285714286</text:p>
          </table:table-cell>
          <table:table-cell table:formula="of:=[.G251]/[.F251]" office:value-type="float" office:value="1.81818181818182">
            <text:p>1,8181818182</text:p>
          </table:table-cell>
          <table:table-cell table:formula="of:=ABS([.H251]-[.I251])" office:value-type="float" office:value="0.38961038961039">
            <text:p>0,3896103896</text:p>
          </table:table-cell>
        </table:table-row>
        <table:table-row table:style-name="ro1">
          <table:table-cell office:value-type="string">
            <text:p>../istanze/CL_05_100_05.TX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79">
            <text:p>79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table:formula="of:=[.C252]/[.B252]" office:value-type="float" office:value="1.42857142857143">
            <text:p>1,4285714286</text:p>
          </table:table-cell>
          <table:table-cell table:formula="of:=[.G252]/[.F252]" office:value-type="float" office:value="1.81818181818182">
            <text:p>1,8181818182</text:p>
          </table:table-cell>
          <table:table-cell table:formula="of:=ABS([.H252]-[.I252])" office:value-type="float" office:value="0.38961038961039">
            <text:p>0,3896103896</text:p>
          </table:table-cell>
        </table:table-row>
        <table:table-row table:style-name="ro1">
          <table:table-cell office:value-type="string">
            <text:p>../istanze/CL_02_100_07.TXT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table:formula="of:=[.C253]/[.B253]" office:value-type="float" office:value="1.75438596491228">
            <text:p>1,7543859649</text:p>
          </table:table-cell>
          <table:table-cell table:formula="of:=[.G253]/[.F253]" office:value-type="float" office:value="2.17391304347826">
            <text:p>2,1739130435</text:p>
          </table:table-cell>
          <table:table-cell table:formula="of:=ABS([.H253]-[.I253])" office:value-type="float" office:value="0.41952707856598">
            <text:p>0,4195270786</text:p>
          </table:table-cell>
        </table:table-row>
        <table:table-row table:style-name="ro1">
          <table:table-cell office:value-type="string">
            <text:p>../istanze/CL_02_100_05.TXT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table:formula="of:=[.C254]/[.B254]" office:value-type="float" office:value="1.75438596491228">
            <text:p>1,7543859649</text:p>
          </table:table-cell>
          <table:table-cell table:formula="of:=[.G254]/[.F254]" office:value-type="float" office:value="2.22222222222222">
            <text:p>2,2222222222</text:p>
          </table:table-cell>
          <table:table-cell table:formula="of:=ABS([.H254]-[.I254])" office:value-type="float" office:value="0.467836257309942">
            <text:p>0,4678362573</text:p>
          </table:table-cell>
        </table:table-row>
        <table:table-row table:style-name="ro1">
          <table:table-cell office:value-type="string">
            <text:p>../istanze/CL_02_100_09.TXT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table:formula="of:=[.C255]/[.B255]" office:value-type="float" office:value="1.75438596491228">
            <text:p>1,7543859649</text:p>
          </table:table-cell>
          <table:table-cell table:formula="of:=[.G255]/[.F255]" office:value-type="float" office:value="2.22222222222222">
            <text:p>2,2222222222</text:p>
          </table:table-cell>
          <table:table-cell table:formula="of:=ABS([.H255]-[.I255])" office:value-type="float" office:value="0.467836257309942">
            <text:p>0,4678362573</text:p>
          </table:table-cell>
        </table:table-row>
        <table:table-row table:style-name="ro1">
          <table:table-cell office:value-type="string">
            <text:p>../istanze/CL_04_100_04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88">
            <text:p>88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table:formula="of:=[.C256]/[.B256]" office:value-type="float" office:value="1.53846153846154">
            <text:p>1,5384615385</text:p>
          </table:table-cell>
          <table:table-cell table:formula="of:=[.G256]/[.F256]" office:value-type="float" office:value="2.08333333333333">
            <text:p>2,0833333333</text:p>
          </table:table-cell>
          <table:table-cell table:formula="of:=ABS([.H256]-[.I256])" office:value-type="float" office:value="0.544871794871795">
            <text:p>0,5448717949</text:p>
          </table:table-cell>
        </table:table-row>
        <table:table-row table:style-name="ro1">
          <table:table-cell office:value-type="string">
            <text:p>../istanze/CL_04_100_06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87">
            <text:p>87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table:formula="of:=[.C257]/[.B257]" office:value-type="float" office:value="1.53846153846154">
            <text:p>1,5384615385</text:p>
          </table:table-cell>
          <table:table-cell table:formula="of:=[.G257]/[.F257]" office:value-type="float" office:value="2.12765957446808">
            <text:p>2,1276595745</text:p>
          </table:table-cell>
          <table:table-cell table:formula="of:=ABS([.H257]-[.I257])" office:value-type="float" office:value="0.589198036006547">
            <text:p>0,589198036</text:p>
          </table:table-cell>
        </table:table-row>
        <table:table-row table:style-name="ro1">
          <table:table-cell office:value-type="string">
            <text:p>../istanze/CL_04_100_08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88">
            <text:p>88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table:formula="of:=[.C258]/[.B258]" office:value-type="float" office:value="1.53846153846154">
            <text:p>1,5384615385</text:p>
          </table:table-cell>
          <table:table-cell table:formula="of:=[.G258]/[.F258]" office:value-type="float" office:value="2.17391304347826">
            <text:p>2,1739130435</text:p>
          </table:table-cell>
          <table:table-cell table:formula="of:=ABS([.H258]-[.I258])" office:value-type="float" office:value="0.635451505016722">
            <text:p>0,635451505</text:p>
          </table:table-cell>
        </table:table-row>
        <table:table-row table:style-name="ro1">
          <table:table-cell office:value-type="string">
            <text:p>../istanze/CL_04_100_10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91">
            <text:p>91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table:formula="of:=[.C259]/[.B259]" office:value-type="float" office:value="1.53846153846154">
            <text:p>1,5384615385</text:p>
          </table:table-cell>
          <table:table-cell table:formula="of:=[.G259]/[.F259]" office:value-type="float" office:value="2.17391304347826">
            <text:p>2,1739130435</text:p>
          </table:table-cell>
          <table:table-cell table:formula="of:=ABS([.H259]-[.I259])" office:value-type="float" office:value="0.635451505016722">
            <text:p>0,635451505</text:p>
          </table:table-cell>
        </table:table-row>
        <table:table-row table:style-name="ro1">
          <table:table-cell office:value-type="string">
            <text:p>../istanze/CL_06_100_09.TXT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89">
            <text:p>89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formula="of:=[.C260]/[.B260]" office:value-type="float" office:value="2.32558139534884">
            <text:p>2,3255813953</text:p>
          </table:table-cell>
          <table:table-cell table:formula="of:=[.G260]/[.F260]" office:value-type="float" office:value="1.66666666666667">
            <text:p>1,6666666667</text:p>
          </table:table-cell>
          <table:table-cell table:formula="of:=ABS([.H260]-[.I260])" office:value-type="float" office:value="0.658914728682171">
            <text:p>0,6589147287</text:p>
          </table:table-cell>
        </table:table-row>
        <table:table-row table:style-name="ro1">
          <table:table-cell office:value-type="string">
            <text:p>../istanze/CL_04_100_02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91">
            <text:p>91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table:formula="of:=[.C261]/[.B261]" office:value-type="float" office:value="1.53846153846154">
            <text:p>1,5384615385</text:p>
          </table:table-cell>
          <table:table-cell table:formula="of:=[.G261]/[.F261]" office:value-type="float" office:value="2.22222222222222">
            <text:p>2,2222222222</text:p>
          </table:table-cell>
          <table:table-cell table:formula="of:=ABS([.H261]-[.I261])" office:value-type="float" office:value="0.683760683760684">
            <text:p>0,6837606838</text:p>
          </table:table-cell>
        </table:table-row>
        <table:table-row table:style-name="ro1">
          <table:table-cell office:value-type="string">
            <text:p>../istanze/CL_06_100_01.TXT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92">
            <text:p>92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table:formula="of:=[.C262]/[.B262]" office:value-type="float" office:value="2.32558139534884">
            <text:p>2,3255813953</text:p>
          </table:table-cell>
          <table:table-cell table:formula="of:=[.G262]/[.F262]" office:value-type="float" office:value="1.63934426229508">
            <text:p>1,6393442623</text:p>
          </table:table-cell>
          <table:table-cell table:formula="of:=ABS([.H262]-[.I262])" office:value-type="float" office:value="0.686237133053755">
            <text:p>0,6862371331</text:p>
          </table:table-cell>
        </table:table-row>
        <table:table-row table:style-name="ro1">
          <table:table-cell office:value-type="string">
            <text:p>../istanze/CL_06_100_03.TXT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89">
            <text:p>89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table:formula="of:=[.C263]/[.B263]" office:value-type="float" office:value="2.32558139534884">
            <text:p>2,3255813953</text:p>
          </table:table-cell>
          <table:table-cell table:formula="of:=[.G263]/[.F263]" office:value-type="float" office:value="1.63934426229508">
            <text:p>1,6393442623</text:p>
          </table:table-cell>
          <table:table-cell table:formula="of:=ABS([.H263]-[.I263])" office:value-type="float" office:value="0.686237133053755">
            <text:p>0,6862371331</text:p>
          </table:table-cell>
        </table:table-row>
        <table:table-row table:style-name="ro1">
          <table:table-cell office:value-type="string">
            <text:p>../istanze/CL_06_100_05.TXT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102">
            <text:p>102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table:formula="of:=[.C264]/[.B264]" office:value-type="float" office:value="2.32558139534884">
            <text:p>2,3255813953</text:p>
          </table:table-cell>
          <table:table-cell table:formula="of:=[.G264]/[.F264]" office:value-type="float" office:value="1.63934426229508">
            <text:p>1,6393442623</text:p>
          </table:table-cell>
          <table:table-cell table:formula="of:=ABS([.H264]-[.I264])" office:value-type="float" office:value="0.686237133053755">
            <text:p>0,6862371331</text:p>
          </table:table-cell>
        </table:table-row>
        <table:table-row table:style-name="ro1">
          <table:table-cell office:value-type="string">
            <text:p>../istanze/CL_06_100_07.TXT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94">
            <text:p>94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table:formula="of:=[.C265]/[.B265]" office:value-type="float" office:value="2.32558139534884">
            <text:p>2,3255813953</text:p>
          </table:table-cell>
          <table:table-cell table:formula="of:=[.G265]/[.F265]" office:value-type="float" office:value="1.63934426229508">
            <text:p>1,6393442623</text:p>
          </table:table-cell>
          <table:table-cell table:formula="of:=ABS([.H265]-[.I265])" office:value-type="float" office:value="0.686237133053755">
            <text:p>0,6862371331</text:p>
          </table:table-cell>
        </table:table-row>
        <table:table-row table:style-name="ro1">
          <table:table-cell office:value-type="string">
            <text:p>../istanze/CL_06_100_02.TXT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97">
            <text:p>97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table:formula="of:=[.C266]/[.B266]" office:value-type="float" office:value="2.32558139534884">
            <text:p>2,3255813953</text:p>
          </table:table-cell>
          <table:table-cell table:formula="of:=[.G266]/[.F266]" office:value-type="float" office:value="1.61290322580645">
            <text:p>1,6129032258</text:p>
          </table:table-cell>
          <table:table-cell table:formula="of:=ABS([.H266]-[.I266])" office:value-type="float" office:value="0.712678169542386">
            <text:p>0,7126781695</text:p>
          </table:table-cell>
        </table:table-row>
        <table:table-row table:style-name="ro1">
          <table:table-cell office:value-type="string">
            <text:p>../istanze/CL_06_100_08.TXT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98">
            <text:p>98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table:formula="of:=[.C267]/[.B267]" office:value-type="float" office:value="2.32558139534884">
            <text:p>2,3255813953</text:p>
          </table:table-cell>
          <table:table-cell table:formula="of:=[.G267]/[.F267]" office:value-type="float" office:value="1.61290322580645">
            <text:p>1,6129032258</text:p>
          </table:table-cell>
          <table:table-cell table:formula="of:=ABS([.H267]-[.I267])" office:value-type="float" office:value="0.712678169542386">
            <text:p>0,7126781695</text:p>
          </table:table-cell>
        </table:table-row>
        <table:table-row table:style-name="ro1">
          <table:table-cell office:value-type="string">
            <text:p>../istanze/CL_04_100_05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84">
            <text:p>84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table:formula="of:=[.C268]/[.B268]" office:value-type="float" office:value="1.53846153846154">
            <text:p>1,5384615385</text:p>
          </table:table-cell>
          <table:table-cell table:formula="of:=[.G268]/[.F268]" office:value-type="float" office:value="2.27272727272727">
            <text:p>2,2727272727</text:p>
          </table:table-cell>
          <table:table-cell table:formula="of:=ABS([.H268]-[.I268])" office:value-type="float" office:value="0.734265734265734">
            <text:p>0,7342657343</text:p>
          </table:table-cell>
        </table:table-row>
        <table:table-row table:style-name="ro1">
          <table:table-cell office:value-type="string">
            <text:p>../istanze/CL_06_100_04.TXT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96">
            <text:p>96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table:formula="of:=[.C269]/[.B269]" office:value-type="float" office:value="2.32558139534884">
            <text:p>2,3255813953</text:p>
          </table:table-cell>
          <table:table-cell table:formula="of:=[.G269]/[.F269]" office:value-type="float" office:value="1.58730158730159">
            <text:p>1,5873015873</text:p>
          </table:table-cell>
          <table:table-cell table:formula="of:=ABS([.H269]-[.I269])" office:value-type="float" office:value="0.73827980804725">
            <text:p>0,738279808</text:p>
          </table:table-cell>
        </table:table-row>
        <table:table-row table:style-name="ro1">
          <table:table-cell office:value-type="string">
            <text:p>../istanze/CL_06_100_06.TXT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104">
            <text:p>104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table:formula="of:=[.C270]/[.B270]" office:value-type="float" office:value="2.32558139534884">
            <text:p>2,3255813953</text:p>
          </table:table-cell>
          <table:table-cell table:formula="of:=[.G270]/[.F270]" office:value-type="float" office:value="1.58730158730159">
            <text:p>1,5873015873</text:p>
          </table:table-cell>
          <table:table-cell table:formula="of:=ABS([.H270]-[.I270])" office:value-type="float" office:value="0.73827980804725">
            <text:p>0,738279808</text:p>
          </table:table-cell>
        </table:table-row>
        <table:table-row table:style-name="ro1">
          <table:table-cell office:value-type="string">
            <text:p>../istanze/CL_06_100_10.TXT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98">
            <text:p>98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table:formula="of:=[.C271]/[.B271]" office:value-type="float" office:value="2.32558139534884">
            <text:p>2,3255813953</text:p>
          </table:table-cell>
          <table:table-cell table:formula="of:=[.G271]/[.F271]" office:value-type="float" office:value="1.58730158730159">
            <text:p>1,5873015873</text:p>
          </table:table-cell>
          <table:table-cell table:formula="of:=ABS([.H271]-[.I271])" office:value-type="float" office:value="0.73827980804725">
            <text:p>0,738279808</text:p>
          </table:table-cell>
        </table:table-row>
        <table:table-row table:style-name="ro1">
          <table:table-cell office:value-type="string">
            <text:p>../istanze/CL_04_100_01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80">
            <text:p>80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table:formula="of:=[.C272]/[.B272]" office:value-type="float" office:value="1.53846153846154">
            <text:p>1,5384615385</text:p>
          </table:table-cell>
          <table:table-cell table:formula="of:=[.G272]/[.F272]" office:value-type="float" office:value="2.32558139534884">
            <text:p>2,3255813953</text:p>
          </table:table-cell>
          <table:table-cell table:formula="of:=ABS([.H272]-[.I272])" office:value-type="float" office:value="0.787119856887299">
            <text:p>0,7871198569</text:p>
          </table:table-cell>
        </table:table-row>
        <table:table-row table:style-name="ro1">
          <table:table-cell office:value-type="string">
            <text:p>../istanze/CL_04_100_03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85">
            <text:p>85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table:formula="of:=[.C273]/[.B273]" office:value-type="float" office:value="1.53846153846154">
            <text:p>1,5384615385</text:p>
          </table:table-cell>
          <table:table-cell table:formula="of:=[.G273]/[.F273]" office:value-type="float" office:value="2.32558139534884">
            <text:p>2,3255813953</text:p>
          </table:table-cell>
          <table:table-cell table:formula="of:=ABS([.H273]-[.I273])" office:value-type="float" office:value="0.787119856887299">
            <text:p>0,7871198569</text:p>
          </table:table-cell>
        </table:table-row>
        <table:table-row table:style-name="ro1">
          <table:table-cell office:value-type="string">
            <text:p>../istanze/CL_04_100_07.TXT</text:p>
          </table:table-cell>
          <table:table-cell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table:formula="of:=[.C274]/[.B274]" office:value-type="float" office:value="1.53846153846154">
            <text:p>1,5384615385</text:p>
          </table:table-cell>
          <table:table-cell table:formula="of:=[.G274]/[.F274]" office:value-type="float" office:value="2.38095238095238">
            <text:p>2,380952381</text:p>
          </table:table-cell>
          <table:table-cell table:formula="of:=ABS([.H274]-[.I274])" office:value-type="float" office:value="0.842490842490842">
            <text:p>0,8424908425</text:p>
          </table:table-cell>
        </table:table-row>
        <table:table-row table:style-name="ro1">
          <table:table-cell office:value-type="string">
            <text:p>../istanze/CL_04_100_09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84">
            <text:p>84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table:formula="of:=[.C275]/[.B275]" office:value-type="float" office:value="1.53846153846154">
            <text:p>1,5384615385</text:p>
          </table:table-cell>
          <table:table-cell table:formula="of:=[.G275]/[.F275]" office:value-type="float" office:value="2.38095238095238">
            <text:p>2,380952381</text:p>
          </table:table-cell>
          <table:table-cell table:formula="of:=ABS([.H275]-[.I275])" office:value-type="float" office:value="0.842490842490842">
            <text:p>0,8424908425</text:p>
          </table:table-cell>
        </table:table-row>
        <table:table-row table:style-name="ro1">
          <table:table-cell office:value-type="string">
            <text:p>../istanze/CL_02_100_02.TXT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table:formula="of:=[.C276]/[.B276]" office:value-type="float" office:value="1.75438596491228">
            <text:p>1,7543859649</text:p>
          </table:table-cell>
          <table:table-cell table:formula="of:=[.G276]/[.F276]" office:value-type="float" office:value="2.63157894736842">
            <text:p>2,6315789474</text:p>
          </table:table-cell>
          <table:table-cell table:formula="of:=ABS([.H276]-[.I276])" office:value-type="float" office:value="0.877192982456141">
            <text:p>0,8771929825</text:p>
          </table:table-cell>
        </table:table-row>
        <table:table-row table:style-name="ro1">
          <table:table-cell office:value-type="string">
            <text:p>../istanze/CL_02_100_06.TXT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72">
            <text:p>72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table:formula="of:=[.C277]/[.B277]" office:value-type="float" office:value="1.72413793103448">
            <text:p>1,724137931</text:p>
          </table:table-cell>
          <table:table-cell table:formula="of:=[.G277]/[.F277]" office:value-type="float" office:value="2.7027027027027">
            <text:p>2,7027027027</text:p>
          </table:table-cell>
          <table:table-cell table:formula="of:=ABS([.H277]-[.I277])" office:value-type="float" office:value="0.97856477166822">
            <text:p>0,9785647717</text:p>
          </table:table-cell>
        </table:table-row>
        <table:table-row table:style-name="ro1">
          <table:table-cell office:value-type="string">
            <text:p>../istanze/CL_02_100_08.TXT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table:formula="of:=[.C278]/[.B278]" office:value-type="float" office:value="1.72413793103448">
            <text:p>1,724137931</text:p>
          </table:table-cell>
          <table:table-cell table:formula="of:=[.G278]/[.F278]" office:value-type="float" office:value="2.7027027027027">
            <text:p>2,7027027027</text:p>
          </table:table-cell>
          <table:table-cell table:formula="of:=ABS([.H278]-[.I278])" office:value-type="float" office:value="0.97856477166822">
            <text:p>0,9785647717</text:p>
          </table:table-cell>
        </table:table-row>
        <table:table-row table:style-name="ro1">
          <table:table-cell office:value-type="string">
            <text:p>../istanze/CL_02_100_10.TXT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table:formula="of:=[.C279]/[.B279]" office:value-type="float" office:value="1.72413793103448">
            <text:p>1,724137931</text:p>
          </table:table-cell>
          <table:table-cell table:formula="of:=[.G279]/[.F279]" office:value-type="float" office:value="2.7027027027027">
            <text:p>2,7027027027</text:p>
          </table:table-cell>
          <table:table-cell table:formula="of:=ABS([.H279]-[.I279])" office:value-type="float" office:value="0.97856477166822">
            <text:p>0,9785647717</text:p>
          </table:table-cell>
        </table:table-row>
        <table:table-row table:style-name="ro1">
          <table:table-cell office:value-type="string">
            <text:p>../istanze/CL_02_100_04.TXT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table:formula="of:=[.C280]/[.B280]" office:value-type="float" office:value="1.75438596491228">
            <text:p>1,7543859649</text:p>
          </table:table-cell>
          <table:table-cell table:formula="of:=[.G280]/[.F280]" office:value-type="float" office:value="2.77777777777778">
            <text:p>2,7777777778</text:p>
          </table:table-cell>
          <table:table-cell table:formula="of:=ABS([.H280]-[.I280])" office:value-type="float" office:value="1.0233918128655">
            <text:p>1,0233918129</text:p>
          </table:table-cell>
        </table:table-row>
        <table:table-row table:style-name="ro1">
          <table:table-cell office:value-type="string">
            <text:p>../istanze/CL_07_100_10.TXT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114">
            <text:p>11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table:formula="of:=[.C281]/[.B281]" office:value-type="float" office:value="2.4390243902439">
            <text:p>2,4390243902</text:p>
          </table:table-cell>
          <table:table-cell table:formula="of:=[.G281]/[.F281]" office:value-type="float" office:value="1.33333333333333">
            <text:p>1,3333333333</text:p>
          </table:table-cell>
          <table:table-cell table:formula="of:=ABS([.H281]-[.I281])" office:value-type="float" office:value="1.10569105691057">
            <text:p>1,1056910569</text:p>
          </table:table-cell>
        </table:table-row>
        <table:table-row table:style-name="ro1">
          <table:table-cell office:value-type="string">
            <text:p>../istanze/CL_07_100_09.TXT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114">
            <text:p>114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table:formula="of:=[.C282]/[.B282]" office:value-type="float" office:value="2.38095238095238">
            <text:p>2,380952381</text:p>
          </table:table-cell>
          <table:table-cell table:formula="of:=[.G282]/[.F282]" office:value-type="float" office:value="1.26582278481013">
            <text:p>1,2658227848</text:p>
          </table:table-cell>
          <table:table-cell table:formula="of:=ABS([.H282]-[.I282])" office:value-type="float" office:value="1.11512959614225">
            <text:p>1,1151295961</text:p>
          </table:table-cell>
        </table:table-row>
        <table:table-row table:style-name="ro1">
          <table:table-cell office:value-type="string">
            <text:p>../istanze/CL_07_100_08.TXT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table:formula="of:=[.C283]/[.B283]" office:value-type="float" office:value="2.5">
            <text:p>2,5</text:p>
          </table:table-cell>
          <table:table-cell table:formula="of:=[.G283]/[.F283]" office:value-type="float" office:value="1.36986301369863">
            <text:p>1,3698630137</text:p>
          </table:table-cell>
          <table:table-cell table:formula="of:=ABS([.H283]-[.I283])" office:value-type="float" office:value="1.13013698630137">
            <text:p>1,1301369863</text:p>
          </table:table-cell>
        </table:table-row>
        <table:table-row table:style-name="ro1">
          <table:table-cell office:value-type="string">
            <text:p>../istanze/CL_07_100_03.TXT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formula="of:=[.C284]/[.B284]" office:value-type="float" office:value="2.38095238095238">
            <text:p>2,380952381</text:p>
          </table:table-cell>
          <table:table-cell table:formula="of:=[.G284]/[.F284]" office:value-type="float" office:value="1.25">
            <text:p>1,25</text:p>
          </table:table-cell>
          <table:table-cell table:formula="of:=ABS([.H284]-[.I284])" office:value-type="float" office:value="1.13095238095238">
            <text:p>1,130952381</text:p>
          </table:table-cell>
        </table:table-row>
        <table:table-row table:style-name="ro1">
          <table:table-cell office:value-type="string">
            <text:p>../istanze/CL_07_100_06.TXT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115">
            <text:p>115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table:formula="of:=[.C285]/[.B285]" office:value-type="float" office:value="2.5">
            <text:p>2,5</text:p>
          </table:table-cell>
          <table:table-cell table:formula="of:=[.G285]/[.F285]" office:value-type="float" office:value="1.35135135135135">
            <text:p>1,3513513514</text:p>
          </table:table-cell>
          <table:table-cell table:formula="of:=ABS([.H285]-[.I285])" office:value-type="float" office:value="1.14864864864865">
            <text:p>1,1486486486</text:p>
          </table:table-cell>
        </table:table-row>
        <table:table-row table:style-name="ro1">
          <table:table-cell office:value-type="string">
            <text:p>../istanze/CL_07_100_02.TXT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table:formula="of:=[.C286]/[.B286]" office:value-type="float" office:value="2.5">
            <text:p>2,5</text:p>
          </table:table-cell>
          <table:table-cell table:formula="of:=[.G286]/[.F286]" office:value-type="float" office:value="1.33333333333333">
            <text:p>1,3333333333</text:p>
          </table:table-cell>
          <table:table-cell table:formula="of:=ABS([.H286]-[.I286])" office:value-type="float" office:value="1.16666666666667">
            <text:p>1,1666666667</text:p>
          </table:table-cell>
        </table:table-row>
        <table:table-row table:style-name="ro1">
          <table:table-cell office:value-type="string">
            <text:p>../istanze/CL_07_100_04.TXT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table:formula="of:=[.C287]/[.B287]" office:value-type="float" office:value="2.5">
            <text:p>2,5</text:p>
          </table:table-cell>
          <table:table-cell table:formula="of:=[.G287]/[.F287]" office:value-type="float" office:value="1.31578947368421">
            <text:p>1,3157894737</text:p>
          </table:table-cell>
          <table:table-cell table:formula="of:=ABS([.H287]-[.I287])" office:value-type="float" office:value="1.18421052631579">
            <text:p>1,1842105263</text:p>
          </table:table-cell>
        </table:table-row>
        <table:table-row table:style-name="ro1">
          <table:table-cell office:value-type="string">
            <text:p>../istanze/CL_07_100_05.TXT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116">
            <text:p>11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formula="of:=[.C288]/[.B288]" office:value-type="float" office:value="2.4390243902439">
            <text:p>2,4390243902</text:p>
          </table:table-cell>
          <table:table-cell table:formula="of:=[.G288]/[.F288]" office:value-type="float" office:value="1.25">
            <text:p>1,25</text:p>
          </table:table-cell>
          <table:table-cell table:formula="of:=ABS([.H288]-[.I288])" office:value-type="float" office:value="1.1890243902439">
            <text:p>1,1890243902</text:p>
          </table:table-cell>
        </table:table-row>
        <table:table-row table:style-name="ro1">
          <table:table-cell office:value-type="string">
            <text:p>../istanze/CL_07_100_01.TXT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120">
            <text:p>120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formula="of:=[.C289]/[.B289]" office:value-type="float" office:value="2.4390243902439">
            <text:p>2,4390243902</text:p>
          </table:table-cell>
          <table:table-cell table:formula="of:=[.G289]/[.F289]" office:value-type="float" office:value="1.23456790123457">
            <text:p>1,2345679012</text:p>
          </table:table-cell>
          <table:table-cell table:formula="of:=ABS([.H289]-[.I289])" office:value-type="float" office:value="1.20445648900933">
            <text:p>1,204456489</text:p>
          </table:table-cell>
        </table:table-row>
        <table:table-row table:style-name="ro1">
          <table:table-cell office:value-type="string">
            <text:p>../istanze/CL_07_100_07.TXT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114">
            <text:p>114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formula="of:=[.C290]/[.B290]" office:value-type="float" office:value="2.4390243902439">
            <text:p>2,4390243902</text:p>
          </table:table-cell>
          <table:table-cell table:formula="of:=[.G290]/[.F290]" office:value-type="float" office:value="1.23456790123457">
            <text:p>1,2345679012</text:p>
          </table:table-cell>
          <table:table-cell table:formula="of:=ABS([.H290]-[.I290])" office:value-type="float" office:value="1.20445648900933">
            <text:p>1,204456489</text:p>
          </table:table-cell>
        </table:table-row>
        <table:table-row table:style-name="ro1">
          <table:table-cell office:value-type="string">
            <text:p>../istanze/CL_08_100_06.TXT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formula="of:=[.C291]/[.B291]" office:value-type="float" office:value="2">
            <text:p>2</text:p>
          </table:table-cell>
          <table:table-cell table:formula="of:=[.G291]/[.F291]" office:value-type="float" office:value="4">
            <text:p>4</text:p>
          </table:table-cell>
          <table:table-cell table:formula="of:=ABS([.H291]-[.I291])" office:value-type="float" office:value="2">
            <text:p>2</text:p>
          </table:table-cell>
        </table:table-row>
        <table:table-row table:style-name="ro1">
          <table:table-cell office:value-type="string">
            <text:p>../istanze/CL_08_100_08.TXT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formula="of:=[.C292]/[.B292]" office:value-type="float" office:value="2">
            <text:p>2</text:p>
          </table:table-cell>
          <table:table-cell table:formula="of:=[.G292]/[.F292]" office:value-type="float" office:value="4">
            <text:p>4</text:p>
          </table:table-cell>
          <table:table-cell table:formula="of:=ABS([.H292]-[.I292])" office:value-type="float" office:value="2">
            <text:p>2</text:p>
          </table:table-cell>
        </table:table-row>
        <table:table-row table:style-name="ro1">
          <table:table-cell office:value-type="string">
            <text:p>../istanze/CL_08_100_10.TXT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formula="of:=[.C293]/[.B293]" office:value-type="float" office:value="2">
            <text:p>2</text:p>
          </table:table-cell>
          <table:table-cell table:formula="of:=[.G293]/[.F293]" office:value-type="float" office:value="4">
            <text:p>4</text:p>
          </table:table-cell>
          <table:table-cell table:formula="of:=ABS([.H293]-[.I293])" office:value-type="float" office:value="2">
            <text:p>2</text:p>
          </table:table-cell>
        </table:table-row>
        <table:table-row table:style-name="ro1">
          <table:table-cell office:value-type="string">
            <text:p>../istanze/CL_02_100_01.TXT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table:formula="of:=[.C294]/[.B294]" office:value-type="float" office:value="1.5625">
            <text:p>1,5625</text:p>
          </table:table-cell>
          <table:table-cell table:formula="of:=[.G294]/[.F294]" office:value-type="float" office:value="3.57142857142857">
            <text:p>3,5714285714</text:p>
          </table:table-cell>
          <table:table-cell table:formula="of:=ABS([.H294]-[.I294])" office:value-type="float" office:value="2.00892857142857">
            <text:p>2,0089285714</text:p>
          </table:table-cell>
        </table:table-row>
        <table:table-row table:style-name="ro1">
          <table:table-cell office:value-type="string">
            <text:p>../istanze/CL_08_100_01.TXT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table:formula="of:=[.C295]/[.B295]" office:value-type="float" office:value="2">
            <text:p>2</text:p>
          </table:table-cell>
          <table:table-cell table:formula="of:=[.G295]/[.F295]" office:value-type="float" office:value="4.16666666666667">
            <text:p>4,1666666667</text:p>
          </table:table-cell>
          <table:table-cell table:formula="of:=ABS([.H295]-[.I295])" office:value-type="float" office:value="2.16666666666667">
            <text:p>2,1666666667</text:p>
          </table:table-cell>
        </table:table-row>
        <table:table-row table:style-name="ro1">
          <table:table-cell office:value-type="string">
            <text:p>../istanze/CL_08_100_03.TXT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table:formula="of:=[.C296]/[.B296]" office:value-type="float" office:value="2">
            <text:p>2</text:p>
          </table:table-cell>
          <table:table-cell table:formula="of:=[.G296]/[.F296]" office:value-type="float" office:value="4.16666666666667">
            <text:p>4,1666666667</text:p>
          </table:table-cell>
          <table:table-cell table:formula="of:=ABS([.H296]-[.I296])" office:value-type="float" office:value="2.16666666666667">
            <text:p>2,1666666667</text:p>
          </table:table-cell>
        </table:table-row>
        <table:table-row table:style-name="ro1">
          <table:table-cell office:value-type="string">
            <text:p>../istanze/CL_08_100_07.TXT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table:formula="of:=[.C297]/[.B297]" office:value-type="float" office:value="2">
            <text:p>2</text:p>
          </table:table-cell>
          <table:table-cell table:formula="of:=[.G297]/[.F297]" office:value-type="float" office:value="4.16666666666667">
            <text:p>4,1666666667</text:p>
          </table:table-cell>
          <table:table-cell table:formula="of:=ABS([.H297]-[.I297])" office:value-type="float" office:value="2.16666666666667">
            <text:p>2,1666666667</text:p>
          </table:table-cell>
        </table:table-row>
        <table:table-row table:style-name="ro1">
          <table:table-cell office:value-type="string">
            <text:p>../istanze/CL_08_100_09.TXT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table:formula="of:=[.C298]/[.B298]" office:value-type="float" office:value="2">
            <text:p>2</text:p>
          </table:table-cell>
          <table:table-cell table:formula="of:=[.G298]/[.F298]" office:value-type="float" office:value="4.16666666666667">
            <text:p>4,1666666667</text:p>
          </table:table-cell>
          <table:table-cell table:formula="of:=ABS([.H298]-[.I298])" office:value-type="float" office:value="2.16666666666667">
            <text:p>2,1666666667</text:p>
          </table:table-cell>
        </table:table-row>
        <table:table-row table:style-name="ro1">
          <table:table-cell office:value-type="string">
            <text:p>../istanze/CL_08_100_02.TXT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table:formula="of:=[.C299]/[.B299]" office:value-type="float" office:value="2">
            <text:p>2</text:p>
          </table:table-cell>
          <table:table-cell table:formula="of:=[.G299]/[.F299]" office:value-type="float" office:value="4.34782608695652">
            <text:p>4,347826087</text:p>
          </table:table-cell>
          <table:table-cell table:formula="of:=ABS([.H299]-[.I299])" office:value-type="float" office:value="2.34782608695652">
            <text:p>2,347826087</text:p>
          </table:table-cell>
        </table:table-row>
        <table:table-row table:style-name="ro1">
          <table:table-cell office:value-type="string">
            <text:p>../istanze/CL_08_100_04.TXT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table:formula="of:=[.C300]/[.B300]" office:value-type="float" office:value="2">
            <text:p>2</text:p>
          </table:table-cell>
          <table:table-cell table:formula="of:=[.G300]/[.F300]" office:value-type="float" office:value="4.34782608695652">
            <text:p>4,347826087</text:p>
          </table:table-cell>
          <table:table-cell table:formula="of:=ABS([.H300]-[.I300])" office:value-type="float" office:value="2.34782608695652">
            <text:p>2,347826087</text:p>
          </table:table-cell>
        </table:table-row>
        <table:table-row table:style-name="ro1">
          <table:table-cell office:value-type="string">
            <text:p>../istanze/CL_08_100_05.TXT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table:formula="of:=[.C301]/[.B301]" office:value-type="float" office:value="2">
            <text:p>2</text:p>
          </table:table-cell>
          <table:table-cell table:formula="of:=[.G301]/[.F301]" office:value-type="float" office:value="4.34782608695652">
            <text:p>4,347826087</text:p>
          </table:table-cell>
          <table:table-cell table:formula="of:=ABS([.H301]-[.I301])" office:value-type="float" office:value="2.34782608695652">
            <text:p>2,347826087</text:p>
          </table:table-cell>
        </table:table-row>
        <table:table-row table:style-name="ro1">
          <table:table-cell office:value-type="string">
            <text:p>../istanze/CL_01_200_07.TXT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162">
            <text:p>162</text:p>
          </table:table-cell>
          <table:table-cell office:value-type="float" office:value="106">
            <text:p>106</text:p>
          </table:table-cell>
          <table:table-cell office:value-type="float" office:value="200">
            <text:p>200</text:p>
          </table:table-cell>
          <table:table-cell table:formula="of:=[.C302]/[.B302]" office:value-type="float" office:value="1.88679245283019">
            <text:p>1,8867924528</text:p>
          </table:table-cell>
          <table:table-cell table:formula="of:=[.G302]/[.F302]" office:value-type="float" office:value="1.88679245283019">
            <text:p>1,8867924528</text:p>
          </table:table-cell>
          <table:table-cell table:formula="of:=ABS([.H302]-[.I302])" office:value-type="float" office:value="0">
            <text:p>0</text:p>
          </table:table-cell>
        </table:table-row>
        <table:table-row table:style-name="ro1">
          <table:table-cell office:value-type="string">
            <text:p>../istanze/CL_09_200_02.TXT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166">
            <text:p>166</text:p>
          </table:table-cell>
          <table:table-cell office:value-type="float" office:value="106">
            <text:p>106</text:p>
          </table:table-cell>
          <table:table-cell office:value-type="float" office:value="200">
            <text:p>200</text:p>
          </table:table-cell>
          <table:table-cell table:formula="of:=[.C303]/[.B303]" office:value-type="float" office:value="1.88679245283019">
            <text:p>1,8867924528</text:p>
          </table:table-cell>
          <table:table-cell table:formula="of:=[.G303]/[.F303]" office:value-type="float" office:value="1.88679245283019">
            <text:p>1,8867924528</text:p>
          </table:table-cell>
          <table:table-cell table:formula="of:=ABS([.H303]-[.I303])" office:value-type="float" office:value="0">
            <text:p>0</text:p>
          </table:table-cell>
        </table:table-row>
        <table:table-row table:style-name="ro1">
          <table:table-cell office:value-type="string">
            <text:p>../istanze/CL_09_200_04.TXT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177">
            <text:p>177</text:p>
          </table:table-cell>
          <table:table-cell office:value-type="float" office:value="106">
            <text:p>106</text:p>
          </table:table-cell>
          <table:table-cell office:value-type="float" office:value="200">
            <text:p>200</text:p>
          </table:table-cell>
          <table:table-cell table:formula="of:=[.C304]/[.B304]" office:value-type="float" office:value="1.88679245283019">
            <text:p>1,8867924528</text:p>
          </table:table-cell>
          <table:table-cell table:formula="of:=[.G304]/[.F304]" office:value-type="float" office:value="1.88679245283019">
            <text:p>1,8867924528</text:p>
          </table:table-cell>
          <table:table-cell table:formula="of:=ABS([.H304]-[.I304])" office:value-type="float" office:value="0">
            <text:p>0</text:p>
          </table:table-cell>
        </table:table-row>
        <table:table-row table:style-name="ro1">
          <table:table-cell office:value-type="string">
            <text:p>../istanze/CL_09_200_06.TXT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167">
            <text:p>167</text:p>
          </table:table-cell>
          <table:table-cell office:value-type="float" office:value="105">
            <text:p>105</text:p>
          </table:table-cell>
          <table:table-cell office:value-type="float" office:value="200">
            <text:p>200</text:p>
          </table:table-cell>
          <table:table-cell table:formula="of:=[.C305]/[.B305]" office:value-type="float" office:value="1.88679245283019">
            <text:p>1,8867924528</text:p>
          </table:table-cell>
          <table:table-cell table:formula="of:=[.G305]/[.F305]" office:value-type="float" office:value="1.9047619047619">
            <text:p>1,9047619048</text:p>
          </table:table-cell>
          <table:table-cell table:formula="of:=ABS([.H305]-[.I305])" office:value-type="float" office:value="0.017969451931716">
            <text:p>0,0179694519</text:p>
          </table:table-cell>
        </table:table-row>
        <table:table-row table:style-name="ro1">
          <table:table-cell office:value-type="string">
            <text:p>../istanze/CL_01_200_10.TXT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173">
            <text:p>173</text:p>
          </table:table-cell>
          <table:table-cell office:value-type="float" office:value="108">
            <text:p>108</text:p>
          </table:table-cell>
          <table:table-cell office:value-type="float" office:value="200">
            <text:p>200</text:p>
          </table:table-cell>
          <table:table-cell table:formula="of:=[.C306]/[.B306]" office:value-type="float" office:value="1.88679245283019">
            <text:p>1,8867924528</text:p>
          </table:table-cell>
          <table:table-cell table:formula="of:=[.G306]/[.F306]" office:value-type="float" office:value="1.85185185185185">
            <text:p>1,8518518519</text:p>
          </table:table-cell>
          <table:table-cell table:formula="of:=ABS([.H306]-[.I306])" office:value-type="float" office:value="0.0349406009783368">
            <text:p>0,034940601</text:p>
          </table:table-cell>
        </table:table-row>
        <table:table-row table:style-name="ro1">
          <table:table-cell office:value-type="string">
            <text:p>../istanze/CL_01_200_01.TXT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167">
            <text:p>167</text:p>
          </table:table-cell>
          <table:table-cell office:value-type="float" office:value="106">
            <text:p>106</text:p>
          </table:table-cell>
          <table:table-cell office:value-type="float" office:value="200">
            <text:p>200</text:p>
          </table:table-cell>
          <table:table-cell table:formula="of:=[.C307]/[.B307]" office:value-type="float" office:value="1.92307692307692">
            <text:p>1,9230769231</text:p>
          </table:table-cell>
          <table:table-cell table:formula="of:=[.G307]/[.F307]" office:value-type="float" office:value="1.88679245283019">
            <text:p>1,8867924528</text:p>
          </table:table-cell>
          <table:table-cell table:formula="of:=ABS([.H307]-[.I307])" office:value-type="float" office:value="0.0362844702467344">
            <text:p>0,0362844702</text:p>
          </table:table-cell>
        </table:table-row>
        <table:table-row table:style-name="ro1">
          <table:table-cell office:value-type="string">
            <text:p>../istanze/CL_01_200_03.TXT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165">
            <text:p>165</text:p>
          </table:table-cell>
          <table:table-cell office:value-type="float" office:value="106">
            <text:p>106</text:p>
          </table:table-cell>
          <table:table-cell office:value-type="float" office:value="200">
            <text:p>200</text:p>
          </table:table-cell>
          <table:table-cell table:formula="of:=[.C308]/[.B308]" office:value-type="float" office:value="1.92307692307692">
            <text:p>1,9230769231</text:p>
          </table:table-cell>
          <table:table-cell table:formula="of:=[.G308]/[.F308]" office:value-type="float" office:value="1.88679245283019">
            <text:p>1,8867924528</text:p>
          </table:table-cell>
          <table:table-cell table:formula="of:=ABS([.H308]-[.I308])" office:value-type="float" office:value="0.0362844702467344">
            <text:p>0,0362844702</text:p>
          </table:table-cell>
        </table:table-row>
        <table:table-row table:style-name="ro1">
          <table:table-cell office:value-type="string">
            <text:p>../istanze/CL_01_200_05.TXT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164">
            <text:p>164</text:p>
          </table:table-cell>
          <table:table-cell office:value-type="float" office:value="106">
            <text:p>106</text:p>
          </table:table-cell>
          <table:table-cell office:value-type="float" office:value="200">
            <text:p>200</text:p>
          </table:table-cell>
          <table:table-cell table:formula="of:=[.C309]/[.B309]" office:value-type="float" office:value="1.92307692307692">
            <text:p>1,9230769231</text:p>
          </table:table-cell>
          <table:table-cell table:formula="of:=[.G309]/[.F309]" office:value-type="float" office:value="1.88679245283019">
            <text:p>1,8867924528</text:p>
          </table:table-cell>
          <table:table-cell table:formula="of:=ABS([.H309]-[.I309])" office:value-type="float" office:value="0.0362844702467344">
            <text:p>0,0362844702</text:p>
          </table:table-cell>
        </table:table-row>
        <table:table-row table:style-name="ro1">
          <table:table-cell office:value-type="string">
            <text:p>../istanze/CL_09_200_10.TXT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169">
            <text:p>169</text:p>
          </table:table-cell>
          <table:table-cell office:value-type="float" office:value="105">
            <text:p>105</text:p>
          </table:table-cell>
          <table:table-cell office:value-type="float" office:value="200">
            <text:p>200</text:p>
          </table:table-cell>
          <table:table-cell table:formula="of:=[.C310]/[.B310]" office:value-type="float" office:value="1.85185185185185">
            <text:p>1,8518518519</text:p>
          </table:table-cell>
          <table:table-cell table:formula="of:=[.G310]/[.F310]" office:value-type="float" office:value="1.9047619047619">
            <text:p>1,9047619048</text:p>
          </table:table-cell>
          <table:table-cell table:formula="of:=ABS([.H310]-[.I310])" office:value-type="float" office:value="0.0529100529100528">
            <text:p>0,0529100529</text:p>
          </table:table-cell>
        </table:table-row>
        <table:table-row table:style-name="ro1">
          <table:table-cell office:value-type="string">
            <text:p>../istanze/CL_09_200_08.TXT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63">
            <text:p>163</text:p>
          </table:table-cell>
          <table:table-cell office:value-type="float" office:value="102">
            <text:p>102</text:p>
          </table:table-cell>
          <table:table-cell office:value-type="float" office:value="200">
            <text:p>200</text:p>
          </table:table-cell>
          <table:table-cell table:formula="of:=[.C311]/[.B311]" office:value-type="float" office:value="1.85185185185185">
            <text:p>1,8518518519</text:p>
          </table:table-cell>
          <table:table-cell table:formula="of:=[.G311]/[.F311]" office:value-type="float" office:value="1.96078431372549">
            <text:p>1,9607843137</text:p>
          </table:table-cell>
          <table:table-cell table:formula="of:=ABS([.H311]-[.I311])" office:value-type="float" office:value="0.108932461873638">
            <text:p>0,1089324619</text:p>
          </table:table-cell>
        </table:table-row>
        <table:table-row table:style-name="ro1">
          <table:table-cell office:value-type="string">
            <text:p>../istanze/CL_01_200_02.TXT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153">
            <text:p>153</text:p>
          </table:table-cell>
          <table:table-cell office:value-type="float" office:value="97">
            <text:p>97</text:p>
          </table:table-cell>
          <table:table-cell office:value-type="float" office:value="200">
            <text:p>200</text:p>
          </table:table-cell>
          <table:table-cell table:formula="of:=[.C312]/[.B312]" office:value-type="float" office:value="1.92307692307692">
            <text:p>1,9230769231</text:p>
          </table:table-cell>
          <table:table-cell table:formula="of:=[.G312]/[.F312]" office:value-type="float" office:value="2.06185567010309">
            <text:p>2,0618556701</text:p>
          </table:table-cell>
          <table:table-cell table:formula="of:=ABS([.H312]-[.I312])" office:value-type="float" office:value="0.138778747026169">
            <text:p>0,138778747</text:p>
          </table:table-cell>
        </table:table-row>
        <table:table-row table:style-name="ro1">
          <table:table-cell office:value-type="string">
            <text:p>../istanze/CL_01_200_04.TXT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156">
            <text:p>156</text:p>
          </table:table-cell>
          <table:table-cell office:value-type="float" office:value="96">
            <text:p>96</text:p>
          </table:table-cell>
          <table:table-cell office:value-type="float" office:value="200">
            <text:p>200</text:p>
          </table:table-cell>
          <table:table-cell table:formula="of:=[.C313]/[.B313]" office:value-type="float" office:value="1.92307692307692">
            <text:p>1,9230769231</text:p>
          </table:table-cell>
          <table:table-cell table:formula="of:=[.G313]/[.F313]" office:value-type="float" office:value="2.08333333333333">
            <text:p>2,0833333333</text:p>
          </table:table-cell>
          <table:table-cell table:formula="of:=ABS([.H313]-[.I313])" office:value-type="float" office:value="0.16025641025641">
            <text:p>0,1602564103</text:p>
          </table:table-cell>
        </table:table-row>
        <table:table-row table:style-name="ro1">
          <table:table-cell office:value-type="string">
            <text:p>../istanze/CL_01_200_06.TXT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151">
            <text:p>151</text:p>
          </table:table-cell>
          <table:table-cell office:value-type="float" office:value="96">
            <text:p>96</text:p>
          </table:table-cell>
          <table:table-cell office:value-type="float" office:value="200">
            <text:p>200</text:p>
          </table:table-cell>
          <table:table-cell table:formula="of:=[.C314]/[.B314]" office:value-type="float" office:value="1.92307692307692">
            <text:p>1,9230769231</text:p>
          </table:table-cell>
          <table:table-cell table:formula="of:=[.G314]/[.F314]" office:value-type="float" office:value="2.08333333333333">
            <text:p>2,0833333333</text:p>
          </table:table-cell>
          <table:table-cell table:formula="of:=ABS([.H314]-[.I314])" office:value-type="float" office:value="0.16025641025641">
            <text:p>0,1602564103</text:p>
          </table:table-cell>
        </table:table-row>
        <table:table-row table:style-name="ro1">
          <table:table-cell office:value-type="string">
            <text:p>../istanze/CL_09_200_03.TXT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166">
            <text:p>166</text:p>
          </table:table-cell>
          <table:table-cell office:value-type="float" office:value="97">
            <text:p>97</text:p>
          </table:table-cell>
          <table:table-cell office:value-type="float" office:value="200">
            <text:p>200</text:p>
          </table:table-cell>
          <table:table-cell table:formula="of:=[.C315]/[.B315]" office:value-type="float" office:value="1.88679245283019">
            <text:p>1,8867924528</text:p>
          </table:table-cell>
          <table:table-cell table:formula="of:=[.G315]/[.F315]" office:value-type="float" office:value="2.06185567010309">
            <text:p>2,0618556701</text:p>
          </table:table-cell>
          <table:table-cell table:formula="of:=ABS([.H315]-[.I315])" office:value-type="float" office:value="0.175063217272904">
            <text:p>0,1750632173</text:p>
          </table:table-cell>
        </table:table-row>
        <table:table-row table:style-name="ro1">
          <table:table-cell office:value-type="string">
            <text:p>../istanze/CL_01_200_0.TXT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160">
            <text:p>160</text:p>
          </table:table-cell>
          <table:table-cell office:value-type="float" office:value="95">
            <text:p>95</text:p>
          </table:table-cell>
          <table:table-cell office:value-type="float" office:value="200">
            <text:p>200</text:p>
          </table:table-cell>
          <table:table-cell table:formula="of:=[.C316]/[.B316]" office:value-type="float" office:value="1.92307692307692">
            <text:p>1,9230769231</text:p>
          </table:table-cell>
          <table:table-cell table:formula="of:=[.G316]/[.F316]" office:value-type="float" office:value="2.10526315789474">
            <text:p>2,1052631579</text:p>
          </table:table-cell>
          <table:table-cell table:formula="of:=ABS([.H316]-[.I316])" office:value-type="float" office:value="0.182186234817814">
            <text:p>0,1821862348</text:p>
          </table:table-cell>
        </table:table-row>
        <table:table-row table:style-name="ro1">
          <table:table-cell office:value-type="string">
            <text:p>../istanze/CL_01_200_08.TXT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163">
            <text:p>163</text:p>
          </table:table-cell>
          <table:table-cell office:value-type="float" office:value="96">
            <text:p>96</text:p>
          </table:table-cell>
          <table:table-cell office:value-type="float" office:value="200">
            <text:p>200</text:p>
          </table:table-cell>
          <table:table-cell table:formula="of:=[.C317]/[.B317]" office:value-type="float" office:value="1.88679245283019">
            <text:p>1,8867924528</text:p>
          </table:table-cell>
          <table:table-cell table:formula="of:=[.G317]/[.F317]" office:value-type="float" office:value="2.08333333333333">
            <text:p>2,0833333333</text:p>
          </table:table-cell>
          <table:table-cell table:formula="of:=ABS([.H317]-[.I317])" office:value-type="float" office:value="0.196540880503145">
            <text:p>0,1965408805</text:p>
          </table:table-cell>
        </table:table-row>
        <table:table-row table:style-name="ro1">
          <table:table-cell office:value-type="string">
            <text:p>../istanze/CL_09_200_05.TXT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170">
            <text:p>170</text:p>
          </table:table-cell>
          <table:table-cell office:value-type="float" office:value="96">
            <text:p>96</text:p>
          </table:table-cell>
          <table:table-cell office:value-type="float" office:value="200">
            <text:p>200</text:p>
          </table:table-cell>
          <table:table-cell table:formula="of:=[.C318]/[.B318]" office:value-type="float" office:value="1.88679245283019">
            <text:p>1,8867924528</text:p>
          </table:table-cell>
          <table:table-cell table:formula="of:=[.G318]/[.F318]" office:value-type="float" office:value="2.08333333333333">
            <text:p>2,0833333333</text:p>
          </table:table-cell>
          <table:table-cell table:formula="of:=ABS([.H318]-[.I318])" office:value-type="float" office:value="0.196540880503145">
            <text:p>0,1965408805</text:p>
          </table:table-cell>
        </table:table-row>
        <table:table-row table:style-name="ro1">
          <table:table-cell office:value-type="string">
            <text:p>../istanze/CL_09_200_07.TXT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173">
            <text:p>173</text:p>
          </table:table-cell>
          <table:table-cell office:value-type="float" office:value="96">
            <text:p>96</text:p>
          </table:table-cell>
          <table:table-cell office:value-type="float" office:value="200">
            <text:p>200</text:p>
          </table:table-cell>
          <table:table-cell table:formula="of:=[.C319]/[.B319]" office:value-type="float" office:value="1.88679245283019">
            <text:p>1,8867924528</text:p>
          </table:table-cell>
          <table:table-cell table:formula="of:=[.G319]/[.F319]" office:value-type="float" office:value="2.08333333333333">
            <text:p>2,0833333333</text:p>
          </table:table-cell>
          <table:table-cell table:formula="of:=ABS([.H319]-[.I319])" office:value-type="float" office:value="0.196540880503145">
            <text:p>0,1965408805</text:p>
          </table:table-cell>
        </table:table-row>
        <table:table-row table:style-name="ro1">
          <table:table-cell office:value-type="string">
            <text:p>../istanze/CL_09_200_09.TXT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168">
            <text:p>168</text:p>
          </table:table-cell>
          <table:table-cell office:value-type="float" office:value="95">
            <text:p>95</text:p>
          </table:table-cell>
          <table:table-cell office:value-type="float" office:value="200">
            <text:p>200</text:p>
          </table:table-cell>
          <table:table-cell table:formula="of:=[.C320]/[.B320]" office:value-type="float" office:value="1.88679245283019">
            <text:p>1,8867924528</text:p>
          </table:table-cell>
          <table:table-cell table:formula="of:=[.G320]/[.F320]" office:value-type="float" office:value="2.10526315789474">
            <text:p>2,1052631579</text:p>
          </table:table-cell>
          <table:table-cell table:formula="of:=ABS([.H320]-[.I320])" office:value-type="float" office:value="0.218470705064548">
            <text:p>0,2184707051</text:p>
          </table:table-cell>
        </table:table-row>
        <table:table-row table:style-name="ro1">
          <table:table-cell office:value-type="string">
            <text:p>../istanze/CL_09_200_01.TXT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157">
            <text:p>157</text:p>
          </table:table-cell>
          <table:table-cell office:value-type="float" office:value="94">
            <text:p>94</text:p>
          </table:table-cell>
          <table:table-cell office:value-type="float" office:value="200">
            <text:p>200</text:p>
          </table:table-cell>
          <table:table-cell table:formula="of:=[.C321]/[.B321]" office:value-type="float" office:value="1.88679245283019">
            <text:p>1,8867924528</text:p>
          </table:table-cell>
          <table:table-cell table:formula="of:=[.G321]/[.F321]" office:value-type="float" office:value="2.12765957446808">
            <text:p>2,1276595745</text:p>
          </table:table-cell>
          <table:table-cell table:formula="of:=ABS([.H321]-[.I321])" office:value-type="float" office:value="0.240867121637896">
            <text:p>0,2408671216</text:p>
          </table:table-cell>
        </table:table-row>
        <table:table-row table:style-name="ro1">
          <table:table-cell office:value-type="string">
            <text:p>../istanze/CL_05_200_02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166">
            <text:p>166</text:p>
          </table:table-cell>
          <table:table-cell office:value-type="float" office:value="111">
            <text:p>111</text:p>
          </table:table-cell>
          <table:table-cell office:value-type="float" office:value="200">
            <text:p>200</text:p>
          </table:table-cell>
          <table:table-cell table:formula="of:=[.C322]/[.B322]" office:value-type="float" office:value="1.53846153846154">
            <text:p>1,5384615385</text:p>
          </table:table-cell>
          <table:table-cell table:formula="of:=[.G322]/[.F322]" office:value-type="float" office:value="1.8018018018018">
            <text:p>1,8018018018</text:p>
          </table:table-cell>
          <table:table-cell table:formula="of:=ABS([.H322]-[.I322])" office:value-type="float" office:value="0.263340263340263">
            <text:p>0,2633402633</text:p>
          </table:table-cell>
        </table:table-row>
        <table:table-row table:style-name="ro1">
          <table:table-cell office:value-type="string">
            <text:p>../istanze/CL_05_200_04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167">
            <text:p>167</text:p>
          </table:table-cell>
          <table:table-cell office:value-type="float" office:value="110">
            <text:p>110</text:p>
          </table:table-cell>
          <table:table-cell office:value-type="float" office:value="200">
            <text:p>200</text:p>
          </table:table-cell>
          <table:table-cell table:formula="of:=[.C323]/[.B323]" office:value-type="float" office:value="1.53846153846154">
            <text:p>1,5384615385</text:p>
          </table:table-cell>
          <table:table-cell table:formula="of:=[.G323]/[.F323]" office:value-type="float" office:value="1.81818181818182">
            <text:p>1,8181818182</text:p>
          </table:table-cell>
          <table:table-cell table:formula="of:=ABS([.H323]-[.I323])" office:value-type="float" office:value="0.27972027972028">
            <text:p>0,2797202797</text:p>
          </table:table-cell>
        </table:table-row>
        <table:table-row table:style-name="ro1">
          <table:table-cell office:value-type="string">
            <text:p>../istanze/CL_05_200_06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165">
            <text:p>165</text:p>
          </table:table-cell>
          <table:table-cell office:value-type="float" office:value="108">
            <text:p>108</text:p>
          </table:table-cell>
          <table:table-cell office:value-type="float" office:value="200">
            <text:p>200</text:p>
          </table:table-cell>
          <table:table-cell table:formula="of:=[.C324]/[.B324]" office:value-type="float" office:value="1.53846153846154">
            <text:p>1,5384615385</text:p>
          </table:table-cell>
          <table:table-cell table:formula="of:=[.G324]/[.F324]" office:value-type="float" office:value="1.85185185185185">
            <text:p>1,8518518519</text:p>
          </table:table-cell>
          <table:table-cell table:formula="of:=ABS([.H324]-[.I324])" office:value-type="float" office:value="0.313390313390313">
            <text:p>0,3133903134</text:p>
          </table:table-cell>
        </table:table-row>
        <table:table-row table:style-name="ro1">
          <table:table-cell office:value-type="string">
            <text:p>../istanze/CL_05_200_08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71">
            <text:p>171</text:p>
          </table:table-cell>
          <table:table-cell office:value-type="float" office:value="108">
            <text:p>108</text:p>
          </table:table-cell>
          <table:table-cell office:value-type="float" office:value="200">
            <text:p>200</text:p>
          </table:table-cell>
          <table:table-cell table:formula="of:=[.C325]/[.B325]" office:value-type="float" office:value="1.53846153846154">
            <text:p>1,5384615385</text:p>
          </table:table-cell>
          <table:table-cell table:formula="of:=[.G325]/[.F325]" office:value-type="float" office:value="1.85185185185185">
            <text:p>1,8518518519</text:p>
          </table:table-cell>
          <table:table-cell table:formula="of:=ABS([.H325]-[.I325])" office:value-type="float" office:value="0.313390313390313">
            <text:p>0,3133903134</text:p>
          </table:table-cell>
        </table:table-row>
        <table:table-row table:style-name="ro1">
          <table:table-cell office:value-type="string">
            <text:p>../istanze/CL_05_200_05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162">
            <text:p>162</text:p>
          </table:table-cell>
          <table:table-cell office:value-type="float" office:value="104">
            <text:p>104</text:p>
          </table:table-cell>
          <table:table-cell office:value-type="float" office:value="200">
            <text:p>200</text:p>
          </table:table-cell>
          <table:table-cell table:formula="of:=[.C326]/[.B326]" office:value-type="float" office:value="1.53846153846154">
            <text:p>1,5384615385</text:p>
          </table:table-cell>
          <table:table-cell table:formula="of:=[.G326]/[.F326]" office:value-type="float" office:value="1.92307692307692">
            <text:p>1,9230769231</text:p>
          </table:table-cell>
          <table:table-cell table:formula="of:=ABS([.H326]-[.I326])" office:value-type="float" office:value="0.384615384615385">
            <text:p>0,3846153846</text:p>
          </table:table-cell>
        </table:table-row>
        <table:table-row table:style-name="ro1">
          <table:table-cell office:value-type="string">
            <text:p>../istanze/CL_05_200_03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58">
            <text:p>158</text:p>
          </table:table-cell>
          <table:table-cell office:value-type="float" office:value="103">
            <text:p>103</text:p>
          </table:table-cell>
          <table:table-cell office:value-type="float" office:value="200">
            <text:p>200</text:p>
          </table:table-cell>
          <table:table-cell table:formula="of:=[.C327]/[.B327]" office:value-type="float" office:value="1.53846153846154">
            <text:p>1,5384615385</text:p>
          </table:table-cell>
          <table:table-cell table:formula="of:=[.G327]/[.F327]" office:value-type="float" office:value="1.94174757281553">
            <text:p>1,9417475728</text:p>
          </table:table-cell>
          <table:table-cell table:formula="of:=ABS([.H327]-[.I327])" office:value-type="float" office:value="0.403286034353995">
            <text:p>0,4032860344</text:p>
          </table:table-cell>
        </table:table-row>
        <table:table-row table:style-name="ro1">
          <table:table-cell office:value-type="string">
            <text:p>../istanze/CL_05_200_07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155">
            <text:p>155</text:p>
          </table:table-cell>
          <table:table-cell office:value-type="float" office:value="102">
            <text:p>102</text:p>
          </table:table-cell>
          <table:table-cell office:value-type="float" office:value="200">
            <text:p>200</text:p>
          </table:table-cell>
          <table:table-cell table:formula="of:=[.C328]/[.B328]" office:value-type="float" office:value="1.53846153846154">
            <text:p>1,5384615385</text:p>
          </table:table-cell>
          <table:table-cell table:formula="of:=[.G328]/[.F328]" office:value-type="float" office:value="1.96078431372549">
            <text:p>1,9607843137</text:p>
          </table:table-cell>
          <table:table-cell table:formula="of:=ABS([.H328]-[.I328])" office:value-type="float" office:value="0.422322775263952">
            <text:p>0,4223227753</text:p>
          </table:table-cell>
        </table:table-row>
        <table:table-row table:style-name="ro1">
          <table:table-cell office:value-type="string">
            <text:p>../istanze/CL_05_200_10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166">
            <text:p>166</text:p>
          </table:table-cell>
          <table:table-cell office:value-type="float" office:value="101">
            <text:p>101</text:p>
          </table:table-cell>
          <table:table-cell office:value-type="float" office:value="200">
            <text:p>200</text:p>
          </table:table-cell>
          <table:table-cell table:formula="of:=[.C329]/[.B329]" office:value-type="float" office:value="1.53846153846154">
            <text:p>1,5384615385</text:p>
          </table:table-cell>
          <table:table-cell table:formula="of:=[.G329]/[.F329]" office:value-type="float" office:value="1.98019801980198">
            <text:p>1,9801980198</text:p>
          </table:table-cell>
          <table:table-cell table:formula="of:=ABS([.H329]-[.I329])" office:value-type="float" office:value="0.441736481340442">
            <text:p>0,4417364813</text:p>
          </table:table-cell>
        </table:table-row>
        <table:table-row table:style-name="ro1">
          <table:table-cell office:value-type="string">
            <text:p>../istanze/CL_05_200_09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57">
            <text:p>157</text:p>
          </table:table-cell>
          <table:table-cell office:value-type="float" office:value="96">
            <text:p>96</text:p>
          </table:table-cell>
          <table:table-cell office:value-type="float" office:value="200">
            <text:p>200</text:p>
          </table:table-cell>
          <table:table-cell table:formula="of:=[.C330]/[.B330]" office:value-type="float" office:value="1.53846153846154">
            <text:p>1,5384615385</text:p>
          </table:table-cell>
          <table:table-cell table:formula="of:=[.G330]/[.F330]" office:value-type="float" office:value="2.08333333333333">
            <text:p>2,0833333333</text:p>
          </table:table-cell>
          <table:table-cell table:formula="of:=ABS([.H330]-[.I330])" office:value-type="float" office:value="0.544871794871795">
            <text:p>0,5448717949</text:p>
          </table:table-cell>
        </table:table-row>
        <table:table-row table:style-name="ro1">
          <table:table-cell office:value-type="string">
            <text:p>../istanze/CL_06_200_08.TXT</text:p>
          </table:table-cell>
          <table:table-cell office:value-type="float" office:value="86">
            <text:p>86</text:p>
          </table:table-cell>
          <table:table-cell office:value-type="float" office:value="200">
            <text:p>200</text:p>
          </table:table-cell>
          <table:table-cell office:value-type="float" office:value="81">
            <text:p>81</text:p>
          </table:table-cell>
          <table:table-cell office:value-type="float" office:value="182">
            <text:p>182</text:p>
          </table:table-cell>
          <table:table-cell office:value-type="float" office:value="127">
            <text:p>127</text:p>
          </table:table-cell>
          <table:table-cell office:value-type="float" office:value="200">
            <text:p>200</text:p>
          </table:table-cell>
          <table:table-cell table:formula="of:=[.C331]/[.B331]" office:value-type="float" office:value="2.32558139534884">
            <text:p>2,3255813953</text:p>
          </table:table-cell>
          <table:table-cell table:formula="of:=[.G331]/[.F331]" office:value-type="float" office:value="1.5748031496063">
            <text:p>1,5748031496</text:p>
          </table:table-cell>
          <table:table-cell table:formula="of:=ABS([.H331]-[.I331])" office:value-type="float" office:value="0.750778245742538">
            <text:p>0,7507782457</text:p>
          </table:table-cell>
        </table:table-row>
        <table:table-row table:style-name="ro1">
          <table:table-cell office:value-type="string">
            <text:p>../istanze/CL_06_200_04.TXT</text:p>
          </table:table-cell>
          <table:table-cell office:value-type="float" office:value="86">
            <text:p>86</text:p>
          </table:table-cell>
          <table:table-cell office:value-type="float" office:value="200">
            <text:p>200</text:p>
          </table:table-cell>
          <table:table-cell office:value-type="float" office:value="85">
            <text:p>85</text:p>
          </table:table-cell>
          <table:table-cell office:value-type="float" office:value="174">
            <text:p>174</text:p>
          </table:table-cell>
          <table:table-cell office:value-type="float" office:value="128">
            <text:p>128</text:p>
          </table:table-cell>
          <table:table-cell office:value-type="float" office:value="200">
            <text:p>200</text:p>
          </table:table-cell>
          <table:table-cell table:formula="of:=[.C332]/[.B332]" office:value-type="float" office:value="2.32558139534884">
            <text:p>2,3255813953</text:p>
          </table:table-cell>
          <table:table-cell table:formula="of:=[.G332]/[.F332]" office:value-type="float" office:value="1.5625">
            <text:p>1,5625</text:p>
          </table:table-cell>
          <table:table-cell table:formula="of:=ABS([.H332]-[.I332])" office:value-type="float" office:value="0.763081395348837">
            <text:p>0,7630813953</text:p>
          </table:table-cell>
        </table:table-row>
        <table:table-row table:style-name="ro1">
          <table:table-cell office:value-type="string">
            <text:p>../istanze/CL_06_200_10.TXT</text:p>
          </table:table-cell>
          <table:table-cell office:value-type="float" office:value="86">
            <text:p>86</text:p>
          </table:table-cell>
          <table:table-cell office:value-type="float" office:value="200">
            <text:p>200</text:p>
          </table:table-cell>
          <table:table-cell office:value-type="float" office:value="85">
            <text:p>85</text:p>
          </table:table-cell>
          <table:table-cell office:value-type="float" office:value="183">
            <text:p>183</text:p>
          </table:table-cell>
          <table:table-cell office:value-type="float" office:value="128">
            <text:p>128</text:p>
          </table:table-cell>
          <table:table-cell office:value-type="float" office:value="200">
            <text:p>200</text:p>
          </table:table-cell>
          <table:table-cell table:formula="of:=[.C333]/[.B333]" office:value-type="float" office:value="2.32558139534884">
            <text:p>2,3255813953</text:p>
          </table:table-cell>
          <table:table-cell table:formula="of:=[.G333]/[.F333]" office:value-type="float" office:value="1.5625">
            <text:p>1,5625</text:p>
          </table:table-cell>
          <table:table-cell table:formula="of:=ABS([.H333]-[.I333])" office:value-type="float" office:value="0.763081395348837">
            <text:p>0,7630813953</text:p>
          </table:table-cell>
        </table:table-row>
        <table:table-row table:style-name="ro1">
          <table:table-cell office:value-type="string">
            <text:p>../istanze/CL_06_200_06.TXT</text:p>
          </table:table-cell>
          <table:table-cell office:value-type="float" office:value="85">
            <text:p>85</text:p>
          </table:table-cell>
          <table:table-cell office:value-type="float" office:value="200">
            <text:p>200</text:p>
          </table:table-cell>
          <table:table-cell office:value-type="float" office:value="83">
            <text:p>83</text:p>
          </table:table-cell>
          <table:table-cell office:value-type="float" office:value="180">
            <text:p>180</text:p>
          </table:table-cell>
          <table:table-cell office:value-type="float" office:value="127">
            <text:p>127</text:p>
          </table:table-cell>
          <table:table-cell office:value-type="float" office:value="200">
            <text:p>200</text:p>
          </table:table-cell>
          <table:table-cell table:formula="of:=[.C334]/[.B334]" office:value-type="float" office:value="2.35294117647059">
            <text:p>2,3529411765</text:p>
          </table:table-cell>
          <table:table-cell table:formula="of:=[.G334]/[.F334]" office:value-type="float" office:value="1.5748031496063">
            <text:p>1,5748031496</text:p>
          </table:table-cell>
          <table:table-cell table:formula="of:=ABS([.H334]-[.I334])" office:value-type="float" office:value="0.778138026864289">
            <text:p>0,7781380269</text:p>
          </table:table-cell>
        </table:table-row>
        <table:table-row table:style-name="ro1">
          <table:table-cell office:value-type="string">
            <text:p>../istanze/CL_06_200_02.TXT</text:p>
          </table:table-cell>
          <table:table-cell office:value-type="float" office:value="86">
            <text:p>86</text:p>
          </table:table-cell>
          <table:table-cell office:value-type="float" office:value="200">
            <text:p>200</text:p>
          </table:table-cell>
          <table:table-cell office:value-type="float" office:value="87">
            <text:p>87</text:p>
          </table:table-cell>
          <table:table-cell office:value-type="float" office:value="178">
            <text:p>178</text:p>
          </table:table-cell>
          <table:table-cell office:value-type="float" office:value="130">
            <text:p>130</text:p>
          </table:table-cell>
          <table:table-cell office:value-type="float" office:value="200">
            <text:p>200</text:p>
          </table:table-cell>
          <table:table-cell table:formula="of:=[.C335]/[.B335]" office:value-type="float" office:value="2.32558139534884">
            <text:p>2,3255813953</text:p>
          </table:table-cell>
          <table:table-cell table:formula="of:=[.G335]/[.F335]" office:value-type="float" office:value="1.53846153846154">
            <text:p>1,5384615385</text:p>
          </table:table-cell>
          <table:table-cell table:formula="of:=ABS([.H335]-[.I335])" office:value-type="float" office:value="0.787119856887299">
            <text:p>0,7871198569</text:p>
          </table:table-cell>
        </table:table-row>
        <table:table-row table:style-name="ro1">
          <table:table-cell office:value-type="string">
            <text:p>../istanze/CL_06_200_01.TXT</text:p>
          </table:table-cell>
          <table:table-cell office:value-type="float" office:value="86">
            <text:p>86</text:p>
          </table:table-cell>
          <table:table-cell office:value-type="float" office:value="200">
            <text:p>200</text:p>
          </table:table-cell>
          <table:table-cell office:value-type="float" office:value="88">
            <text:p>88</text:p>
          </table:table-cell>
          <table:table-cell office:value-type="float" office:value="191">
            <text:p>191</text:p>
          </table:table-cell>
          <table:table-cell office:value-type="float" office:value="132">
            <text:p>132</text:p>
          </table:table-cell>
          <table:table-cell office:value-type="float" office:value="200">
            <text:p>200</text:p>
          </table:table-cell>
          <table:table-cell table:formula="of:=[.C336]/[.B336]" office:value-type="float" office:value="2.32558139534884">
            <text:p>2,3255813953</text:p>
          </table:table-cell>
          <table:table-cell table:formula="of:=[.G336]/[.F336]" office:value-type="float" office:value="1.51515151515152">
            <text:p>1,5151515152</text:p>
          </table:table-cell>
          <table:table-cell table:formula="of:=ABS([.H336]-[.I336])" office:value-type="float" office:value="0.810429880197322">
            <text:p>0,8104298802</text:p>
          </table:table-cell>
        </table:table-row>
        <table:table-row table:style-name="ro1">
          <table:table-cell office:value-type="string">
            <text:p>../istanze/CL_04_200_10.TXT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85">
            <text:p>85</text:p>
          </table:table-cell>
          <table:table-cell office:value-type="float" office:value="200">
            <text:p>200</text:p>
          </table:table-cell>
          <table:table-cell table:formula="of:=[.C337]/[.B337]" office:value-type="float" office:value="1.53846153846154">
            <text:p>1,5384615385</text:p>
          </table:table-cell>
          <table:table-cell table:formula="of:=[.G337]/[.F337]" office:value-type="float" office:value="2.35294117647059">
            <text:p>2,3529411765</text:p>
          </table:table-cell>
          <table:table-cell table:formula="of:=ABS([.H337]-[.I337])" office:value-type="float" office:value="0.81447963800905">
            <text:p>0,814479638</text:p>
          </table:table-cell>
        </table:table-row>
        <table:table-row table:style-name="ro1">
          <table:table-cell office:value-type="string">
            <text:p>../istanze/CL_05_200_01.TX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144">
            <text:p>144</text:p>
          </table:table-cell>
          <table:table-cell office:value-type="float" office:value="85">
            <text:p>85</text:p>
          </table:table-cell>
          <table:table-cell office:value-type="float" office:value="200">
            <text:p>200</text:p>
          </table:table-cell>
          <table:table-cell table:formula="of:=[.C338]/[.B338]" office:value-type="float" office:value="1.53846153846154">
            <text:p>1,5384615385</text:p>
          </table:table-cell>
          <table:table-cell table:formula="of:=[.G338]/[.F338]" office:value-type="float" office:value="2.35294117647059">
            <text:p>2,3529411765</text:p>
          </table:table-cell>
          <table:table-cell table:formula="of:=ABS([.H338]-[.I338])" office:value-type="float" office:value="0.81447963800905">
            <text:p>0,814479638</text:p>
          </table:table-cell>
        </table:table-row>
        <table:table-row table:style-name="ro1">
          <table:table-cell office:value-type="string">
            <text:p>../istanze/CL_06_200_05.TXT</text:p>
          </table:table-cell>
          <table:table-cell office:value-type="float" office:value="85">
            <text:p>85</text:p>
          </table:table-cell>
          <table:table-cell office:value-type="float" office:value="200">
            <text:p>200</text:p>
          </table:table-cell>
          <table:table-cell office:value-type="float" office:value="85">
            <text:p>85</text:p>
          </table:table-cell>
          <table:table-cell office:value-type="float" office:value="177">
            <text:p>177</text:p>
          </table:table-cell>
          <table:table-cell office:value-type="float" office:value="131">
            <text:p>131</text:p>
          </table:table-cell>
          <table:table-cell office:value-type="float" office:value="200">
            <text:p>200</text:p>
          </table:table-cell>
          <table:table-cell table:formula="of:=[.C339]/[.B339]" office:value-type="float" office:value="2.35294117647059">
            <text:p>2,3529411765</text:p>
          </table:table-cell>
          <table:table-cell table:formula="of:=[.G339]/[.F339]" office:value-type="float" office:value="1.52671755725191">
            <text:p>1,5267175573</text:p>
          </table:table-cell>
          <table:table-cell table:formula="of:=ABS([.H339]-[.I339])" office:value-type="float" office:value="0.82622361921868">
            <text:p>0,8262236192</text:p>
          </table:table-cell>
        </table:table-row>
        <table:table-row table:style-name="ro1">
          <table:table-cell office:value-type="string">
            <text:p>../istanze/CL_06_200_07.TXT</text:p>
          </table:table-cell>
          <table:table-cell office:value-type="float" office:value="85">
            <text:p>85</text:p>
          </table:table-cell>
          <table:table-cell office:value-type="float" office:value="200">
            <text:p>200</text:p>
          </table:table-cell>
          <table:table-cell office:value-type="float" office:value="87">
            <text:p>87</text:p>
          </table:table-cell>
          <table:table-cell office:value-type="float" office:value="179">
            <text:p>179</text:p>
          </table:table-cell>
          <table:table-cell office:value-type="float" office:value="131">
            <text:p>131</text:p>
          </table:table-cell>
          <table:table-cell office:value-type="float" office:value="200">
            <text:p>200</text:p>
          </table:table-cell>
          <table:table-cell table:formula="of:=[.C340]/[.B340]" office:value-type="float" office:value="2.35294117647059">
            <text:p>2,3529411765</text:p>
          </table:table-cell>
          <table:table-cell table:formula="of:=[.G340]/[.F340]" office:value-type="float" office:value="1.52671755725191">
            <text:p>1,5267175573</text:p>
          </table:table-cell>
          <table:table-cell table:formula="of:=ABS([.H340]-[.I340])" office:value-type="float" office:value="0.82622361921868">
            <text:p>0,8262236192</text:p>
          </table:table-cell>
        </table:table-row>
        <table:table-row table:style-name="ro1">
          <table:table-cell office:value-type="string">
            <text:p>../istanze/CL_06_200_09.TXT</text:p>
          </table:table-cell>
          <table:table-cell office:value-type="float" office:value="85">
            <text:p>85</text:p>
          </table:table-cell>
          <table:table-cell office:value-type="float" office:value="200">
            <text:p>200</text:p>
          </table:table-cell>
          <table:table-cell office:value-type="float" office:value="89">
            <text:p>89</text:p>
          </table:table-cell>
          <table:table-cell office:value-type="float" office:value="179">
            <text:p>179</text:p>
          </table:table-cell>
          <table:table-cell office:value-type="float" office:value="132">
            <text:p>132</text:p>
          </table:table-cell>
          <table:table-cell office:value-type="float" office:value="200">
            <text:p>200</text:p>
          </table:table-cell>
          <table:table-cell table:formula="of:=[.C341]/[.B341]" office:value-type="float" office:value="2.35294117647059">
            <text:p>2,3529411765</text:p>
          </table:table-cell>
          <table:table-cell table:formula="of:=[.G341]/[.F341]" office:value-type="float" office:value="1.51515151515152">
            <text:p>1,5151515152</text:p>
          </table:table-cell>
          <table:table-cell table:formula="of:=ABS([.H341]-[.I341])" office:value-type="float" office:value="0.837789661319073">
            <text:p>0,8377896613</text:p>
          </table:table-cell>
        </table:table-row>
        <table:table-row table:style-name="ro1">
          <table:table-cell office:value-type="string">
            <text:p>../istanze/CL_06_200_03.TXT</text:p>
          </table:table-cell>
          <table:table-cell office:value-type="float" office:value="85">
            <text:p>85</text:p>
          </table:table-cell>
          <table:table-cell office:value-type="float" office:value="200">
            <text:p>200</text:p>
          </table:table-cell>
          <table:table-cell office:value-type="float" office:value="83">
            <text:p>83</text:p>
          </table:table-cell>
          <table:table-cell office:value-type="float" office:value="197">
            <text:p>197</text:p>
          </table:table-cell>
          <table:table-cell office:value-type="float" office:value="134">
            <text:p>134</text:p>
          </table:table-cell>
          <table:table-cell office:value-type="float" office:value="200">
            <text:p>200</text:p>
          </table:table-cell>
          <table:table-cell table:formula="of:=[.C342]/[.B342]" office:value-type="float" office:value="2.35294117647059">
            <text:p>2,3529411765</text:p>
          </table:table-cell>
          <table:table-cell table:formula="of:=[.G342]/[.F342]" office:value-type="float" office:value="1.49253731343284">
            <text:p>1,4925373134</text:p>
          </table:table-cell>
          <table:table-cell table:formula="of:=ABS([.H342]-[.I342])" office:value-type="float" office:value="0.860403863037752">
            <text:p>0,860403863</text:p>
          </table:table-cell>
        </table:table-row>
        <table:table-row table:style-name="ro1">
          <table:table-cell office:value-type="string">
            <text:p>../istanze/CL_04_200_04.TXT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148">
            <text:p>148</text:p>
          </table:table-cell>
          <table:table-cell office:value-type="float" office:value="83">
            <text:p>83</text:p>
          </table:table-cell>
          <table:table-cell office:value-type="float" office:value="200">
            <text:p>200</text:p>
          </table:table-cell>
          <table:table-cell table:formula="of:=[.C343]/[.B343]" office:value-type="float" office:value="1.53846153846154">
            <text:p>1,5384615385</text:p>
          </table:table-cell>
          <table:table-cell table:formula="of:=[.G343]/[.F343]" office:value-type="float" office:value="2.40963855421687">
            <text:p>2,4096385542</text:p>
          </table:table-cell>
          <table:table-cell table:formula="of:=ABS([.H343]-[.I343])" office:value-type="float" office:value="0.871177015755329">
            <text:p>0,8711770158</text:p>
          </table:table-cell>
        </table:table-row>
        <table:table-row table:style-name="ro1">
          <table:table-cell office:value-type="string">
            <text:p>../istanze/CL_04_200_02.TXT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149">
            <text:p>149</text:p>
          </table:table-cell>
          <table:table-cell office:value-type="float" office:value="82">
            <text:p>82</text:p>
          </table:table-cell>
          <table:table-cell office:value-type="float" office:value="200">
            <text:p>200</text:p>
          </table:table-cell>
          <table:table-cell table:formula="of:=[.C344]/[.B344]" office:value-type="float" office:value="1.53846153846154">
            <text:p>1,5384615385</text:p>
          </table:table-cell>
          <table:table-cell table:formula="of:=[.G344]/[.F344]" office:value-type="float" office:value="2.4390243902439">
            <text:p>2,4390243902</text:p>
          </table:table-cell>
          <table:table-cell table:formula="of:=ABS([.H344]-[.I344])" office:value-type="float" office:value="0.900562851782364">
            <text:p>0,9005628518</text:p>
          </table:table-cell>
        </table:table-row>
        <table:table-row table:style-name="ro1">
          <table:table-cell office:value-type="string">
            <text:p>../istanze/CL_04_200_06.TXT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146">
            <text:p>146</text:p>
          </table:table-cell>
          <table:table-cell office:value-type="float" office:value="82">
            <text:p>82</text:p>
          </table:table-cell>
          <table:table-cell office:value-type="float" office:value="200">
            <text:p>200</text:p>
          </table:table-cell>
          <table:table-cell table:formula="of:=[.C345]/[.B345]" office:value-type="float" office:value="1.53846153846154">
            <text:p>1,5384615385</text:p>
          </table:table-cell>
          <table:table-cell table:formula="of:=[.G345]/[.F345]" office:value-type="float" office:value="2.4390243902439">
            <text:p>2,4390243902</text:p>
          </table:table-cell>
          <table:table-cell table:formula="of:=ABS([.H345]-[.I345])" office:value-type="float" office:value="0.900562851782364">
            <text:p>0,9005628518</text:p>
          </table:table-cell>
        </table:table-row>
        <table:table-row table:style-name="ro1">
          <table:table-cell office:value-type="string">
            <text:p>../istanze/CL_04_200_08.TXT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147">
            <text:p>147</text:p>
          </table:table-cell>
          <table:table-cell office:value-type="float" office:value="82">
            <text:p>82</text:p>
          </table:table-cell>
          <table:table-cell office:value-type="float" office:value="200">
            <text:p>200</text:p>
          </table:table-cell>
          <table:table-cell table:formula="of:=[.C346]/[.B346]" office:value-type="float" office:value="1.53846153846154">
            <text:p>1,5384615385</text:p>
          </table:table-cell>
          <table:table-cell table:formula="of:=[.G346]/[.F346]" office:value-type="float" office:value="2.4390243902439">
            <text:p>2,4390243902</text:p>
          </table:table-cell>
          <table:table-cell table:formula="of:=ABS([.H346]-[.I346])" office:value-type="float" office:value="0.900562851782364">
            <text:p>0,9005628518</text:p>
          </table:table-cell>
        </table:table-row>
        <table:table-row table:style-name="ro1">
          <table:table-cell office:value-type="string">
            <text:p>../istanze/CL_04_200_03.TXT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146">
            <text:p>146</text:p>
          </table:table-cell>
          <table:table-cell office:value-type="float" office:value="77">
            <text:p>77</text:p>
          </table:table-cell>
          <table:table-cell office:value-type="float" office:value="200">
            <text:p>200</text:p>
          </table:table-cell>
          <table:table-cell table:formula="of:=[.C347]/[.B347]" office:value-type="float" office:value="1.53846153846154">
            <text:p>1,5384615385</text:p>
          </table:table-cell>
          <table:table-cell table:formula="of:=[.G347]/[.F347]" office:value-type="float" office:value="2.5974025974026">
            <text:p>2,5974025974</text:p>
          </table:table-cell>
          <table:table-cell table:formula="of:=ABS([.H347]-[.I347])" office:value-type="float" office:value="1.05894105894106">
            <text:p>1,0589410589</text:p>
          </table:table-cell>
        </table:table-row>
        <table:table-row table:style-name="ro1">
          <table:table-cell office:value-type="string">
            <text:p>../istanze/CL_04_200_07.TXT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142">
            <text:p>142</text:p>
          </table:table-cell>
          <table:table-cell office:value-type="float" office:value="77">
            <text:p>77</text:p>
          </table:table-cell>
          <table:table-cell office:value-type="float" office:value="200">
            <text:p>200</text:p>
          </table:table-cell>
          <table:table-cell table:formula="of:=[.C348]/[.B348]" office:value-type="float" office:value="1.53846153846154">
            <text:p>1,5384615385</text:p>
          </table:table-cell>
          <table:table-cell table:formula="of:=[.G348]/[.F348]" office:value-type="float" office:value="2.5974025974026">
            <text:p>2,5974025974</text:p>
          </table:table-cell>
          <table:table-cell table:formula="of:=ABS([.H348]-[.I348])" office:value-type="float" office:value="1.05894105894106">
            <text:p>1,0589410589</text:p>
          </table:table-cell>
        </table:table-row>
        <table:table-row table:style-name="ro1">
          <table:table-cell office:value-type="string">
            <text:p>../istanze/CL_04_200_09.TXT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135">
            <text:p>135</text:p>
          </table:table-cell>
          <table:table-cell office:value-type="float" office:value="77">
            <text:p>77</text:p>
          </table:table-cell>
          <table:table-cell office:value-type="float" office:value="200">
            <text:p>200</text:p>
          </table:table-cell>
          <table:table-cell table:formula="of:=[.C349]/[.B349]" office:value-type="float" office:value="1.53846153846154">
            <text:p>1,5384615385</text:p>
          </table:table-cell>
          <table:table-cell table:formula="of:=[.G349]/[.F349]" office:value-type="float" office:value="2.5974025974026">
            <text:p>2,5974025974</text:p>
          </table:table-cell>
          <table:table-cell table:formula="of:=ABS([.H349]-[.I349])" office:value-type="float" office:value="1.05894105894106">
            <text:p>1,0589410589</text:p>
          </table:table-cell>
        </table:table-row>
        <table:table-row table:style-name="ro1">
          <table:table-cell office:value-type="string">
            <text:p>../istanze/CL_04_200_01.TXT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138">
            <text:p>138</text:p>
          </table:table-cell>
          <table:table-cell office:value-type="float" office:value="76">
            <text:p>76</text:p>
          </table:table-cell>
          <table:table-cell office:value-type="float" office:value="200">
            <text:p>200</text:p>
          </table:table-cell>
          <table:table-cell table:formula="of:=[.C350]/[.B350]" office:value-type="float" office:value="1.53846153846154">
            <text:p>1,5384615385</text:p>
          </table:table-cell>
          <table:table-cell table:formula="of:=[.G350]/[.F350]" office:value-type="float" office:value="2.63157894736842">
            <text:p>2,6315789474</text:p>
          </table:table-cell>
          <table:table-cell table:formula="of:=ABS([.H350]-[.I350])" office:value-type="float" office:value="1.09311740890688">
            <text:p>1,0931174089</text:p>
          </table:table-cell>
        </table:table-row>
        <table:table-row table:style-name="ro1">
          <table:table-cell office:value-type="string">
            <text:p>../istanze/CL_04_200_05.TXT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76">
            <text:p>76</text:p>
          </table:table-cell>
          <table:table-cell office:value-type="float" office:value="200">
            <text:p>200</text:p>
          </table:table-cell>
          <table:table-cell table:formula="of:=[.C351]/[.B351]" office:value-type="float" office:value="1.53846153846154">
            <text:p>1,5384615385</text:p>
          </table:table-cell>
          <table:table-cell table:formula="of:=[.G351]/[.F351]" office:value-type="float" office:value="2.63157894736842">
            <text:p>2,6315789474</text:p>
          </table:table-cell>
          <table:table-cell table:formula="of:=ABS([.H351]-[.I351])" office:value-type="float" office:value="1.09311740890688">
            <text:p>1,0931174089</text:p>
          </table:table-cell>
        </table:table-row>
        <table:table-row table:style-name="ro1">
          <table:table-cell office:value-type="string">
            <text:p>../istanze/CL_03_200_04.TXT</text:p>
          </table:table-cell>
          <table:table-cell office:value-type="float" office:value="117">
            <text:p>117</text:p>
          </table:table-cell>
          <table:table-cell office:value-type="float" office:value="200">
            <text:p>200</text:p>
          </table:table-cell>
          <table:table-cell office:value-type="float" office:value="32">
            <text:p>32</text:p>
          </table:table-cell>
          <table:table-cell office:value-type="float" office:value="144">
            <text:p>144</text:p>
          </table:table-cell>
          <table:table-cell office:value-type="float" office:value="71">
            <text:p>71</text:p>
          </table:table-cell>
          <table:table-cell office:value-type="float" office:value="200">
            <text:p>200</text:p>
          </table:table-cell>
          <table:table-cell table:formula="of:=[.C352]/[.B352]" office:value-type="float" office:value="1.70940170940171">
            <text:p>1,7094017094</text:p>
          </table:table-cell>
          <table:table-cell table:formula="of:=[.G352]/[.F352]" office:value-type="float" office:value="2.8169014084507">
            <text:p>2,8169014085</text:p>
          </table:table-cell>
          <table:table-cell table:formula="of:=ABS([.H352]-[.I352])" office:value-type="float" office:value="1.10749969904899">
            <text:p>1,107499699</text:p>
          </table:table-cell>
        </table:table-row>
        <table:table-row table:style-name="ro1">
          <table:table-cell office:value-type="string">
            <text:p>../istanze/CL_07_200_02.TXT</text:p>
          </table:table-cell>
          <table:table-cell office:value-type="float" office:value="81">
            <text:p>81</text:p>
          </table:table-cell>
          <table:table-cell office:value-type="float" office:value="200">
            <text:p>200</text:p>
          </table:table-cell>
          <table:table-cell office:value-type="float" office:value="87">
            <text:p>87</text:p>
          </table:table-cell>
          <table:table-cell office:value-type="float" office:value="237">
            <text:p>237</text:p>
          </table:table-cell>
          <table:table-cell office:value-type="float" office:value="160">
            <text:p>160</text:p>
          </table:table-cell>
          <table:table-cell office:value-type="float" office:value="200">
            <text:p>200</text:p>
          </table:table-cell>
          <table:table-cell table:formula="of:=[.C353]/[.B353]" office:value-type="float" office:value="2.46913580246914">
            <text:p>2,4691358025</text:p>
          </table:table-cell>
          <table:table-cell table:formula="of:=[.G353]/[.F353]" office:value-type="float" office:value="1.25">
            <text:p>1,25</text:p>
          </table:table-cell>
          <table:table-cell table:formula="of:=ABS([.H353]-[.I353])" office:value-type="float" office:value="1.21913580246914">
            <text:p>1,2191358025</text:p>
          </table:table-cell>
        </table:table-row>
        <table:table-row table:style-name="ro1">
          <table:table-cell office:value-type="string">
            <text:p>../istanze/CL_07_200_04.TXT</text:p>
          </table:table-cell>
          <table:table-cell office:value-type="float" office:value="82">
            <text:p>82</text:p>
          </table:table-cell>
          <table:table-cell office:value-type="float" office:value="200">
            <text:p>200</text:p>
          </table:table-cell>
          <table:table-cell office:value-type="float" office:value="89">
            <text:p>89</text:p>
          </table:table-cell>
          <table:table-cell office:value-type="float" office:value="240">
            <text:p>240</text:p>
          </table:table-cell>
          <table:table-cell office:value-type="float" office:value="164">
            <text:p>164</text:p>
          </table:table-cell>
          <table:table-cell office:value-type="float" office:value="200">
            <text:p>200</text:p>
          </table:table-cell>
          <table:table-cell table:formula="of:=[.C354]/[.B354]" office:value-type="float" office:value="2.4390243902439">
            <text:p>2,4390243902</text:p>
          </table:table-cell>
          <table:table-cell table:formula="of:=[.G354]/[.F354]" office:value-type="float" office:value="1.21951219512195">
            <text:p>1,2195121951</text:p>
          </table:table-cell>
          <table:table-cell table:formula="of:=ABS([.H354]-[.I354])" office:value-type="float" office:value="1.21951219512195">
            <text:p>1,2195121951</text:p>
          </table:table-cell>
        </table:table-row>
        <table:table-row table:style-name="ro1">
          <table:table-cell office:value-type="string">
            <text:p>../istanze/CL_07_200_09.TXT</text:p>
          </table:table-cell>
          <table:table-cell office:value-type="float" office:value="83">
            <text:p>83</text:p>
          </table:table-cell>
          <table:table-cell office:value-type="float" office:value="200">
            <text:p>200</text:p>
          </table:table-cell>
          <table:table-cell office:value-type="float" office:value="115">
            <text:p>115</text:p>
          </table:table-cell>
          <table:table-cell office:value-type="float" office:value="232">
            <text:p>232</text:p>
          </table:table-cell>
          <table:table-cell office:value-type="float" office:value="169">
            <text:p>169</text:p>
          </table:table-cell>
          <table:table-cell office:value-type="float" office:value="200">
            <text:p>200</text:p>
          </table:table-cell>
          <table:table-cell table:formula="of:=[.C355]/[.B355]" office:value-type="float" office:value="2.40963855421687">
            <text:p>2,4096385542</text:p>
          </table:table-cell>
          <table:table-cell table:formula="of:=[.G355]/[.F355]" office:value-type="float" office:value="1.18343195266272">
            <text:p>1,1834319527</text:p>
          </table:table-cell>
          <table:table-cell table:formula="of:=ABS([.H355]-[.I355])" office:value-type="float" office:value="1.22620660155415">
            <text:p>1,2262066016</text:p>
          </table:table-cell>
        </table:table-row>
        <table:table-row table:style-name="ro1">
          <table:table-cell office:value-type="string">
            <text:p>../istanze/CL_07_200_05.TXT</text:p>
          </table:table-cell>
          <table:table-cell office:value-type="float" office:value="82">
            <text:p>82</text:p>
          </table:table-cell>
          <table:table-cell office:value-type="float" office:value="200">
            <text:p>200</text:p>
          </table:table-cell>
          <table:table-cell office:value-type="float" office:value="109">
            <text:p>109</text:p>
          </table:table-cell>
          <table:table-cell office:value-type="float" office:value="229">
            <text:p>229</text:p>
          </table:table-cell>
          <table:table-cell office:value-type="float" office:value="165">
            <text:p>165</text:p>
          </table:table-cell>
          <table:table-cell office:value-type="float" office:value="200">
            <text:p>200</text:p>
          </table:table-cell>
          <table:table-cell table:formula="of:=[.C356]/[.B356]" office:value-type="float" office:value="2.4390243902439">
            <text:p>2,4390243902</text:p>
          </table:table-cell>
          <table:table-cell table:formula="of:=[.G356]/[.F356]" office:value-type="float" office:value="1.21212121212121">
            <text:p>1,2121212121</text:p>
          </table:table-cell>
          <table:table-cell table:formula="of:=ABS([.H356]-[.I356])" office:value-type="float" office:value="1.22690317812269">
            <text:p>1,2269031781</text:p>
          </table:table-cell>
        </table:table-row>
        <table:table-row table:style-name="ro1">
          <table:table-cell office:value-type="string">
            <text:p>../istanze/CL_07_200_07.TXT</text:p>
          </table:table-cell>
          <table:table-cell office:value-type="float" office:value="82">
            <text:p>82</text:p>
          </table:table-cell>
          <table:table-cell office:value-type="float" office:value="200">
            <text:p>200</text:p>
          </table:table-cell>
          <table:table-cell office:value-type="float" office:value="110">
            <text:p>110</text:p>
          </table:table-cell>
          <table:table-cell office:value-type="float" office:value="224">
            <text:p>224</text:p>
          </table:table-cell>
          <table:table-cell office:value-type="float" office:value="165">
            <text:p>165</text:p>
          </table:table-cell>
          <table:table-cell office:value-type="float" office:value="200">
            <text:p>200</text:p>
          </table:table-cell>
          <table:table-cell table:formula="of:=[.C357]/[.B357]" office:value-type="float" office:value="2.4390243902439">
            <text:p>2,4390243902</text:p>
          </table:table-cell>
          <table:table-cell table:formula="of:=[.G357]/[.F357]" office:value-type="float" office:value="1.21212121212121">
            <text:p>1,2121212121</text:p>
          </table:table-cell>
          <table:table-cell table:formula="of:=ABS([.H357]-[.I357])" office:value-type="float" office:value="1.22690317812269">
            <text:p>1,2269031781</text:p>
          </table:table-cell>
        </table:table-row>
        <table:table-row table:style-name="ro1">
          <table:table-cell office:value-type="string">
            <text:p>../istanze/CL_03_200_06.TXT</text:p>
          </table:table-cell>
          <table:table-cell office:value-type="float" office:value="117">
            <text:p>117</text:p>
          </table:table-cell>
          <table:table-cell office:value-type="float" office:value="200">
            <text:p>200</text:p>
          </table:table-cell>
          <table:table-cell office:value-type="float" office:value="29">
            <text:p>29</text:p>
          </table:table-cell>
          <table:table-cell office:value-type="float" office:value="144">
            <text:p>144</text:p>
          </table:table-cell>
          <table:table-cell office:value-type="float" office:value="68">
            <text:p>68</text:p>
          </table:table-cell>
          <table:table-cell office:value-type="float" office:value="200">
            <text:p>200</text:p>
          </table:table-cell>
          <table:table-cell table:formula="of:=[.C358]/[.B358]" office:value-type="float" office:value="1.70940170940171">
            <text:p>1,7094017094</text:p>
          </table:table-cell>
          <table:table-cell table:formula="of:=[.G358]/[.F358]" office:value-type="float" office:value="2.94117647058824">
            <text:p>2,9411764706</text:p>
          </table:table-cell>
          <table:table-cell table:formula="of:=ABS([.H358]-[.I358])" office:value-type="float" office:value="1.23177476118653">
            <text:p>1,2317747612</text:p>
          </table:table-cell>
        </table:table-row>
        <table:table-row table:style-name="ro1">
          <table:table-cell office:value-type="string">
            <text:p>../istanze/CL_07_200_01.TXT</text:p>
          </table:table-cell>
          <table:table-cell office:value-type="float" office:value="82">
            <text:p>82</text:p>
          </table:table-cell>
          <table:table-cell office:value-type="float" office:value="200">
            <text:p>200</text:p>
          </table:table-cell>
          <table:table-cell office:value-type="float" office:value="114">
            <text:p>114</text:p>
          </table:table-cell>
          <table:table-cell office:value-type="float" office:value="235">
            <text:p>235</text:p>
          </table:table-cell>
          <table:table-cell office:value-type="float" office:value="167">
            <text:p>167</text:p>
          </table:table-cell>
          <table:table-cell office:value-type="float" office:value="200">
            <text:p>200</text:p>
          </table:table-cell>
          <table:table-cell table:formula="of:=[.C359]/[.B359]" office:value-type="float" office:value="2.4390243902439">
            <text:p>2,4390243902</text:p>
          </table:table-cell>
          <table:table-cell table:formula="of:=[.G359]/[.F359]" office:value-type="float" office:value="1.19760479041916">
            <text:p>1,1976047904</text:p>
          </table:table-cell>
          <table:table-cell table:formula="of:=ABS([.H359]-[.I359])" office:value-type="float" office:value="1.24141959982474">
            <text:p>1,2414195998</text:p>
          </table:table-cell>
        </table:table-row>
        <table:table-row table:style-name="ro1">
          <table:table-cell office:value-type="string">
            <text:p>../istanze/CL_07_200_03.TXT</text:p>
          </table:table-cell>
          <table:table-cell office:value-type="float" office:value="82">
            <text:p>82</text:p>
          </table:table-cell>
          <table:table-cell office:value-type="float" office:value="200">
            <text:p>200</text:p>
          </table:table-cell>
          <table:table-cell office:value-type="float" office:value="111">
            <text:p>111</text:p>
          </table:table-cell>
          <table:table-cell office:value-type="float" office:value="237">
            <text:p>237</text:p>
          </table:table-cell>
          <table:table-cell office:value-type="float" office:value="167">
            <text:p>167</text:p>
          </table:table-cell>
          <table:table-cell office:value-type="float" office:value="200">
            <text:p>200</text:p>
          </table:table-cell>
          <table:table-cell table:formula="of:=[.C360]/[.B360]" office:value-type="float" office:value="2.4390243902439">
            <text:p>2,4390243902</text:p>
          </table:table-cell>
          <table:table-cell table:formula="of:=[.G360]/[.F360]" office:value-type="float" office:value="1.19760479041916">
            <text:p>1,1976047904</text:p>
          </table:table-cell>
          <table:table-cell table:formula="of:=ABS([.H360]-[.I360])" office:value-type="float" office:value="1.24141959982474">
            <text:p>1,2414195998</text:p>
          </table:table-cell>
        </table:table-row>
        <table:table-row table:style-name="ro1">
          <table:table-cell office:value-type="string">
            <text:p>../istanze/CL_07_200_06.TXT</text:p>
          </table:table-cell>
          <table:table-cell office:value-type="float" office:value="81">
            <text:p>81</text:p>
          </table:table-cell>
          <table:table-cell office:value-type="float" office:value="200">
            <text:p>200</text:p>
          </table:table-cell>
          <table:table-cell office:value-type="float" office:value="88">
            <text:p>88</text:p>
          </table:table-cell>
          <table:table-cell office:value-type="float" office:value="231">
            <text:p>231</text:p>
          </table:table-cell>
          <table:table-cell office:value-type="float" office:value="164">
            <text:p>164</text:p>
          </table:table-cell>
          <table:table-cell office:value-type="float" office:value="200">
            <text:p>200</text:p>
          </table:table-cell>
          <table:table-cell table:formula="of:=[.C361]/[.B361]" office:value-type="float" office:value="2.46913580246914">
            <text:p>2,4691358025</text:p>
          </table:table-cell>
          <table:table-cell table:formula="of:=[.G361]/[.F361]" office:value-type="float" office:value="1.21951219512195">
            <text:p>1,2195121951</text:p>
          </table:table-cell>
          <table:table-cell table:formula="of:=ABS([.H361]-[.I361])" office:value-type="float" office:value="1.24962360734718">
            <text:p>1,2496236073</text:p>
          </table:table-cell>
        </table:table-row>
        <table:table-row table:style-name="ro1">
          <table:table-cell office:value-type="string">
            <text:p>../istanze/CL_03_200_08.TXT</text:p>
          </table:table-cell>
          <table:table-cell office:value-type="float" office:value="119">
            <text:p>119</text:p>
          </table:table-cell>
          <table:table-cell office:value-type="float" office:value="200">
            <text:p>200</text:p>
          </table:table-cell>
          <table:table-cell office:value-type="float" office:value="29">
            <text:p>29</text:p>
          </table:table-cell>
          <table:table-cell office:value-type="float" office:value="147">
            <text:p>147</text:p>
          </table:table-cell>
          <table:table-cell office:value-type="float" office:value="68">
            <text:p>68</text:p>
          </table:table-cell>
          <table:table-cell office:value-type="float" office:value="200">
            <text:p>200</text:p>
          </table:table-cell>
          <table:table-cell table:formula="of:=[.C362]/[.B362]" office:value-type="float" office:value="1.68067226890756">
            <text:p>1,6806722689</text:p>
          </table:table-cell>
          <table:table-cell table:formula="of:=[.G362]/[.F362]" office:value-type="float" office:value="2.94117647058824">
            <text:p>2,9411764706</text:p>
          </table:table-cell>
          <table:table-cell table:formula="of:=ABS([.H362]-[.I362])" office:value-type="float" office:value="1.26050420168067">
            <text:p>1,2605042017</text:p>
          </table:table-cell>
        </table:table-row>
        <table:table-row table:style-name="ro1">
          <table:table-cell office:value-type="string">
            <text:p>../istanze/CL_03_200_10.TXT</text:p>
          </table:table-cell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  <table:table-cell office:value-type="float" office:value="29">
            <text:p>29</text:p>
          </table:table-cell>
          <table:table-cell office:value-type="float" office:value="143">
            <text:p>143</text:p>
          </table:table-cell>
          <table:table-cell office:value-type="float" office:value="68">
            <text:p>68</text:p>
          </table:table-cell>
          <table:table-cell office:value-type="float" office:value="200">
            <text:p>200</text:p>
          </table:table-cell>
          <table:table-cell table:formula="of:=[.C363]/[.B363]" office:value-type="float" office:value="1.66666666666667">
            <text:p>1,6666666667</text:p>
          </table:table-cell>
          <table:table-cell table:formula="of:=[.G363]/[.F363]" office:value-type="float" office:value="2.94117647058824">
            <text:p>2,9411764706</text:p>
          </table:table-cell>
          <table:table-cell table:formula="of:=ABS([.H363]-[.I363])" office:value-type="float" office:value="1.27450980392157">
            <text:p>1,2745098039</text:p>
          </table:table-cell>
        </table:table-row>
        <table:table-row table:style-name="ro1">
          <table:table-cell office:value-type="string">
            <text:p>../istanze/CL_07_200_08.TXT</text:p>
          </table:table-cell>
          <table:table-cell office:value-type="float" office:value="81">
            <text:p>81</text:p>
          </table:table-cell>
          <table:table-cell office:value-type="float" office:value="200">
            <text:p>200</text:p>
          </table:table-cell>
          <table:table-cell office:value-type="float" office:value="101">
            <text:p>101</text:p>
          </table:table-cell>
          <table:table-cell office:value-type="float" office:value="241">
            <text:p>241</text:p>
          </table:table-cell>
          <table:table-cell office:value-type="float" office:value="172">
            <text:p>172</text:p>
          </table:table-cell>
          <table:table-cell office:value-type="float" office:value="200">
            <text:p>200</text:p>
          </table:table-cell>
          <table:table-cell table:formula="of:=[.C364]/[.B364]" office:value-type="float" office:value="2.46913580246914">
            <text:p>2,4691358025</text:p>
          </table:table-cell>
          <table:table-cell table:formula="of:=[.G364]/[.F364]" office:value-type="float" office:value="1.16279069767442">
            <text:p>1,1627906977</text:p>
          </table:table-cell>
          <table:table-cell table:formula="of:=ABS([.H364]-[.I364])" office:value-type="float" office:value="1.30634510479472">
            <text:p>1,3063451048</text:p>
          </table:table-cell>
        </table:table-row>
        <table:table-row table:style-name="ro1">
          <table:table-cell office:value-type="string">
            <text:p>../istanze/CL_07_200_10.TXT</text:p>
          </table:table-cell>
          <table:table-cell office:value-type="float" office:value="81">
            <text:p>81</text:p>
          </table:table-cell>
          <table:table-cell office:value-type="float" office:value="200">
            <text:p>200</text:p>
          </table:table-cell>
          <table:table-cell office:value-type="float" office:value="99">
            <text:p>99</text:p>
          </table:table-cell>
          <table:table-cell office:value-type="float" office:value="246">
            <text:p>246</text:p>
          </table:table-cell>
          <table:table-cell office:value-type="float" office:value="172">
            <text:p>172</text:p>
          </table:table-cell>
          <table:table-cell office:value-type="float" office:value="200">
            <text:p>200</text:p>
          </table:table-cell>
          <table:table-cell table:formula="of:=[.C365]/[.B365]" office:value-type="float" office:value="2.46913580246914">
            <text:p>2,4691358025</text:p>
          </table:table-cell>
          <table:table-cell table:formula="of:=[.G365]/[.F365]" office:value-type="float" office:value="1.16279069767442">
            <text:p>1,1627906977</text:p>
          </table:table-cell>
          <table:table-cell table:formula="of:=ABS([.H365]-[.I365])" office:value-type="float" office:value="1.30634510479472">
            <text:p>1,3063451048</text:p>
          </table:table-cell>
        </table:table-row>
        <table:table-row table:style-name="ro1">
          <table:table-cell office:value-type="string">
            <text:p>../istanze/CL_03_200_02.TXT</text:p>
          </table:table-cell>
          <table:table-cell office:value-type="float" office:value="117">
            <text:p>117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float" office:value="143">
            <text:p>143</text:p>
          </table:table-cell>
          <table:table-cell office:value-type="float" office:value="65">
            <text:p>65</text:p>
          </table:table-cell>
          <table:table-cell office:value-type="float" office:value="200">
            <text:p>200</text:p>
          </table:table-cell>
          <table:table-cell table:formula="of:=[.C366]/[.B366]" office:value-type="float" office:value="1.70940170940171">
            <text:p>1,7094017094</text:p>
          </table:table-cell>
          <table:table-cell table:formula="of:=[.G366]/[.F366]" office:value-type="float" office:value="3.07692307692308">
            <text:p>3,0769230769</text:p>
          </table:table-cell>
          <table:table-cell table:formula="of:=ABS([.H366]-[.I366])" office:value-type="float" office:value="1.36752136752137">
            <text:p>1,3675213675</text:p>
          </table:table-cell>
        </table:table-row>
        <table:table-row table:style-name="ro1">
          <table:table-cell office:value-type="string">
            <text:p>../istanze/CL_02_200_04.TXT</text:p>
          </table:table-cell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200">
            <text:p>200</text:p>
          </table:table-cell>
          <table:table-cell table:formula="of:=[.C367]/[.B367]" office:value-type="float" office:value="1.66666666666667">
            <text:p>1,6666666667</text:p>
          </table:table-cell>
          <table:table-cell table:formula="of:=[.G367]/[.F367]" office:value-type="float" office:value="3.50877192982456">
            <text:p>3,5087719298</text:p>
          </table:table-cell>
          <table:table-cell table:formula="of:=ABS([.H367]-[.I367])" office:value-type="float" office:value="1.84210526315789">
            <text:p>1,8421052632</text:p>
          </table:table-cell>
        </table:table-row>
        <table:table-row table:style-name="ro1">
          <table:table-cell office:value-type="string">
            <text:p>../istanze/CL_02_200_02.TXT</text:p>
          </table:table-cell>
          <table:table-cell office:value-type="float" office:value="119">
            <text:p>119</text:p>
          </table:table-cell>
          <table:table-cell office:value-type="float" office:value="200">
            <text:p>200</text:p>
          </table:table-cell>
          <table:table-cell office:value-type="float" office:value="32">
            <text:p>32</text:p>
          </table:table-cell>
          <table:table-cell office:value-type="float" office:value="113">
            <text:p>113</text:p>
          </table:table-cell>
          <table:table-cell office:value-type="float" office:value="56">
            <text:p>56</text:p>
          </table:table-cell>
          <table:table-cell office:value-type="float" office:value="200">
            <text:p>200</text:p>
          </table:table-cell>
          <table:table-cell table:formula="of:=[.C368]/[.B368]" office:value-type="float" office:value="1.68067226890756">
            <text:p>1,6806722689</text:p>
          </table:table-cell>
          <table:table-cell table:formula="of:=[.G368]/[.F368]" office:value-type="float" office:value="3.57142857142857">
            <text:p>3,5714285714</text:p>
          </table:table-cell>
          <table:table-cell table:formula="of:=ABS([.H368]-[.I368])" office:value-type="float" office:value="1.89075630252101">
            <text:p>1,8907563025</text:p>
          </table:table-cell>
        </table:table-row>
        <table:table-row table:style-name="ro1">
          <table:table-cell office:value-type="string">
            <text:p>../istanze/CL_02_200_06.TXT</text:p>
          </table:table-cell>
          <table:table-cell office:value-type="float" office:value="121">
            <text:p>121</text:p>
          </table:table-cell>
          <table:table-cell office:value-type="float" office:value="200">
            <text:p>200</text:p>
          </table:table-cell>
          <table:table-cell office:value-type="float" office:value="31">
            <text:p>31</text:p>
          </table:table-cell>
          <table:table-cell office:value-type="float" office:value="96">
            <text:p>96</text:p>
          </table:table-cell>
          <table:table-cell office:value-type="float" office:value="54">
            <text:p>54</text:p>
          </table:table-cell>
          <table:table-cell office:value-type="float" office:value="200">
            <text:p>200</text:p>
          </table:table-cell>
          <table:table-cell table:formula="of:=[.C369]/[.B369]" office:value-type="float" office:value="1.65289256198347">
            <text:p>1,652892562</text:p>
          </table:table-cell>
          <table:table-cell table:formula="of:=[.G369]/[.F369]" office:value-type="float" office:value="3.7037037037037">
            <text:p>3,7037037037</text:p>
          </table:table-cell>
          <table:table-cell table:formula="of:=ABS([.H369]-[.I369])" office:value-type="float" office:value="2.05081114172023">
            <text:p>2,0508111417</text:p>
          </table:table-cell>
        </table:table-row>
        <table:table-row table:style-name="ro1">
          <table:table-cell office:value-type="string">
            <text:p>../istanze/CL_08_200_06.TXT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4">
            <text:p>34</text:p>
          </table:table-cell>
          <table:table-cell office:value-type="float" office:value="64">
            <text:p>64</text:p>
          </table:table-cell>
          <table:table-cell office:value-type="float" office:value="49">
            <text:p>49</text:p>
          </table:table-cell>
          <table:table-cell office:value-type="float" office:value="200">
            <text:p>200</text:p>
          </table:table-cell>
          <table:table-cell table:formula="of:=[.C370]/[.B370]" office:value-type="float" office:value="2">
            <text:p>2</text:p>
          </table:table-cell>
          <table:table-cell table:formula="of:=[.G370]/[.F370]" office:value-type="float" office:value="4.08163265306122">
            <text:p>4,0816326531</text:p>
          </table:table-cell>
          <table:table-cell table:formula="of:=ABS([.H370]-[.I370])" office:value-type="float" office:value="2.08163265306122">
            <text:p>2,0816326531</text:p>
          </table:table-cell>
        </table:table-row>
        <table:table-row table:style-name="ro1">
          <table:table-cell office:value-type="string">
            <text:p>../istanze/CL_08_200_08.TXT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6">
            <text:p>36</text:p>
          </table:table-cell>
          <table:table-cell office:value-type="float" office:value="65">
            <text:p>65</text:p>
          </table:table-cell>
          <table:table-cell office:value-type="float" office:value="49">
            <text:p>49</text:p>
          </table:table-cell>
          <table:table-cell office:value-type="float" office:value="200">
            <text:p>200</text:p>
          </table:table-cell>
          <table:table-cell table:formula="of:=[.C371]/[.B371]" office:value-type="float" office:value="2">
            <text:p>2</text:p>
          </table:table-cell>
          <table:table-cell table:formula="of:=[.G371]/[.F371]" office:value-type="float" office:value="4.08163265306122">
            <text:p>4,0816326531</text:p>
          </table:table-cell>
          <table:table-cell table:formula="of:=ABS([.H371]-[.I371])" office:value-type="float" office:value="2.08163265306122">
            <text:p>2,0816326531</text:p>
          </table:table-cell>
        </table:table-row>
        <table:table-row table:style-name="ro1">
          <table:table-cell office:value-type="string">
            <text:p>../istanze/CL_08_200_10.TXT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7">
            <text:p>37</text:p>
          </table:table-cell>
          <table:table-cell office:value-type="float" office:value="68">
            <text:p>68</text:p>
          </table:table-cell>
          <table:table-cell office:value-type="float" office:value="49">
            <text:p>49</text:p>
          </table:table-cell>
          <table:table-cell office:value-type="float" office:value="200">
            <text:p>200</text:p>
          </table:table-cell>
          <table:table-cell table:formula="of:=[.C372]/[.B372]" office:value-type="float" office:value="2">
            <text:p>2</text:p>
          </table:table-cell>
          <table:table-cell table:formula="of:=[.G372]/[.F372]" office:value-type="float" office:value="4.08163265306122">
            <text:p>4,0816326531</text:p>
          </table:table-cell>
          <table:table-cell table:formula="of:=ABS([.H372]-[.I372])" office:value-type="float" office:value="2.08163265306122">
            <text:p>2,0816326531</text:p>
          </table:table-cell>
        </table:table-row>
        <table:table-row table:style-name="ro1">
          <table:table-cell office:value-type="string">
            <text:p>../istanze/CL_02_200_08.TXT</text:p>
          </table:table-cell>
          <table:table-cell office:value-type="float" office:value="122">
            <text:p>122</text:p>
          </table:table-cell>
          <table:table-cell office:value-type="float" office:value="200">
            <text:p>200</text:p>
          </table:table-cell>
          <table:table-cell office:value-type="float" office:value="28">
            <text:p>28</text:p>
          </table:table-cell>
          <table:table-cell office:value-type="float" office:value="96">
            <text:p>96</text:p>
          </table:table-cell>
          <table:table-cell office:value-type="float" office:value="53">
            <text:p>53</text:p>
          </table:table-cell>
          <table:table-cell office:value-type="float" office:value="200">
            <text:p>200</text:p>
          </table:table-cell>
          <table:table-cell table:formula="of:=[.C373]/[.B373]" office:value-type="float" office:value="1.63934426229508">
            <text:p>1,6393442623</text:p>
          </table:table-cell>
          <table:table-cell table:formula="of:=[.G373]/[.F373]" office:value-type="float" office:value="3.77358490566038">
            <text:p>3,7735849057</text:p>
          </table:table-cell>
          <table:table-cell table:formula="of:=ABS([.H373]-[.I373])" office:value-type="float" office:value="2.1342406433653">
            <text:p>2,1342406434</text:p>
          </table:table-cell>
        </table:table-row>
        <table:table-row table:style-name="ro1">
          <table:table-cell office:value-type="string">
            <text:p>../istanze/CL_02_200_10.TXT</text:p>
          </table:table-cell>
          <table:table-cell office:value-type="float" office:value="123">
            <text:p>123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53">
            <text:p>53</text:p>
          </table:table-cell>
          <table:table-cell office:value-type="float" office:value="200">
            <text:p>200</text:p>
          </table:table-cell>
          <table:table-cell table:formula="of:=[.C374]/[.B374]" office:value-type="float" office:value="1.6260162601626">
            <text:p>1,6260162602</text:p>
          </table:table-cell>
          <table:table-cell table:formula="of:=[.G374]/[.F374]" office:value-type="float" office:value="3.77358490566038">
            <text:p>3,7735849057</text:p>
          </table:table-cell>
          <table:table-cell table:formula="of:=ABS([.H374]-[.I374])" office:value-type="float" office:value="2.14756864549778">
            <text:p>2,1475686455</text:p>
          </table:table-cell>
        </table:table-row>
        <table:table-row table:style-name="ro1">
          <table:table-cell office:value-type="string">
            <text:p>../istanze/CL_08_200_02.TXT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1">
            <text:p>31</text:p>
          </table:table-cell>
          <table:table-cell office:value-type="float" office:value="60">
            <text:p>60</text:p>
          </table:table-cell>
          <table:table-cell office:value-type="float" office:value="47">
            <text:p>47</text:p>
          </table:table-cell>
          <table:table-cell office:value-type="float" office:value="200">
            <text:p>200</text:p>
          </table:table-cell>
          <table:table-cell table:formula="of:=[.C375]/[.B375]" office:value-type="float" office:value="2">
            <text:p>2</text:p>
          </table:table-cell>
          <table:table-cell table:formula="of:=[.G375]/[.F375]" office:value-type="float" office:value="4.25531914893617">
            <text:p>4,2553191489</text:p>
          </table:table-cell>
          <table:table-cell table:formula="of:=ABS([.H375]-[.I375])" office:value-type="float" office:value="2.25531914893617">
            <text:p>2,2553191489</text:p>
          </table:table-cell>
        </table:table-row>
        <table:table-row table:style-name="ro1">
          <table:table-cell office:value-type="string">
            <text:p>../istanze/CL_08_200_04.TXT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4">
            <text:p>34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200">
            <text:p>200</text:p>
          </table:table-cell>
          <table:table-cell table:formula="of:=[.C376]/[.B376]" office:value-type="float" office:value="2">
            <text:p>2</text:p>
          </table:table-cell>
          <table:table-cell table:formula="of:=[.G376]/[.F376]" office:value-type="float" office:value="4.25531914893617">
            <text:p>4,2553191489</text:p>
          </table:table-cell>
          <table:table-cell table:formula="of:=ABS([.H376]-[.I376])" office:value-type="float" office:value="2.25531914893617">
            <text:p>2,2553191489</text:p>
          </table:table-cell>
        </table:table-row>
        <table:table-row table:style-name="ro1">
          <table:table-cell office:value-type="string">
            <text:p>../istanze/CL_08_200_01.TXT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office:value-type="float" office:value="46">
            <text:p>46</text:p>
          </table:table-cell>
          <table:table-cell office:value-type="float" office:value="200">
            <text:p>200</text:p>
          </table:table-cell>
          <table:table-cell table:formula="of:=[.C377]/[.B377]" office:value-type="float" office:value="2">
            <text:p>2</text:p>
          </table:table-cell>
          <table:table-cell table:formula="of:=[.G377]/[.F377]" office:value-type="float" office:value="4.34782608695652">
            <text:p>4,347826087</text:p>
          </table:table-cell>
          <table:table-cell table:formula="of:=ABS([.H377]-[.I377])" office:value-type="float" office:value="2.34782608695652">
            <text:p>2,347826087</text:p>
          </table:table-cell>
        </table:table-row>
        <table:table-row table:style-name="ro1">
          <table:table-cell office:value-type="string">
            <text:p>../istanze/CL_08_200_03.TXT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float" office:value="61">
            <text:p>61</text:p>
          </table:table-cell>
          <table:table-cell office:value-type="float" office:value="46">
            <text:p>46</text:p>
          </table:table-cell>
          <table:table-cell office:value-type="float" office:value="200">
            <text:p>200</text:p>
          </table:table-cell>
          <table:table-cell table:formula="of:=[.C378]/[.B378]" office:value-type="float" office:value="2">
            <text:p>2</text:p>
          </table:table-cell>
          <table:table-cell table:formula="of:=[.G378]/[.F378]" office:value-type="float" office:value="4.34782608695652">
            <text:p>4,347826087</text:p>
          </table:table-cell>
          <table:table-cell table:formula="of:=ABS([.H378]-[.I378])" office:value-type="float" office:value="2.34782608695652">
            <text:p>2,347826087</text:p>
          </table:table-cell>
        </table:table-row>
        <table:table-row table:style-name="ro1">
          <table:table-cell office:value-type="string">
            <text:p>../istanze/CL_08_200_05.TXT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1">
            <text:p>31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200">
            <text:p>200</text:p>
          </table:table-cell>
          <table:table-cell table:formula="of:=[.C379]/[.B379]" office:value-type="float" office:value="2">
            <text:p>2</text:p>
          </table:table-cell>
          <table:table-cell table:formula="of:=[.G379]/[.F379]" office:value-type="float" office:value="4.34782608695652">
            <text:p>4,347826087</text:p>
          </table:table-cell>
          <table:table-cell table:formula="of:=ABS([.H379]-[.I379])" office:value-type="float" office:value="2.34782608695652">
            <text:p>2,347826087</text:p>
          </table:table-cell>
        </table:table-row>
        <table:table-row table:style-name="ro1">
          <table:table-cell office:value-type="string">
            <text:p>../istanze/CL_08_200_07.TXT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3">
            <text:p>33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200">
            <text:p>200</text:p>
          </table:table-cell>
          <table:table-cell table:formula="of:=[.C380]/[.B380]" office:value-type="float" office:value="2">
            <text:p>2</text:p>
          </table:table-cell>
          <table:table-cell table:formula="of:=[.G380]/[.F380]" office:value-type="float" office:value="4.34782608695652">
            <text:p>4,347826087</text:p>
          </table:table-cell>
          <table:table-cell table:formula="of:=ABS([.H380]-[.I380])" office:value-type="float" office:value="2.34782608695652">
            <text:p>2,347826087</text:p>
          </table:table-cell>
        </table:table-row>
        <table:table-row table:style-name="ro1">
          <table:table-cell office:value-type="string">
            <text:p>../istanze/CL_08_200_09.TXT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46">
            <text:p>46</text:p>
          </table:table-cell>
          <table:table-cell office:value-type="float" office:value="200">
            <text:p>200</text:p>
          </table:table-cell>
          <table:table-cell table:formula="of:=[.C381]/[.B381]" office:value-type="float" office:value="2">
            <text:p>2</text:p>
          </table:table-cell>
          <table:table-cell table:formula="of:=[.G381]/[.F381]" office:value-type="float" office:value="4.34782608695652">
            <text:p>4,347826087</text:p>
          </table:table-cell>
          <table:table-cell table:formula="of:=ABS([.H381]-[.I381])" office:value-type="float" office:value="2.34782608695652">
            <text:p>2,347826087</text:p>
          </table:table-cell>
        </table:table-row>
        <table:table-row table:style-name="ro1">
          <table:table-cell office:value-type="string">
            <text:p>../istanze/CL_02_200_01.TXT</text:p>
          </table:table-cell>
          <table:table-cell office:value-type="float" office:value="123">
            <text:p>123</text:p>
          </table:table-cell>
          <table:table-cell office:value-type="float" office:value="200">
            <text:p>200</text:p>
          </table:table-cell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200">
            <text:p>200</text:p>
          </table:table-cell>
          <table:table-cell table:formula="of:=[.C382]/[.B382]" office:value-type="float" office:value="1.6260162601626">
            <text:p>1,6260162602</text:p>
          </table:table-cell>
          <table:table-cell table:formula="of:=[.G382]/[.F382]" office:value-type="float" office:value="4.34782608695652">
            <text:p>4,347826087</text:p>
          </table:table-cell>
          <table:table-cell table:formula="of:=ABS([.H382]-[.I382])" office:value-type="float" office:value="2.72180982679392">
            <text:p>2,7218098268</text:p>
          </table:table-cell>
        </table:table-row>
        <table:table-row table:style-name="ro1">
          <table:table-cell office:value-type="string">
            <text:p>../istanze/CL_02_200_03.TXT</text:p>
          </table:table-cell>
          <table:table-cell office:value-type="float" office:value="123">
            <text:p>123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200">
            <text:p>200</text:p>
          </table:table-cell>
          <table:table-cell table:formula="of:=[.C383]/[.B383]" office:value-type="float" office:value="1.6260162601626">
            <text:p>1,6260162602</text:p>
          </table:table-cell>
          <table:table-cell table:formula="of:=[.G383]/[.F383]" office:value-type="float" office:value="4.34782608695652">
            <text:p>4,347826087</text:p>
          </table:table-cell>
          <table:table-cell table:formula="of:=ABS([.H383]-[.I383])" office:value-type="float" office:value="2.72180982679392">
            <text:p>2,7218098268</text:p>
          </table:table-cell>
        </table:table-row>
        <table:table-row table:style-name="ro1">
          <table:table-cell office:value-type="string">
            <text:p>../istanze/CL_02_200_05.TXT</text:p>
          </table:table-cell>
          <table:table-cell office:value-type="float" office:value="123">
            <text:p>123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200">
            <text:p>200</text:p>
          </table:table-cell>
          <table:table-cell table:formula="of:=[.C384]/[.B384]" office:value-type="float" office:value="1.6260162601626">
            <text:p>1,6260162602</text:p>
          </table:table-cell>
          <table:table-cell table:formula="of:=[.G384]/[.F384]" office:value-type="float" office:value="4.34782608695652">
            <text:p>4,347826087</text:p>
          </table:table-cell>
          <table:table-cell table:formula="of:=ABS([.H384]-[.I384])" office:value-type="float" office:value="2.72180982679392">
            <text:p>2,7218098268</text:p>
          </table:table-cell>
        </table:table-row>
        <table:table-row table:style-name="ro1">
          <table:table-cell office:value-type="string">
            <text:p>../istanze/CL_02_200_07.TXT</text:p>
          </table:table-cell>
          <table:table-cell office:value-type="float" office:value="123">
            <text:p>123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200">
            <text:p>200</text:p>
          </table:table-cell>
          <table:table-cell table:formula="of:=[.C385]/[.B385]" office:value-type="float" office:value="1.6260162601626">
            <text:p>1,6260162602</text:p>
          </table:table-cell>
          <table:table-cell table:formula="of:=[.G385]/[.F385]" office:value-type="float" office:value="4.34782608695652">
            <text:p>4,347826087</text:p>
          </table:table-cell>
          <table:table-cell table:formula="of:=ABS([.H385]-[.I385])" office:value-type="float" office:value="2.72180982679392">
            <text:p>2,7218098268</text:p>
          </table:table-cell>
        </table:table-row>
        <table:table-row table:style-name="ro1">
          <table:table-cell office:value-type="string">
            <text:p>../istanze/CL_02_200_09.TXT</text:p>
          </table:table-cell>
          <table:table-cell office:value-type="float" office:value="125">
            <text:p>125</text:p>
          </table:table-cell>
          <table:table-cell office:value-type="float" office:value="200">
            <text:p>200</text:p>
          </table:table-cell>
          <table:table-cell office:value-type="float" office:value="28">
            <text:p>28</text:p>
          </table:table-cell>
          <table:table-cell office:value-type="float" office:value="68">
            <text:p>68</text:p>
          </table:table-cell>
          <table:table-cell office:value-type="float" office:value="46">
            <text:p>46</text:p>
          </table:table-cell>
          <table:table-cell office:value-type="float" office:value="200">
            <text:p>200</text:p>
          </table:table-cell>
          <table:table-cell table:formula="of:=[.C386]/[.B386]" office:value-type="float" office:value="1.6">
            <text:p>1,6</text:p>
          </table:table-cell>
          <table:table-cell table:formula="of:=[.G386]/[.F386]" office:value-type="float" office:value="4.34782608695652">
            <text:p>4,347826087</text:p>
          </table:table-cell>
          <table:table-cell table:formula="of:=ABS([.H386]-[.I386])" office:value-type="float" office:value="2.74782608695652">
            <text:p>2,747826087</text:p>
          </table:table-cell>
        </table:table-row>
        <table:table-row table:style-name="ro1">
          <table:table-cell office:value-type="string">
            <text:p>../istanze/CL_03_200_05.TXT</text:p>
          </table:table-cell>
          <table:table-cell office:value-type="float" office:value="127">
            <text:p>127</text:p>
          </table:table-cell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table:formula="of:=[.C387]/[.B387]" office:value-type="float" office:value="1.5748031496063">
            <text:p>1,5748031496</text:p>
          </table:table-cell>
          <table:table-cell table:formula="of:=[.G387]/[.F387]" office:value-type="float" office:value="5">
            <text:p>5</text:p>
          </table:table-cell>
          <table:table-cell table:formula="of:=ABS([.H387]-[.I387])" office:value-type="float" office:value="3.4251968503937">
            <text:p>3,4251968504</text:p>
          </table:table-cell>
        </table:table-row>
        <table:table-row table:style-name="ro1">
          <table:table-cell office:value-type="string">
            <text:p>../istanze/CL_03_200_07.TXT</text:p>
          </table:table-cell>
          <table:table-cell office:value-type="float" office:value="128">
            <text:p>128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table:formula="of:=[.C388]/[.B388]" office:value-type="float" office:value="1.5625">
            <text:p>1,5625</text:p>
          </table:table-cell>
          <table:table-cell table:formula="of:=[.G388]/[.F388]" office:value-type="float" office:value="5">
            <text:p>5</text:p>
          </table:table-cell>
          <table:table-cell table:formula="of:=ABS([.H388]-[.I388])" office:value-type="float" office:value="3.4375">
            <text:p>3,4375</text:p>
          </table:table-cell>
        </table:table-row>
        <table:table-row table:style-name="ro1">
          <table:table-cell office:value-type="string">
            <text:p>../istanze/CL_03_200_09.TXT</text:p>
          </table:table-cell>
          <table:table-cell office:value-type="float" office:value="128">
            <text:p>128</text:p>
          </table:table-cell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office:value-type="float" office:value="61">
            <text:p>61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table:formula="of:=[.C389]/[.B389]" office:value-type="float" office:value="1.5625">
            <text:p>1,5625</text:p>
          </table:table-cell>
          <table:table-cell table:formula="of:=[.G389]/[.F389]" office:value-type="float" office:value="5">
            <text:p>5</text:p>
          </table:table-cell>
          <table:table-cell table:formula="of:=ABS([.H389]-[.I389])" office:value-type="float" office:value="3.4375">
            <text:p>3,4375</text:p>
          </table:table-cell>
        </table:table-row>
        <table:table-row table:style-name="ro1">
          <table:table-cell office:value-type="string">
            <text:p>../istanze/CL_03_200_01.TXT</text:p>
          </table:table-cell>
          <table:table-cell office:value-type="float" office:value="128">
            <text:p>128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  <table:table-cell office:value-type="float" office:value="200">
            <text:p>200</text:p>
          </table:table-cell>
          <table:table-cell table:formula="of:=[.C390]/[.B390]" office:value-type="float" office:value="1.5625">
            <text:p>1,5625</text:p>
          </table:table-cell>
          <table:table-cell table:formula="of:=[.G390]/[.F390]" office:value-type="float" office:value="5.12820512820513">
            <text:p>5,1282051282</text:p>
          </table:table-cell>
          <table:table-cell table:formula="of:=ABS([.H390]-[.I390])" office:value-type="float" office:value="3.56570512820513">
            <text:p>3,5657051282</text:p>
          </table:table-cell>
        </table:table-row>
        <table:table-row table:style-name="ro1">
          <table:table-cell office:value-type="string">
            <text:p>../istanze/CL_03_200_03.TXT</text:p>
          </table:table-cell>
          <table:table-cell office:value-type="float" office:value="128">
            <text:p>128</text:p>
          </table:table-cell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office:value-type="float" office:value="57">
            <text:p>57</text:p>
          </table:table-cell>
          <table:table-cell office:value-type="float" office:value="39">
            <text:p>39</text:p>
          </table:table-cell>
          <table:table-cell office:value-type="float" office:value="200">
            <text:p>200</text:p>
          </table:table-cell>
          <table:table-cell table:formula="of:=[.C391]/[.B391]" office:value-type="float" office:value="1.5625">
            <text:p>1,5625</text:p>
          </table:table-cell>
          <table:table-cell table:formula="of:=[.G391]/[.F391]" office:value-type="float" office:value="5.12820512820513">
            <text:p>5,1282051282</text:p>
          </table:table-cell>
          <table:table-cell table:formula="of:=ABS([.H391]-[.I391])" office:value-type="float" office:value="3.56570512820513">
            <text:p>3,5657051282</text:p>
          </table:table-cell>
        </table:table-row>
        <table:table-row table:style-name="ro1">
          <table:table-cell office:value-type="string">
            <text:p>../istanze/CL_10_201_08.TXT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237">
            <text:p>237</text:p>
          </table:table-cell>
          <table:table-cell office:value-type="float" office:value="115">
            <text:p>115</text:p>
          </table:table-cell>
          <table:table-cell office:value-type="float" office:value="201">
            <text:p>201</text:p>
          </table:table-cell>
          <table:table-cell table:formula="of:=[.C392]/[.B392]" office:value-type="float" office:value="1.42857142857143">
            <text:p>1,4285714286</text:p>
          </table:table-cell>
          <table:table-cell table:formula="of:=[.G392]/[.F392]" office:value-type="float" office:value="1.74782608695652">
            <text:p>1,747826087</text:p>
          </table:table-cell>
          <table:table-cell table:formula="of:=ABS([.H392]-[.I392])" office:value-type="float" office:value="0.319254658385093">
            <text:p>0,3192546584</text:p>
          </table:table-cell>
        </table:table-row>
        <table:table-row table:style-name="ro1">
          <table:table-cell office:value-type="string">
            <text:p>../istanze/CL_10_201_05.TXT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33">
            <text:p>233</text:p>
          </table:table-cell>
          <table:table-cell office:value-type="float" office:value="111">
            <text:p>111</text:p>
          </table:table-cell>
          <table:table-cell office:value-type="float" office:value="201">
            <text:p>201</text:p>
          </table:table-cell>
          <table:table-cell table:formula="of:=[.C393]/[.B393]" office:value-type="float" office:value="1.42857142857143">
            <text:p>1,4285714286</text:p>
          </table:table-cell>
          <table:table-cell table:formula="of:=[.G393]/[.F393]" office:value-type="float" office:value="1.81081081081081">
            <text:p>1,8108108108</text:p>
          </table:table-cell>
          <table:table-cell table:formula="of:=ABS([.H393]-[.I393])" office:value-type="float" office:value="0.382239382239382">
            <text:p>0,3822393822</text:p>
          </table:table-cell>
        </table:table-row>
        <table:table-row table:style-name="ro1">
          <table:table-cell office:value-type="string">
            <text:p>../istanze/CL_10_201_09.TXT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218">
            <text:p>218</text:p>
          </table:table-cell>
          <table:table-cell office:value-type="float" office:value="111">
            <text:p>111</text:p>
          </table:table-cell>
          <table:table-cell office:value-type="float" office:value="201">
            <text:p>201</text:p>
          </table:table-cell>
          <table:table-cell table:formula="of:=[.C394]/[.B394]" office:value-type="float" office:value="1.40845070422535">
            <text:p>1,4084507042</text:p>
          </table:table-cell>
          <table:table-cell table:formula="of:=[.G394]/[.F394]" office:value-type="float" office:value="1.81081081081081">
            <text:p>1,8108108108</text:p>
          </table:table-cell>
          <table:table-cell table:formula="of:=ABS([.H394]-[.I394])" office:value-type="float" office:value="0.402360106585459">
            <text:p>0,4023601066</text:p>
          </table:table-cell>
        </table:table-row>
        <table:table-row table:style-name="ro1">
          <table:table-cell office:value-type="string">
            <text:p>../istanze/CL_10_201_03.TXT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231">
            <text:p>231</text:p>
          </table:table-cell>
          <table:table-cell office:value-type="float" office:value="104">
            <text:p>104</text:p>
          </table:table-cell>
          <table:table-cell office:value-type="float" office:value="201">
            <text:p>201</text:p>
          </table:table-cell>
          <table:table-cell table:formula="of:=[.C395]/[.B395]" office:value-type="float" office:value="1.42857142857143">
            <text:p>1,4285714286</text:p>
          </table:table-cell>
          <table:table-cell table:formula="of:=[.G395]/[.F395]" office:value-type="float" office:value="1.93269230769231">
            <text:p>1,9326923077</text:p>
          </table:table-cell>
          <table:table-cell table:formula="of:=ABS([.H395]-[.I395])" office:value-type="float" office:value="0.504120879120879">
            <text:p>0,5041208791</text:p>
          </table:table-cell>
        </table:table-row>
        <table:table-row table:style-name="ro1">
          <table:table-cell office:value-type="string">
            <text:p>../istanze/CL_10_201_07.TXT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230">
            <text:p>230</text:p>
          </table:table-cell>
          <table:table-cell office:value-type="float" office:value="102">
            <text:p>102</text:p>
          </table:table-cell>
          <table:table-cell office:value-type="float" office:value="201">
            <text:p>201</text:p>
          </table:table-cell>
          <table:table-cell table:formula="of:=[.C396]/[.B396]" office:value-type="float" office:value="1.42857142857143">
            <text:p>1,4285714286</text:p>
          </table:table-cell>
          <table:table-cell table:formula="of:=[.G396]/[.F396]" office:value-type="float" office:value="1.97058823529412">
            <text:p>1,9705882353</text:p>
          </table:table-cell>
          <table:table-cell table:formula="of:=ABS([.H396]-[.I396])" office:value-type="float" office:value="0.542016806722689">
            <text:p>0,5420168067</text:p>
          </table:table-cell>
        </table:table-row>
        <table:table-row table:style-name="ro1">
          <table:table-cell office:value-type="string">
            <text:p>../istanze/CL_10_201_04.TXT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253">
            <text:p>253</text:p>
          </table:table-cell>
          <table:table-cell office:value-type="float" office:value="100">
            <text:p>100</text:p>
          </table:table-cell>
          <table:table-cell office:value-type="float" office:value="201">
            <text:p>201</text:p>
          </table:table-cell>
          <table:table-cell table:formula="of:=[.C397]/[.B397]" office:value-type="float" office:value="1.42857142857143">
            <text:p>1,4285714286</text:p>
          </table:table-cell>
          <table:table-cell table:formula="of:=[.G397]/[.F397]" office:value-type="float" office:value="2.01">
            <text:p>2,01</text:p>
          </table:table-cell>
          <table:table-cell table:formula="of:=ABS([.H397]-[.I397])" office:value-type="float" office:value="0.581428571428571">
            <text:p>0,5814285714</text:p>
          </table:table-cell>
        </table:table-row>
        <table:table-row table:style-name="ro1">
          <table:table-cell office:value-type="string">
            <text:p>../istanze/CL_10_201_01.TXT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222">
            <text:p>222</text:p>
          </table:table-cell>
          <table:table-cell office:value-type="float" office:value="98">
            <text:p>98</text:p>
          </table:table-cell>
          <table:table-cell office:value-type="float" office:value="201">
            <text:p>201</text:p>
          </table:table-cell>
          <table:table-cell table:formula="of:=[.C398]/[.B398]" office:value-type="float" office:value="1.42857142857143">
            <text:p>1,4285714286</text:p>
          </table:table-cell>
          <table:table-cell table:formula="of:=[.G398]/[.F398]" office:value-type="float" office:value="2.05102040816327">
            <text:p>2,0510204082</text:p>
          </table:table-cell>
          <table:table-cell table:formula="of:=ABS([.H398]-[.I398])" office:value-type="float" office:value="0.622448979591837">
            <text:p>0,6224489796</text:p>
          </table:table-cell>
        </table:table-row>
        <table:table-row table:style-name="ro1">
          <table:table-cell office:value-type="string">
            <text:p>../istanze/CL_10_201_10.TXT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53">
            <text:p>253</text:p>
          </table:table-cell>
          <table:table-cell office:value-type="float" office:value="95">
            <text:p>95</text:p>
          </table:table-cell>
          <table:table-cell office:value-type="float" office:value="201">
            <text:p>201</text:p>
          </table:table-cell>
          <table:table-cell table:formula="of:=[.C399]/[.B399]" office:value-type="float" office:value="1.40845070422535">
            <text:p>1,4084507042</text:p>
          </table:table-cell>
          <table:table-cell table:formula="of:=[.G399]/[.F399]" office:value-type="float" office:value="2.11578947368421">
            <text:p>2,1157894737</text:p>
          </table:table-cell>
          <table:table-cell table:formula="of:=ABS([.H399]-[.I399])" office:value-type="float" office:value="0.707338769458858">
            <text:p>0,7073387695</text:p>
          </table:table-cell>
        </table:table-row>
        <table:table-row table:style-name="ro1">
          <table:table-cell office:value-type="string">
            <text:p>../istanze/CL_10_201_06.TXT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246">
            <text:p>246</text:p>
          </table:table-cell>
          <table:table-cell office:value-type="float" office:value="93">
            <text:p>93</text:p>
          </table:table-cell>
          <table:table-cell office:value-type="float" office:value="201">
            <text:p>201</text:p>
          </table:table-cell>
          <table:table-cell table:formula="of:=[.C400]/[.B400]" office:value-type="float" office:value="1.42857142857143">
            <text:p>1,4285714286</text:p>
          </table:table-cell>
          <table:table-cell table:formula="of:=[.G400]/[.F400]" office:value-type="float" office:value="2.16129032258064">
            <text:p>2,1612903226</text:p>
          </table:table-cell>
          <table:table-cell table:formula="of:=ABS([.H400]-[.I400])" office:value-type="float" office:value="0.732718894009216">
            <text:p>0,732718894</text:p>
          </table:table-cell>
        </table:table-row>
        <table:table-row table:style-name="ro1">
          <table:table-cell office:value-type="string">
            <text:p>../istanze/CL_10_201_02.TXT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235">
            <text:p>235</text:p>
          </table:table-cell>
          <table:table-cell office:value-type="float" office:value="92">
            <text:p>92</text:p>
          </table:table-cell>
          <table:table-cell office:value-type="float" office:value="201">
            <text:p>201</text:p>
          </table:table-cell>
          <table:table-cell table:formula="of:=[.C401]/[.B401]" office:value-type="float" office:value="1.42857142857143">
            <text:p>1,4285714286</text:p>
          </table:table-cell>
          <table:table-cell table:formula="of:=[.G401]/[.F401]" office:value-type="float" office:value="2.18478260869565">
            <text:p>2,1847826087</text:p>
          </table:table-cell>
          <table:table-cell table:formula="of:=ABS([.H401]-[.I401])" office:value-type="float" office:value="0.756211180124224">
            <text:p>0,7562111801</text:p>
          </table:table-cell>
        </table:table-row>
      </table:table>
      <table:database-ranges>
        <table:database-range table:target-range-address="Foglio1.A2:Foglio1.J401" table:contains-header="false">
          <table:sort>
            <table:sort-by table:field-number="6" table:data-type="automatic"/>
            <table:sort-by table:field-number="9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time-style style:name="N110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1">
      <number:minutes number:style="long"/>
      <number:text>.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8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4" number:language="it" number:country="IT">
      <number:day number:style="long"/>
      <number:text>-</number:text>
      <number:month number:textual="true"/>
    </number:date-style>
    <number:date-style style:name="N8105" number:language="it" number:country="IT">
      <number:month number:textual="true"/>
      <number:text>-</number:text>
      <number:year/>
    </number:date-style>
    <number:time-style style:name="N8106" number:language="it" number:country="IT">
      <number:hours/>
      <number:text>.</number:text>
      <number:minutes number:style="long"/>
      <number:text> </number:text>
      <number:am-pm/>
    </number:time-style>
    <number:time-style style:name="N8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08" number:language="it" number:country="IT">
      <number:hours/>
      <number:text>.</number:text>
      <number:minutes number:style="long"/>
    </number:time-style>
    <number:time-style style:name="N8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1P0" style:volatile="true" number:language="it" number:country="IT">
      <number:text>€ </number:text>
      <number:number number:decimal-places="0" number:min-integer-digits="1" number:grouping="true"/>
    </number:number-style>
    <number:number-style style:name="N8111" number:language="it" number:country="IT">
      <number:text>-€ </number:text>
      <number:number number:decimal-places="0" number:min-integer-digits="1" number:grouping="true"/>
      <style:map style:condition="value()&gt;=0" style:apply-style-name="N8111P0"/>
    </number:number-style>
    <number:number-style style:name="N8112P0" style:volatile="true" number:language="it" number:country="IT">
      <number:text>€ </number:text>
      <number:number number:decimal-places="0" number:min-integer-digits="1" number:grouping="true"/>
    </number:number-style>
    <number:number-style style:name="N8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it" number:country="IT">
      <number:text>€ </number:text>
      <number:number number:decimal-places="2" number:min-integer-digits="1" number:grouping="true"/>
    </number:number-style>
    <number:number-style style:name="N8113" number:language="it" number:country="IT">
      <number:text>-€ 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it" number:country="IT">
      <number:text>€ </number:text>
      <number:number number:decimal-places="2" number:min-integer-digits="1" number:grouping="true"/>
    </number:number-style>
    <number:number-style style:name="N8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14P0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19/12/2014</text:date>, <text:time>15.06.5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4-12-19T15:06:59.02</dc:date>
    <dc:creator>Gianluca Bortignon</dc:creator>
    <meta:editing-duration>PT14M2S</meta:editing-duration>
    <meta:editing-cycles>1</meta:editing-cycles>
    <meta:document-statistic meta:table-count="1" meta:cell-count="4006" meta:object-count="0"/>
  </office:meta>
</office:document-meta>
</file>